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Replacements/Object 1" manifest:media-type="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4.701cm"/>
    </style:style>
    <style:style style:name="Table1.B" style:family="table-column">
      <style:table-column-properties style:column-width="12.3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6.451cm"/>
    </style:style>
    <style:style style:name="Table2.B" style:family="table-column">
      <style:table-column-properties style:column-width="10.55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3.385cm"/>
    </style:style>
    <style:style style:name="Table3.B" style:family="table-column">
      <style:table-column-properties style:column-width="13.615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2.118cm" table:align="left"/>
    </style:style>
    <style:style style:name="Table4.A" style:family="table-column">
      <style:table-column-properties style:column-width="1.715cm"/>
    </style:style>
    <style:style style:name="Table4.B" style:family="table-column">
      <style:table-column-properties style:column-width="10.403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7cm" table:align="left"/>
    </style:style>
    <style:style style:name="Table5.A" style:family="table-column">
      <style:table-column-properties style:column-width="3.507cm"/>
    </style:style>
    <style:style style:name="Table5.B" style:family="table-column">
      <style:table-column-properties style:column-width="13.494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7cm" table:align="left"/>
    </style:style>
    <style:style style:name="Table6.A" style:family="table-column">
      <style:table-column-properties style:column-width="4.701cm"/>
    </style:style>
    <style:style style:name="Table6.B" style:family="table-column">
      <style:table-column-properties style:column-width="12.3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17cm" table:align="left"/>
    </style:style>
    <style:style style:name="Table7.A" style:family="table-column">
      <style:table-column-properties style:column-width="5.059cm"/>
    </style:style>
    <style:style style:name="Table7.B" style:family="table-column">
      <style:table-column-properties style:column-width="11.942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17cm" table:align="left"/>
    </style:style>
    <style:style style:name="Table8.A" style:family="table-column">
      <style:table-column-properties style:column-width="3.729cm"/>
    </style:style>
    <style:style style:name="Table8.B" style:family="table-column">
      <style:table-column-properties style:column-width="13.272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17cm" table:align="left"/>
    </style:style>
    <style:style style:name="Table9.A" style:family="table-column">
      <style:table-column-properties style:column-width="3.007cm"/>
    </style:style>
    <style:style style:name="Table9.B" style:family="table-column">
      <style:table-column-properties style:column-width="13.993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17cm" table:align="left"/>
    </style:style>
    <style:style style:name="Table10.A" style:family="table-column">
      <style:table-column-properties style:column-width="4.068cm"/>
    </style:style>
    <style:style style:name="Table10.B" style:family="table-column">
      <style:table-column-properties style:column-width="12.933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11.883cm" table:align="left"/>
    </style:style>
    <style:style style:name="Table11.A" style:family="table-column">
      <style:table-column-properties style:column-width="2.376cm"/>
    </style:style>
    <style:style style:name="Table11.B" style:family="table-column">
      <style:table-column-properties style:column-width="9.507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16.028cm" table:align="left"/>
    </style:style>
    <style:style style:name="Table12.A" style:family="table-column">
      <style:table-column-properties style:column-width="3.205cm"/>
    </style:style>
    <style:style style:name="Table12.B" style:family="table-column">
      <style:table-column-properties style:column-width="12.823cm"/>
    </style:style>
    <style:style style:name="Table12.A1" style:family="table-cell">
      <style:table-cell-properties style:vertical-align="middle" fo:padding="0.049cm" fo:border="none"/>
    </style:style>
    <style:style style:name="Table13" style:family="table">
      <style:table-properties style:width="13.804cm" table:align="left"/>
    </style:style>
    <style:style style:name="Table13.A" style:family="table-column">
      <style:table-column-properties style:column-width="2.76cm"/>
    </style:style>
    <style:style style:name="Table13.B" style:family="table-column">
      <style:table-column-properties style:column-width="11.044cm"/>
    </style:style>
    <style:style style:name="Table13.A1" style:family="table-cell">
      <style:table-cell-properties style:vertical-align="middle" fo:padding="0.049cm" fo:border="none"/>
    </style:style>
    <style:style style:name="Table14" style:family="table">
      <style:table-properties style:width="17cm" table:align="left"/>
    </style:style>
    <style:style style:name="Table14.A" style:family="table-column">
      <style:table-column-properties style:column-width="4.364cm"/>
    </style:style>
    <style:style style:name="Table14.B" style:family="table-column">
      <style:table-column-properties style:column-width="12.637cm"/>
    </style:style>
    <style:style style:name="Table14.A1" style:family="table-cell">
      <style:table-cell-properties style:vertical-align="middle" fo:padding="0.049cm" fo:border="none"/>
    </style:style>
    <style:style style:name="Table15" style:family="table">
      <style:table-properties style:width="17cm" table:align="left"/>
    </style:style>
    <style:style style:name="Table15.A" style:family="table-column">
      <style:table-column-properties style:column-width="3.9cm"/>
    </style:style>
    <style:style style:name="Table15.B" style:family="table-column">
      <style:table-column-properties style:column-width="13.1cm"/>
    </style:style>
    <style:style style:name="Table15.A1" style:family="table-cell">
      <style:table-cell-properties style:vertical-align="middle" fo:padding="0.049cm" fo:border="none"/>
    </style:style>
    <style:style style:name="Table16" style:family="table">
      <style:table-properties style:width="11.315cm" table:align="left"/>
    </style:style>
    <style:style style:name="Table16.A" style:family="table-column">
      <style:table-column-properties style:column-width="1.312cm"/>
    </style:style>
    <style:style style:name="Table16.B" style:family="table-column">
      <style:table-column-properties style:column-width="10.003cm"/>
    </style:style>
    <style:style style:name="Table16.A1" style:family="table-cell">
      <style:table-cell-properties style:vertical-align="middle" fo:padding="0.049cm" fo:border="none"/>
    </style:style>
    <style:style style:name="Table17" style:family="table">
      <style:table-properties style:width="10.834cm" table:align="left"/>
    </style:style>
    <style:style style:name="Table17.A" style:family="table-column">
      <style:table-column-properties style:column-width="1.196cm"/>
    </style:style>
    <style:style style:name="Table17.B" style:family="table-column">
      <style:table-column-properties style:column-width="9.638cm"/>
    </style:style>
    <style:style style:name="Table17.A1" style:family="table-cell">
      <style:table-cell-properties style:vertical-align="middle" fo:padding="0.049cm" fo:border="none"/>
    </style:style>
    <style:style style:name="Table18" style:family="table">
      <style:table-properties style:width="17cm" table:align="left"/>
    </style:style>
    <style:style style:name="Table18.A" style:family="table-column">
      <style:table-column-properties style:column-width="4.607cm"/>
    </style:style>
    <style:style style:name="Table18.B" style:family="table-column">
      <style:table-column-properties style:column-width="12.393cm"/>
    </style:style>
    <style:style style:name="Table18.A1" style:family="table-cell">
      <style:table-cell-properties style:vertical-align="middle" fo:padding="0.049cm" fo:border="none"/>
    </style:style>
    <style:style style:name="Table19" style:family="table">
      <style:table-properties style:width="17cm" table:align="left"/>
    </style:style>
    <style:style style:name="Table19.A" style:family="table-column">
      <style:table-column-properties style:column-width="2.344cm"/>
    </style:style>
    <style:style style:name="Table19.B" style:family="table-column">
      <style:table-column-properties style:column-width="14.656cm"/>
    </style:style>
    <style:style style:name="Table19.A1" style:family="table-cell">
      <style:table-cell-properties style:vertical-align="middle" fo:padding="0.049cm" fo:border="none"/>
    </style:style>
    <style:style style:name="Table20" style:family="table">
      <style:table-properties style:width="12.358cm" table:align="left"/>
    </style:style>
    <style:style style:name="Table20.A" style:family="table-column">
      <style:table-column-properties style:column-width="2.471cm"/>
    </style:style>
    <style:style style:name="Table20.B" style:family="table-column">
      <style:table-column-properties style:column-width="9.887cm"/>
    </style:style>
    <style:style style:name="Table20.A1" style:family="table-cell">
      <style:table-cell-properties style:vertical-align="middle" fo:padding="0.049cm" fo:border="none"/>
    </style:style>
    <style:style style:name="Table21" style:family="table">
      <style:table-properties style:width="17cm" table:align="left"/>
    </style:style>
    <style:style style:name="Table21.A" style:family="table-column">
      <style:table-column-properties style:column-width="2.515cm"/>
    </style:style>
    <style:style style:name="Table21.B" style:family="table-column">
      <style:table-column-properties style:column-width="14.485cm"/>
    </style:style>
    <style:style style:name="Table21.A1" style:family="table-cell">
      <style:table-cell-properties style:vertical-align="middle" fo:padding="0.049cm" fo:border="none"/>
    </style:style>
    <style:style style:name="Table22" style:family="table">
      <style:table-properties style:width="9.079cm" table:align="left"/>
    </style:style>
    <style:style style:name="Table22.A" style:family="table-column">
      <style:table-column-properties style:column-width="1.482cm"/>
    </style:style>
    <style:style style:name="Table22.B" style:family="table-column">
      <style:table-column-properties style:column-width="7.597cm"/>
    </style:style>
    <style:style style:name="Table22.A1" style:family="table-cell">
      <style:table-cell-properties style:vertical-align="middle" fo:padding="0.049cm" fo:border="none"/>
    </style:style>
    <style:style style:name="Table23" style:family="table">
      <style:table-properties style:width="17cm" table:align="left"/>
    </style:style>
    <style:style style:name="Table23.A" style:family="table-column">
      <style:table-column-properties style:column-width="3.311cm"/>
    </style:style>
    <style:style style:name="Table23.B" style:family="table-column">
      <style:table-column-properties style:column-width="3.461cm"/>
    </style:style>
    <style:style style:name="Table23.C" style:family="table-column">
      <style:table-column-properties style:column-width="10.229cm"/>
    </style:style>
    <style:style style:name="Table23.A1" style:family="table-cell">
      <style:table-cell-properties style:vertical-align="middle" fo:padding="0.049cm" fo:border="none"/>
    </style:style>
    <style:style style:name="Table24" style:family="table">
      <style:table-properties style:width="17cm" table:align="left"/>
    </style:style>
    <style:style style:name="Table24.A" style:family="table-column">
      <style:table-column-properties style:column-width="4.598cm"/>
    </style:style>
    <style:style style:name="Table24.B" style:family="table-column">
      <style:table-column-properties style:column-width="12.402cm"/>
    </style:style>
    <style:style style:name="Table24.A1" style:family="table-cell">
      <style:table-cell-properties style:vertical-align="middle" fo:padding="0.049cm" fo:border="none"/>
    </style:style>
    <style:style style:name="Table25" style:family="table">
      <style:table-properties style:width="17cm" table:align="left"/>
    </style:style>
    <style:style style:name="Table25.A" style:family="table-column">
      <style:table-column-properties style:column-width="3.313cm"/>
    </style:style>
    <style:style style:name="Table25.B" style:family="table-column">
      <style:table-column-properties style:column-width="10.13cm"/>
    </style:style>
    <style:style style:name="Table25.C" style:family="table-column">
      <style:table-column-properties style:column-width="2.51cm"/>
    </style:style>
    <style:style style:name="Table25.D" style:family="table-column">
      <style:table-column-properties style:column-width="1.048cm"/>
    </style:style>
    <style:style style:name="Table25.A1" style:family="table-cell">
      <style:table-cell-properties style:vertical-align="middle" fo:padding="0.049cm" fo:border="none"/>
    </style:style>
    <style:style style:name="Table26" style:family="table">
      <style:table-properties style:width="2.29cm" table:align="left"/>
    </style:style>
    <style:style style:name="Table26.A" style:family="table-column">
      <style:table-column-properties style:column-width="2.29cm"/>
    </style:style>
    <style:style style:name="Table26.A1" style:family="table-cell">
      <style:table-cell-properties style:vertical-align="middle" fo:padding="0.049cm" fo:border="none"/>
    </style:style>
    <style:style style:name="Table27" style:family="table">
      <style:table-properties style:width="4.842cm" table:align="left"/>
    </style:style>
    <style:style style:name="Table27.A" style:family="table-column">
      <style:table-column-properties style:column-width="4.842cm"/>
    </style:style>
    <style:style style:name="Table27.A1" style:family="table-cell">
      <style:table-cell-properties style:vertical-align="middle" fo:padding="0.049cm" fo:border="none"/>
    </style:style>
    <style:style style:name="Table28" style:family="table">
      <style:table-properties style:width="2.917cm" table:align="left"/>
    </style:style>
    <style:style style:name="Table28.A" style:family="table-column">
      <style:table-column-properties style:column-width="2.917cm"/>
    </style:style>
    <style:style style:name="Table28.A1" style:family="table-cell">
      <style:table-cell-properties style:vertical-align="middle" fo:padding="0.049cm" fo:border="none"/>
    </style:style>
    <style:style style:name="Table29" style:family="table">
      <style:table-properties style:width="3.859cm" table:align="left"/>
    </style:style>
    <style:style style:name="Table29.A" style:family="table-column">
      <style:table-column-properties style:column-width="3.859cm"/>
    </style:style>
    <style:style style:name="Table29.A1" style:family="table-cell">
      <style:table-cell-properties style:vertical-align="middle" fo:padding="0.049cm" fo:border="none"/>
    </style:style>
    <style:style style:name="Table30" style:family="table">
      <style:table-properties style:width="1.79cm" table:align="left"/>
    </style:style>
    <style:style style:name="Table30.A" style:family="table-column">
      <style:table-column-properties style:column-width="1.79cm"/>
    </style:style>
    <style:style style:name="Table30.A1" style:family="table-cell">
      <style:table-cell-properties style:vertical-align="middle" fo:padding="0.049cm" fo:border="none"/>
    </style:style>
    <style:style style:name="Table31" style:family="table">
      <style:table-properties style:width="2.595cm" table:align="left"/>
    </style:style>
    <style:style style:name="Table31.A" style:family="table-column">
      <style:table-column-properties style:column-width="2.595cm"/>
    </style:style>
    <style:style style:name="Table31.A1" style:family="table-cell">
      <style:table-cell-properties style:vertical-align="middle" fo:padding="0.049cm" fo:border="none"/>
    </style:style>
    <style:style style:name="Table32" style:family="table">
      <style:table-properties style:width="8.308cm" table:align="left"/>
    </style:style>
    <style:style style:name="Table32.A" style:family="table-column">
      <style:table-column-properties style:column-width="1.713cm"/>
    </style:style>
    <style:style style:name="Table32.B" style:family="table-column">
      <style:table-column-properties style:column-width="6.595cm"/>
    </style:style>
    <style:style style:name="Table32.A1" style:family="table-cell">
      <style:table-cell-properties style:vertical-align="middle" fo:padding="0.049cm" fo:border="none"/>
    </style:style>
    <style:style style:name="Table33" style:family="table">
      <style:table-properties style:width="7.671cm" table:align="left"/>
    </style:style>
    <style:style style:name="Table33.A" style:family="table-column">
      <style:table-column-properties style:column-width="2.741cm"/>
    </style:style>
    <style:style style:name="Table33.B" style:family="table-column">
      <style:table-column-properties style:column-width="4.852cm"/>
    </style:style>
    <style:style style:name="Table33.C" style:family="table-column">
      <style:table-column-properties style:column-width="0.078cm"/>
    </style:style>
    <style:style style:name="Table33.A1" style:family="table-cell">
      <style:table-cell-properties style:vertical-align="middle" fo:padding="0.049cm" fo:border="none"/>
    </style:style>
    <style:style style:name="Table34" style:family="table">
      <style:table-properties style:width="4.708cm" table:align="left"/>
    </style:style>
    <style:style style:name="Table34.A" style:family="table-column">
      <style:table-column-properties style:column-width="1.476cm"/>
    </style:style>
    <style:style style:name="Table34.B" style:family="table-column">
      <style:table-column-properties style:column-width="3.127cm"/>
    </style:style>
    <style:style style:name="Table34.C" style:family="table-column">
      <style:table-column-properties style:column-width="0.104cm"/>
    </style:style>
    <style:style style:name="Table34.A1" style:family="table-cell">
      <style:table-cell-properties style:vertical-align="middle" fo:padding="0.049cm" fo:border="none"/>
    </style:style>
    <style:style style:name="Table35" style:family="table">
      <style:table-properties style:width="4.759cm" table:align="left"/>
    </style:style>
    <style:style style:name="Table35.A" style:family="table-column">
      <style:table-column-properties style:column-width="1.265cm"/>
    </style:style>
    <style:style style:name="Table35.B" style:family="table-column">
      <style:table-column-properties style:column-width="3.445cm"/>
    </style:style>
    <style:style style:name="Table35.C" style:family="table-column">
      <style:table-column-properties style:column-width="0.049cm"/>
    </style:style>
    <style:style style:name="Table35.A1" style:family="table-cell">
      <style:table-cell-properties style:vertical-align="middle" fo:padding="0.049cm" fo:border="none"/>
    </style:style>
    <style:style style:name="Table36" style:family="table">
      <style:table-properties style:width="7.202cm" table:align="left"/>
    </style:style>
    <style:style style:name="Table36.A" style:family="table-column">
      <style:table-column-properties style:column-width="2.088cm"/>
    </style:style>
    <style:style style:name="Table36.B" style:family="table-column">
      <style:table-column-properties style:column-width="5.002cm"/>
    </style:style>
    <style:style style:name="Table36.C" style:family="table-column">
      <style:table-column-properties style:column-width="0.111cm"/>
    </style:style>
    <style:style style:name="Table36.A1" style:family="table-cell">
      <style:table-cell-properties style:vertical-align="middle" fo:padding="0.049cm" fo:border="none"/>
    </style:style>
    <style:style style:name="Table37" style:family="table">
      <style:table-properties style:width="5.011cm" table:align="left"/>
    </style:style>
    <style:style style:name="Table37.A" style:family="table-column">
      <style:table-column-properties style:column-width="2.078cm"/>
    </style:style>
    <style:style style:name="Table37.B" style:family="table-column">
      <style:table-column-properties style:column-width="2.817cm"/>
    </style:style>
    <style:style style:name="Table37.C" style:family="table-column">
      <style:table-column-properties style:column-width="0.116cm"/>
    </style:style>
    <style:style style:name="Table37.A1" style:family="table-cell">
      <style:table-cell-properties style:vertical-align="middle" fo:padding="0.049cm" fo:border="none"/>
    </style:style>
    <style:style style:name="Table38" style:family="table">
      <style:table-properties style:width="5.657cm" table:align="left"/>
    </style:style>
    <style:style style:name="Table38.A" style:family="table-column">
      <style:table-column-properties style:column-width="1.455cm"/>
    </style:style>
    <style:style style:name="Table38.B" style:family="table-column">
      <style:table-column-properties style:column-width="4.154cm"/>
    </style:style>
    <style:style style:name="Table38.C" style:family="table-column">
      <style:table-column-properties style:column-width="0.048cm"/>
    </style:style>
    <style:style style:name="Table38.A1" style:family="table-cell">
      <style:table-cell-properties style:vertical-align="middle" fo:padding="0.049cm" fo:border="none"/>
    </style:style>
    <style:style style:name="Table39" style:family="table">
      <style:table-properties style:width="6.966cm" table:align="left"/>
    </style:style>
    <style:style style:name="Table39.A" style:family="table-column">
      <style:table-column-properties style:column-width="1.716cm"/>
    </style:style>
    <style:style style:name="Table39.B" style:family="table-column">
      <style:table-column-properties style:column-width="5.189cm"/>
    </style:style>
    <style:style style:name="Table39.C" style:family="table-column">
      <style:table-column-properties style:column-width="0.06cm"/>
    </style:style>
    <style:style style:name="Table39.A1" style:family="table-cell">
      <style:table-cell-properties style:vertical-align="middle" fo:padding="0.049cm" fo:border="none"/>
    </style:style>
    <style:style style:name="Table40" style:family="table">
      <style:table-properties style:width="4.934cm" table:align="left"/>
    </style:style>
    <style:style style:name="Table40.A" style:family="table-column">
      <style:table-column-properties style:column-width="1.425cm"/>
    </style:style>
    <style:style style:name="Table40.B" style:family="table-column">
      <style:table-column-properties style:column-width="3.364cm"/>
    </style:style>
    <style:style style:name="Table40.C" style:family="table-column">
      <style:table-column-properties style:column-width="0.145cm"/>
    </style:style>
    <style:style style:name="Table40.A1" style:family="table-cell">
      <style:table-cell-properties style:vertical-align="middle" fo:padding="0.049cm" fo:border="none"/>
    </style:style>
    <style:style style:name="Table41" style:family="table">
      <style:table-properties style:width="6.151cm" table:align="left"/>
    </style:style>
    <style:style style:name="Table41.A" style:family="table-column">
      <style:table-column-properties style:column-width="0.723cm"/>
    </style:style>
    <style:style style:name="Table41.B" style:family="table-column">
      <style:table-column-properties style:column-width="5.389cm"/>
    </style:style>
    <style:style style:name="Table41.C" style:family="table-column">
      <style:table-column-properties style:column-width="0.039cm"/>
    </style:style>
    <style:style style:name="Table41.A1" style:family="table-cell">
      <style:table-cell-properties style:vertical-align="middle" fo:padding="0.049cm" fo:border="none"/>
    </style:style>
    <style:style style:name="Table42" style:family="table">
      <style:table-properties style:width="4.551cm" table:align="left"/>
    </style:style>
    <style:style style:name="Table42.A" style:family="table-column">
      <style:table-column-properties style:column-width="1.309cm"/>
    </style:style>
    <style:style style:name="Table42.B" style:family="table-column">
      <style:table-column-properties style:column-width="3.189cm"/>
    </style:style>
    <style:style style:name="Table42.C" style:family="table-column">
      <style:table-column-properties style:column-width="0.053cm"/>
    </style:style>
    <style:style style:name="Table42.A1" style:family="table-cell">
      <style:table-cell-properties style:vertical-align="middle" fo:padding="0.049cm" fo:border="none"/>
    </style:style>
    <style:style style:name="Table43" style:family="table">
      <style:table-properties style:width="4.202cm" table:align="left"/>
    </style:style>
    <style:style style:name="Table43.A" style:family="table-column">
      <style:table-column-properties style:column-width="1.268cm"/>
    </style:style>
    <style:style style:name="Table43.B" style:family="table-column">
      <style:table-column-properties style:column-width="2.662cm"/>
    </style:style>
    <style:style style:name="Table43.C" style:family="table-column">
      <style:table-column-properties style:column-width="0.272cm"/>
    </style:style>
    <style:style style:name="Table43.A1" style:family="table-cell">
      <style:table-cell-properties style:vertical-align="middle" fo:padding="0.049cm" fo:border="none"/>
    </style:style>
    <style:style style:name="Table44" style:family="table">
      <style:table-properties style:width="4.743cm" table:align="left"/>
    </style:style>
    <style:style style:name="Table44.A" style:family="table-column">
      <style:table-column-properties style:column-width="0.723cm"/>
    </style:style>
    <style:style style:name="Table44.B" style:family="table-column">
      <style:table-column-properties style:column-width="3.748cm"/>
    </style:style>
    <style:style style:name="Table44.C" style:family="table-column">
      <style:table-column-properties style:column-width="0.272cm"/>
    </style:style>
    <style:style style:name="Table44.A1" style:family="table-cell">
      <style:table-cell-properties style:vertical-align="middle" fo:padding="0.049cm" fo:border="none"/>
    </style:style>
    <style:style style:name="Table45" style:family="table">
      <style:table-properties style:width="8.841cm" table:align="left"/>
    </style:style>
    <style:style style:name="Table45.A" style:family="table-column">
      <style:table-column-properties style:column-width="2.358cm"/>
    </style:style>
    <style:style style:name="Table45.B" style:family="table-column">
      <style:table-column-properties style:column-width="6.211cm"/>
    </style:style>
    <style:style style:name="Table45.C" style:family="table-column">
      <style:table-column-properties style:column-width="0.272cm"/>
    </style:style>
    <style:style style:name="Table45.A1" style:family="table-cell">
      <style:table-cell-properties style:vertical-align="middle" fo:padding="0.049cm" fo:border="none"/>
    </style:style>
    <style:style style:name="Table46" style:family="table">
      <style:table-properties style:width="5.946cm" table:align="left"/>
    </style:style>
    <style:style style:name="Table46.A" style:family="table-column">
      <style:table-column-properties style:column-width="1.926cm"/>
    </style:style>
    <style:style style:name="Table46.B" style:family="table-column">
      <style:table-column-properties style:column-width="3.748cm"/>
    </style:style>
    <style:style style:name="Table46.C" style:family="table-column">
      <style:table-column-properties style:column-width="0.272cm"/>
    </style:style>
    <style:style style:name="Table46.A1" style:family="table-cell">
      <style:table-cell-properties style:vertical-align="middle" fo:padding="0.049cm" fo:border="none"/>
    </style:style>
    <style:style style:name="Table47" style:family="table">
      <style:table-properties style:width="4.584cm" table:align="left"/>
    </style:style>
    <style:style style:name="Table47.A" style:family="table-column">
      <style:table-column-properties style:column-width="1.217cm"/>
    </style:style>
    <style:style style:name="Table47.B" style:family="table-column">
      <style:table-column-properties style:column-width="3.096cm"/>
    </style:style>
    <style:style style:name="Table47.C" style:family="table-column">
      <style:table-column-properties style:column-width="0.272cm"/>
    </style:style>
    <style:style style:name="Table47.A1" style:family="table-cell">
      <style:table-cell-properties style:vertical-align="middle" fo:padding="0.049cm" fo:border="none"/>
    </style:style>
    <style:style style:name="Table48" style:family="table">
      <style:table-properties style:width="5.186cm" table:align="left"/>
    </style:style>
    <style:style style:name="Table48.A" style:family="table-column">
      <style:table-column-properties style:column-width="0.637cm"/>
    </style:style>
    <style:style style:name="Table48.B" style:family="table-column">
      <style:table-column-properties style:column-width="4.277cm"/>
    </style:style>
    <style:style style:name="Table48.C" style:family="table-column">
      <style:table-column-properties style:column-width="0.272cm"/>
    </style:style>
    <style:style style:name="Table48.A1" style:family="table-cell">
      <style:table-cell-properties style:vertical-align="middle" fo:padding="0.049cm" fo:border="none"/>
    </style:style>
    <style:style style:name="Table49" style:family="table">
      <style:table-properties style:width="5.673cm" table:align="left"/>
    </style:style>
    <style:style style:name="Table49.A" style:family="table-column">
      <style:table-column-properties style:column-width="1.335cm"/>
    </style:style>
    <style:style style:name="Table49.B" style:family="table-column">
      <style:table-column-properties style:column-width="4.066cm"/>
    </style:style>
    <style:style style:name="Table49.C" style:family="table-column">
      <style:table-column-properties style:column-width="0.272cm"/>
    </style:style>
    <style:style style:name="Table49.A1" style:family="table-cell">
      <style:table-cell-properties style:vertical-align="middle" fo:padding="0.049cm" fo:border="none"/>
    </style:style>
    <style:style style:name="Table50" style:family="table">
      <style:table-properties style:width="5.228cm" table:align="left"/>
    </style:style>
    <style:style style:name="Table50.A" style:family="table-column">
      <style:table-column-properties style:column-width="1.997cm"/>
    </style:style>
    <style:style style:name="Table50.B" style:family="table-column">
      <style:table-column-properties style:column-width="2.96cm"/>
    </style:style>
    <style:style style:name="Table50.C" style:family="table-column">
      <style:table-column-properties style:column-width="0.272cm"/>
    </style:style>
    <style:style style:name="Table50.A1" style:family="table-cell">
      <style:table-cell-properties style:vertical-align="middle" fo:padding="0.049cm" fo:border="none"/>
    </style:style>
    <style:style style:name="Table51" style:family="table">
      <style:table-properties style:width="7.112cm" table:align="left"/>
    </style:style>
    <style:style style:name="Table51.A" style:family="table-column">
      <style:table-column-properties style:column-width="3.073cm"/>
    </style:style>
    <style:style style:name="Table51.B" style:family="table-column">
      <style:table-column-properties style:column-width="3.768cm"/>
    </style:style>
    <style:style style:name="Table51.C" style:family="table-column">
      <style:table-column-properties style:column-width="0.272cm"/>
    </style:style>
    <style:style style:name="Table51.A1" style:family="table-cell">
      <style:table-cell-properties style:vertical-align="middle" fo:padding="0.049cm" fo:border="none"/>
    </style:style>
    <style:style style:name="Table52" style:family="table">
      <style:table-properties style:width="6.006cm" table:align="left"/>
    </style:style>
    <style:style style:name="Table52.A" style:family="table-column">
      <style:table-column-properties style:column-width="1.076cm"/>
    </style:style>
    <style:style style:name="Table52.B" style:family="table-column">
      <style:table-column-properties style:column-width="4.658cm"/>
    </style:style>
    <style:style style:name="Table52.C" style:family="table-column">
      <style:table-column-properties style:column-width="0.272cm"/>
    </style:style>
    <style:style style:name="Table52.A1" style:family="table-cell">
      <style:table-cell-properties style:vertical-align="middle" fo:padding="0.049cm" fo:border="none"/>
    </style:style>
    <style:style style:name="Table53" style:family="table">
      <style:table-properties style:width="5.941cm" table:align="left"/>
    </style:style>
    <style:style style:name="Table53.A" style:family="table-column">
      <style:table-column-properties style:column-width="1.341cm"/>
    </style:style>
    <style:style style:name="Table53.B" style:family="table-column">
      <style:table-column-properties style:column-width="4.329cm"/>
    </style:style>
    <style:style style:name="Table53.C" style:family="table-column">
      <style:table-column-properties style:column-width="0.272cm"/>
    </style:style>
    <style:style style:name="Table53.A1" style:family="table-cell">
      <style:table-cell-properties style:vertical-align="middle" fo:padding="0.049cm" fo:border="none"/>
    </style:style>
    <style:style style:name="Table54" style:family="table">
      <style:table-properties style:width="6.011cm" table:align="left"/>
    </style:style>
    <style:style style:name="Table54.A" style:family="table-column">
      <style:table-column-properties style:column-width="1.078cm"/>
    </style:style>
    <style:style style:name="Table54.B" style:family="table-column">
      <style:table-column-properties style:column-width="4.662cm"/>
    </style:style>
    <style:style style:name="Table54.C" style:family="table-column">
      <style:table-column-properties style:column-width="0.272cm"/>
    </style:style>
    <style:style style:name="Table54.A1" style:family="table-cell">
      <style:table-cell-properties style:vertical-align="middle" fo:padding="0.049cm" fo:border="none"/>
    </style:style>
    <style:style style:name="Table55" style:family="table">
      <style:table-properties style:width="6.687cm" table:align="left"/>
    </style:style>
    <style:style style:name="Table55.A" style:family="table-column">
      <style:table-column-properties style:column-width="2.256cm"/>
    </style:style>
    <style:style style:name="Table55.B" style:family="table-column">
      <style:table-column-properties style:column-width="4.159cm"/>
    </style:style>
    <style:style style:name="Table55.C" style:family="table-column">
      <style:table-column-properties style:column-width="0.272cm"/>
    </style:style>
    <style:style style:name="Table55.A1" style:family="table-cell">
      <style:table-cell-properties style:vertical-align="middle" fo:padding="0.049cm" fo:border="none"/>
    </style:style>
    <style:style style:name="Table56" style:family="table">
      <style:table-properties style:width="5.761cm" table:align="left"/>
    </style:style>
    <style:style style:name="Table56.A" style:family="table-column">
      <style:table-column-properties style:column-width="1.741cm"/>
    </style:style>
    <style:style style:name="Table56.B" style:family="table-column">
      <style:table-column-properties style:column-width="3.748cm"/>
    </style:style>
    <style:style style:name="Table56.C" style:family="table-column">
      <style:table-column-properties style:column-width="0.272cm"/>
    </style:style>
    <style:style style:name="Table56.A1" style:family="table-cell">
      <style:table-cell-properties style:vertical-align="middle" fo:padding="0.049cm" fo:border="none"/>
    </style:style>
    <style:style style:name="Table57" style:family="table">
      <style:table-properties style:width="5.983cm" table:align="left"/>
    </style:style>
    <style:style style:name="Table57.A" style:family="table-column">
      <style:table-column-properties style:column-width="1.383cm"/>
    </style:style>
    <style:style style:name="Table57.B" style:family="table-column">
      <style:table-column-properties style:column-width="4.329cm"/>
    </style:style>
    <style:style style:name="Table57.C" style:family="table-column">
      <style:table-column-properties style:column-width="0.272cm"/>
    </style:style>
    <style:style style:name="Table57.A1" style:family="table-cell">
      <style:table-cell-properties style:vertical-align="middle" fo:padding="0.049cm" fo:border="none"/>
    </style:style>
    <style:style style:name="Table58" style:family="table">
      <style:table-properties style:width="4.597cm" table:align="left"/>
    </style:style>
    <style:style style:name="Table58.A" style:family="table-column">
      <style:table-column-properties style:column-width="1.642cm"/>
    </style:style>
    <style:style style:name="Table58.B" style:family="table-column">
      <style:table-column-properties style:column-width="2.683cm"/>
    </style:style>
    <style:style style:name="Table58.C" style:family="table-column">
      <style:table-column-properties style:column-width="0.272cm"/>
    </style:style>
    <style:style style:name="Table58.A1" style:family="table-cell">
      <style:table-cell-properties style:vertical-align="middle" fo:padding="0.049cm" fo:border="none"/>
    </style:style>
    <style:style style:name="Table59" style:family="table">
      <style:table-properties style:width="5.685cm" table:align="left"/>
    </style:style>
    <style:style style:name="Table59.A" style:family="table-column">
      <style:table-column-properties style:column-width="1.725cm"/>
    </style:style>
    <style:style style:name="Table59.B" style:family="table-column">
      <style:table-column-properties style:column-width="3.688cm"/>
    </style:style>
    <style:style style:name="Table59.C" style:family="table-column">
      <style:table-column-properties style:column-width="0.272cm"/>
    </style:style>
    <style:style style:name="Table59.A1" style:family="table-cell">
      <style:table-cell-properties style:vertical-align="middle" fo:padding="0.049cm" fo:border="none"/>
    </style:style>
    <style:style style:name="Table60" style:family="table">
      <style:table-properties style:width="6.415cm" table:align="left"/>
    </style:style>
    <style:style style:name="Table60.A" style:family="table-column">
      <style:table-column-properties style:column-width="0.988cm"/>
    </style:style>
    <style:style style:name="Table60.B" style:family="table-column">
      <style:table-column-properties style:column-width="5.156cm"/>
    </style:style>
    <style:style style:name="Table60.C" style:family="table-column">
      <style:table-column-properties style:column-width="0.272cm"/>
    </style:style>
    <style:style style:name="Table60.A1" style:family="table-cell">
      <style:table-cell-properties style:vertical-align="middle" fo:padding="0.049cm" fo:border="none"/>
    </style:style>
    <style:style style:name="Table61" style:family="table">
      <style:table-properties style:width="5.703cm" table:align="left"/>
    </style:style>
    <style:style style:name="Table61.A" style:family="table-column">
      <style:table-column-properties style:column-width="1.102cm"/>
    </style:style>
    <style:style style:name="Table61.B" style:family="table-column">
      <style:table-column-properties style:column-width="4.329cm"/>
    </style:style>
    <style:style style:name="Table61.C" style:family="table-column">
      <style:table-column-properties style:column-width="0.272cm"/>
    </style:style>
    <style:style style:name="Table61.A1" style:family="table-cell">
      <style:table-cell-properties style:vertical-align="middle" fo:padding="0.049cm" fo:border="none"/>
    </style:style>
    <style:style style:name="Table62" style:family="table">
      <style:table-properties style:width="4.343cm" table:align="left"/>
    </style:style>
    <style:style style:name="Table62.A" style:family="table-column">
      <style:table-column-properties style:column-width="1.409cm"/>
    </style:style>
    <style:style style:name="Table62.B" style:family="table-column">
      <style:table-column-properties style:column-width="2.662cm"/>
    </style:style>
    <style:style style:name="Table62.C" style:family="table-column">
      <style:table-column-properties style:column-width="0.272cm"/>
    </style:style>
    <style:style style:name="Table62.A1" style:family="table-cell">
      <style:table-cell-properties style:vertical-align="middle" fo:padding="0.049cm" fo:border="none"/>
    </style:style>
    <style:style style:name="Table63" style:family="table">
      <style:table-properties style:width="4.657cm" table:align="left"/>
    </style:style>
    <style:style style:name="Table63.A" style:family="table-column">
      <style:table-column-properties style:column-width="1.168cm"/>
    </style:style>
    <style:style style:name="Table63.B" style:family="table-column">
      <style:table-column-properties style:column-width="3.217cm"/>
    </style:style>
    <style:style style:name="Table63.C" style:family="table-column">
      <style:table-column-properties style:column-width="0.272cm"/>
    </style:style>
    <style:style style:name="Table63.A1" style:family="table-cell">
      <style:table-cell-properties style:vertical-align="middle" fo:padding="0.049cm" fo:border="none"/>
    </style:style>
    <style:style style:name="Table64" style:family="table">
      <style:table-properties style:width="6.742cm" table:align="left"/>
    </style:style>
    <style:style style:name="Table64.A" style:family="table-column">
      <style:table-column-properties style:column-width="1.314cm"/>
    </style:style>
    <style:style style:name="Table64.B" style:family="table-column">
      <style:table-column-properties style:column-width="5.156cm"/>
    </style:style>
    <style:style style:name="Table64.C" style:family="table-column">
      <style:table-column-properties style:column-width="0.272cm"/>
    </style:style>
    <style:style style:name="Table64.A1" style:family="table-cell">
      <style:table-cell-properties style:vertical-align="middle" fo:padding="0.049cm" fo:border="none"/>
    </style:style>
    <style:style style:name="Table65" style:family="table">
      <style:table-properties style:width="4.764cm" table:align="left"/>
    </style:style>
    <style:style style:name="Table65.A" style:family="table-column">
      <style:table-column-properties style:column-width="1.27cm"/>
    </style:style>
    <style:style style:name="Table65.B" style:family="table-column">
      <style:table-column-properties style:column-width="3.223cm"/>
    </style:style>
    <style:style style:name="Table65.C" style:family="table-column">
      <style:table-column-properties style:column-width="0.272cm"/>
    </style:style>
    <style:style style:name="Table65.A1" style:family="table-cell">
      <style:table-cell-properties style:vertical-align="middle" fo:padding="0.049cm" fo:border="none"/>
    </style:style>
    <style:style style:name="Table66" style:family="table">
      <style:table-properties style:width="4.621cm" table:align="left"/>
    </style:style>
    <style:style style:name="Table66.A" style:family="table-column">
      <style:table-column-properties style:column-width="1.007cm"/>
    </style:style>
    <style:style style:name="Table66.B" style:family="table-column">
      <style:table-column-properties style:column-width="3.343cm"/>
    </style:style>
    <style:style style:name="Table66.C" style:family="table-column">
      <style:table-column-properties style:column-width="0.272cm"/>
    </style:style>
    <style:style style:name="Table66.A1" style:family="table-cell">
      <style:table-cell-properties style:vertical-align="middle" fo:padding="0.049cm" fo:border="none"/>
    </style:style>
    <style:style style:name="Table67" style:family="table">
      <style:table-properties style:width="5.722cm" table:align="left"/>
    </style:style>
    <style:style style:name="Table67.A" style:family="table-column">
      <style:table-column-properties style:column-width="1.783cm"/>
    </style:style>
    <style:style style:name="Table67.B" style:family="table-column">
      <style:table-column-properties style:column-width="3.667cm"/>
    </style:style>
    <style:style style:name="Table67.C" style:family="table-column">
      <style:table-column-properties style:column-width="0.272cm"/>
    </style:style>
    <style:style style:name="Table67.A1" style:family="table-cell">
      <style:table-cell-properties style:vertical-align="middle" fo:padding="0.049cm" fo:border="none"/>
    </style:style>
    <style:style style:name="Table68" style:family="table">
      <style:table-properties style:width="5.807cm" table:align="left"/>
    </style:style>
    <style:style style:name="Table68.A" style:family="table-column">
      <style:table-column-properties style:column-width="1.03cm"/>
    </style:style>
    <style:style style:name="Table68.B" style:family="table-column">
      <style:table-column-properties style:column-width="4.505cm"/>
    </style:style>
    <style:style style:name="Table68.C" style:family="table-column">
      <style:table-column-properties style:column-width="0.272cm"/>
    </style:style>
    <style:style style:name="Table68.A1" style:family="table-cell">
      <style:table-cell-properties style:vertical-align="middle" fo:padding="0.049cm" fo:border="none"/>
    </style:style>
    <style:style style:name="Table69" style:family="table">
      <style:table-properties style:width="6.87cm" table:align="left"/>
    </style:style>
    <style:style style:name="Table69.A" style:family="table-column">
      <style:table-column-properties style:column-width="1.665cm"/>
    </style:style>
    <style:style style:name="Table69.B" style:family="table-column">
      <style:table-column-properties style:column-width="4.934cm"/>
    </style:style>
    <style:style style:name="Table69.C" style:family="table-column">
      <style:table-column-properties style:column-width="0.272cm"/>
    </style:style>
    <style:style style:name="Table69.A1" style:family="table-cell">
      <style:table-cell-properties style:vertical-align="middle" fo:padding="0.049cm" fo:border="none"/>
    </style:style>
    <style:style style:name="Table70" style:family="table">
      <style:table-properties style:width="4.875cm" table:align="left"/>
    </style:style>
    <style:style style:name="Table70.A" style:family="table-column">
      <style:table-column-properties style:column-width="0.75cm"/>
    </style:style>
    <style:style style:name="Table70.B" style:family="table-column">
      <style:table-column-properties style:column-width="3.854cm"/>
    </style:style>
    <style:style style:name="Table70.C" style:family="table-column">
      <style:table-column-properties style:column-width="0.272cm"/>
    </style:style>
    <style:style style:name="Table70.A1" style:family="table-cell">
      <style:table-cell-properties style:vertical-align="middle" fo:padding="0.049cm" fo:border="none"/>
    </style:style>
    <style:style style:name="Table71" style:family="table">
      <style:table-properties style:width="2.632cm" table:align="left"/>
    </style:style>
    <style:style style:name="Table71.A" style:family="table-column">
      <style:table-column-properties style:column-width="1.152cm"/>
    </style:style>
    <style:style style:name="Table71.B" style:family="table-column">
      <style:table-column-properties style:column-width="1.208cm"/>
    </style:style>
    <style:style style:name="Table71.C" style:family="table-column">
      <style:table-column-properties style:column-width="0.272cm"/>
    </style:style>
    <style:style style:name="Table71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style="italic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ext_20_body" style:list-style-name="L1"/>
    <style:style style:name="P4" style:family="paragraph" style:parent-style-name="Text_20_body">
      <style:text-properties fo:color="#a52a2a"/>
    </style:style>
    <style:style style:name="P5" style:family="paragraph" style:parent-style-name="Text_20_body">
      <style:text-properties loext:padding="0cm" loext:border="none"/>
    </style:style>
    <style:style style:name="P6" style:family="paragraph" style:parent-style-name="Text_20_body">
      <style:text-properties officeooo:paragraph-rsid="000b2e9f"/>
    </style:style>
    <style:style style:name="P7" style:family="paragraph" style:parent-style-name="Text_20_body">
      <style:text-properties officeooo:paragraph-rsid="000cdadf"/>
    </style:style>
    <style:style style:name="P8" style:family="paragraph" style:parent-style-name="Text_20_body">
      <style:text-properties fo:font-size="26pt" fo:font-weight="bold" officeooo:paragraph-rsid="000cdadf" style:font-size-asian="26pt" style:font-weight-asian="bold" style:font-size-complex="26pt" style:font-weight-complex="bold"/>
    </style:style>
    <style:style style:name="P9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fo:font-style="italic"/>
    </style:style>
    <style:style style:name="T2" style:family="text">
      <style:text-properties fo:color="#000000"/>
    </style:style>
    <style:style style:name="T3" style:family="text">
      <style:text-properties fo:color="#ff0000"/>
    </style:style>
    <style:style style:name="T4" style:family="text">
      <style:text-properties fo:color="#0000cd"/>
    </style:style>
    <style:style style:name="fr1" style:family="graphic" style:parent-style-name="OLE">
      <style:graphic-properties fo:margin-left="0cm" fo:margin-right="0cm" fo:margin-top="0cm" fo:margin-bottom="0cm" style:vertical-pos="top" style:vertical-rel="baseline" fo:padding="0cm" fo:border="none" draw:ole-draw-aspect="1" draw:frame-display-border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CSS</text:h>
      <text:p text:style-name="P6"><text:a xlink:type="simple" xlink:href="https://www.w3schools.com/w3css/w3css_colors.asp" office:target-frame-name="_top" xlink:show="replace" text:style-name="Internet_20_link" text:visited-style-name="Visited_20_Internet_20_Link">CSS Colors</text:a></text:p>
      <text:p text:style-name="P6"><text:a xlink:type="simple" xlink:href="https://www.w3schools.com/w3css/w3css_containers.asp" office:target-frame-name="_top" xlink:show="replace" text:style-name="Internet_20_link" text:visited-style-name="Visited_20_Internet_20_Link">CSS Containers</text:a></text:p>
      <text:p text:style-name="P6"><text:s/><text:a xlink:type="simple" xlink:href="https://www.w3schools.com/w3css/w3css_panels.asp" office:target-frame-name="_top" xlink:show="replace" text:style-name="Internet_20_link" text:visited-style-name="Visited_20_Internet_20_Link">CSS Panels</text:a></text:p>
      <text:p text:style-name="P6"><text:s/><text:a xlink:type="simple" xlink:href="https://www.w3schools.com/w3css/w3css_borders.asp" office:target-frame-name="_top" xlink:show="replace" text:style-name="Internet_20_link" text:visited-style-name="Visited_20_Internet_20_Link">CSS Borders</text:a></text:p>
      <text:p text:style-name="P6"><text:s/><text:a xlink:type="simple" xlink:href="https://www.w3schools.com/w3css/w3css_cards.asp" office:target-frame-name="_top" xlink:show="replace" text:style-name="Internet_20_link" text:visited-style-name="Visited_20_Internet_20_Link">CSS Cards</text:a></text:p>
      <text:p text:style-name="P6"><text:s/><text:a xlink:type="simple" xlink:href="https://www.w3schools.com/w3css/w3css_fonts.asp" office:target-frame-name="_top" xlink:show="replace" text:style-name="Internet_20_link" text:visited-style-name="Visited_20_Internet_20_Link">CSS Fonts</text:a></text:p>
      <text:p text:style-name="P6"><text:s/><text:a xlink:type="simple" xlink:href="https://www.w3schools.com/w3css/w3css_text.asp" office:target-frame-name="_top" xlink:show="replace" text:style-name="Internet_20_link" text:visited-style-name="Visited_20_Internet_20_Link">CSS Text</text:a></text:p>
      <text:p text:style-name="P6"><text:s/><text:a xlink:type="simple" xlink:href="https://www.w3schools.com/w3css/w3css_round.asp" office:target-frame-name="_top" xlink:show="replace" text:style-name="Internet_20_link" text:visited-style-name="Visited_20_Internet_20_Link">CSS Round</text:a></text:p>
      <text:p text:style-name="P6"><text:s/><text:a xlink:type="simple" xlink:href="https://www.w3schools.com/w3css/w3css_padding.asp" office:target-frame-name="_top" xlink:show="replace" text:style-name="Internet_20_link" text:visited-style-name="Visited_20_Internet_20_Link">CSS Padding</text:a></text:p>
      <text:p text:style-name="P6"><text:s/><text:a xlink:type="simple" xlink:href="https://www.w3schools.com/w3css/w3css_margins.asp" office:target-frame-name="_top" xlink:show="replace" text:style-name="Internet_20_link" text:visited-style-name="Visited_20_Internet_20_Link">CSS Margins</text:a></text:p>
      <text:p text:style-name="P7"><text:s/><text:a xlink:type="simple" xlink:href="https://www.w3schools.com/w3css/w3css_display.asp" office:target-frame-name="_top" xlink:show="replace" text:style-name="Internet_20_link" text:visited-style-name="Visited_20_Internet_20_Link">CSS Display</text:a></text:p>
      <text:p text:style-name="P7"><text:s/><text:a xlink:type="simple" xlink:href="https://www.w3schools.com/w3css/w3css_buttons.asp" office:target-frame-name="_top" xlink:show="replace" text:style-name="Internet_20_link" text:visited-style-name="Visited_20_Internet_20_Link">CSS Buttons</text:a></text:p>
      <text:p text:style-name="P7"><text:s/><text:a xlink:type="simple" xlink:href="https://www.w3schools.com/w3css/w3css_notes.asp" office:target-frame-name="_top" xlink:show="replace" text:style-name="Internet_20_link" text:visited-style-name="Visited_20_Internet_20_Link">CSS Notes</text:a></text:p>
      <text:p text:style-name="P7"><text:s/><text:a xlink:type="simple" xlink:href="https://www.w3schools.com/w3css/w3css_quotes.asp" office:target-frame-name="_top" xlink:show="replace" text:style-name="Internet_20_link" text:visited-style-name="Visited_20_Internet_20_Link">CSS Quotes</text:a></text:p>
      <text:p text:style-name="P7"><text:s/><text:a xlink:type="simple" xlink:href="https://www.w3schools.com/w3css/w3css_alerts.asp" office:target-frame-name="_top" xlink:show="replace" text:style-name="Internet_20_link" text:visited-style-name="Visited_20_Internet_20_Link">CSS Alerts</text:a></text:p>
      <text:p text:style-name="P7"><text:s/><text:a xlink:type="simple" xlink:href="https://www.w3schools.com/w3css/w3css_tables.asp" office:target-frame-name="_top" xlink:show="replace" text:style-name="Internet_20_link" text:visited-style-name="Visited_20_Internet_20_Link">CSS Tables</text:a></text:p>
      <text:p text:style-name="P7"><text:s/><text:a xlink:type="simple" xlink:href="https://www.w3schools.com/w3css/w3css_lists.asp" office:target-frame-name="_top" xlink:show="replace" text:style-name="Internet_20_link" text:visited-style-name="Visited_20_Internet_20_Link">CSS Lists</text:a></text:p>
      <text:p text:style-name="P7"><text:s/><text:a xlink:type="simple" xlink:href="https://www.w3schools.com/w3css/w3css_images.asp" office:target-frame-name="_top" xlink:show="replace" text:style-name="Internet_20_link" text:visited-style-name="Visited_20_Internet_20_Link">CSS Images</text:a></text:p>
      <text:p text:style-name="P7"><text:s/><text:a xlink:type="simple" xlink:href="https://www.w3schools.com/w3css/w3css_input.asp" office:target-frame-name="_top" xlink:show="replace" text:style-name="Internet_20_link" text:visited-style-name="Visited_20_Internet_20_Link">CSS Inputs</text:a></text:p>
      <text:p text:style-name="P7"><text:s/><text:a xlink:type="simple" xlink:href="https://www.w3schools.com/w3css/w3css_badges.asp" office:target-frame-name="_top" xlink:show="replace" text:style-name="Internet_20_link" text:visited-style-name="Visited_20_Internet_20_Link">CSS Badges</text:a> </text:p>
      <text:p text:style-name="P7"><text:s/><text:a xlink:type="simple" xlink:href="https://www.w3schools.com/w3css/w3css_tags.asp" office:target-frame-name="_top" xlink:show="replace" text:style-name="Internet_20_link" text:visited-style-name="Visited_20_Internet_20_Link">CSS Tags</text:a></text:p>
      <text:p text:style-name="P7"><text:s/><text:a xlink:type="simple" xlink:href="https://www.w3schools.com/w3css/w3css_icons.asp" office:target-frame-name="_top" xlink:show="replace" text:style-name="Internet_20_link" text:visited-style-name="Visited_20_Internet_20_Link">CSS Icons</text:a></text:p>
      <text:p text:style-name="P7"><text:s/><text:a xlink:type="simple" xlink:href="https://www.w3schools.com/w3css/w3css_responsive.asp" office:target-frame-name="_top" xlink:show="replace" text:style-name="Internet_20_link" text:visited-style-name="Visited_20_Internet_20_Link">CSS Responsive</text:a></text:p>
      <text:p text:style-name="P7"><text:s/><text:a xlink:type="simple" xlink:href="https://www.w3schools.com/w3css/w3css_layout.asp" office:target-frame-name="_top" xlink:show="replace" text:style-name="Internet_20_link" text:visited-style-name="Visited_20_Internet_20_Link">CSS Layout</text:a></text:p>
      <text:p text:style-name="P7"><text:s/><text:a xlink:type="simple" xlink:href="https://www.w3schools.com/w3css/w3css_animate.asp" office:target-frame-name="_top" xlink:show="replace" text:style-name="Internet_20_link" text:visited-style-name="Visited_20_Internet_20_Link">CSS Animations</text:a></text:p>
      <text:p text:style-name="P7"><text:s/><text:a xlink:type="simple" xlink:href="https://www.w3schools.com/w3css/w3css_effects.asp" office:target-frame-name="_top" xlink:show="replace" text:style-name="Internet_20_link" text:visited-style-name="Visited_20_Internet_20_Link">CSS Effects</text:a></text:p>
      <text:p text:style-name="P7"><text:s/><text:a xlink:type="simple" xlink:href="https://www.w3schools.com/w3css/w3css_bars.asp" office:target-frame-name="_top" xlink:show="replace" text:style-name="Internet_20_link" text:visited-style-name="Visited_20_Internet_20_Link">CSS Bars</text:a></text:p>
      <text:p text:style-name="P7"><text:s/><text:a xlink:type="simple" xlink:href="https://www.w3schools.com/w3css/w3css_dropdowns.asp" office:target-frame-name="_top" xlink:show="replace" text:style-name="Internet_20_link" text:visited-style-name="Visited_20_Internet_20_Link">CSS Dropdowns</text:a></text:p>
      <text:p text:style-name="P7"><text:s/><text:a xlink:type="simple" xlink:href="https://www.w3schools.com/w3css/w3css_accordions.asp" office:target-frame-name="_top" xlink:show="replace" text:style-name="Internet_20_link" text:visited-style-name="Visited_20_Internet_20_Link">CSS Accordions</text:a></text:p>
      <text:p text:style-name="P7"><text:soft-page-break/><text:s/><text:a xlink:type="simple" xlink:href="https://www.w3schools.com/w3css/w3css_navigation.asp" office:target-frame-name="_top" xlink:show="replace" text:style-name="Internet_20_link" text:visited-style-name="Visited_20_Internet_20_Link">CSS Navigation</text:a></text:p>
      <text:p text:style-name="P7"><text:s/><text:a xlink:type="simple" xlink:href="https://www.w3schools.com/w3css/w3css_sidebar.asp" office:target-frame-name="_top" xlink:show="replace" text:style-name="Internet_20_link" text:visited-style-name="Visited_20_Internet_20_Link">CSS Sidebar</text:a></text:p>
      <text:p text:style-name="P7"><text:s/><text:a xlink:type="simple" xlink:href="https://www.w3schools.com/w3css/w3css_tabulators.asp" office:target-frame-name="_top" xlink:show="replace" text:style-name="Internet_20_link" text:visited-style-name="Visited_20_Internet_20_Link">CSS Tabs</text:a></text:p>
      <text:p text:style-name="P7"><text:s/><text:a xlink:type="simple" xlink:href="https://www.w3schools.com/w3css/w3css_pagination.asp" office:target-frame-name="_top" xlink:show="replace" text:style-name="Internet_20_link" text:visited-style-name="Visited_20_Internet_20_Link">CSS Pagination</text:a></text:p>
      <text:p text:style-name="P7"><text:s/><text:a xlink:type="simple" xlink:href="https://www.w3schools.com/w3css/w3css_progressbar.asp" office:target-frame-name="_top" xlink:show="replace" text:style-name="Internet_20_link" text:visited-style-name="Visited_20_Internet_20_Link">CSS Progress Bars</text:a></text:p>
      <text:p text:style-name="P7"><text:s/><text:a xlink:type="simple" xlink:href="https://www.w3schools.com/w3css/w3css_slideshow.asp" office:target-frame-name="_top" xlink:show="replace" text:style-name="Internet_20_link" text:visited-style-name="Visited_20_Internet_20_Link">CSS Slideshow</text:a></text:p>
      <text:p text:style-name="P7"><text:s/><text:a xlink:type="simple" xlink:href="https://www.w3schools.com/w3css/w3css_modal.asp" office:target-frame-name="_top" xlink:show="replace" text:style-name="Internet_20_link" text:visited-style-name="Visited_20_Internet_20_Link">CSS Modal</text:a></text:p>
      <text:p text:style-name="P7"><text:s/><text:a xlink:type="simple" xlink:href="https://www.w3schools.com/w3css/w3css_tooltips.asp" office:target-frame-name="_top" xlink:show="replace" text:style-name="Internet_20_link" text:visited-style-name="Visited_20_Internet_20_Link">CSS Tooltips</text:a></text:p>
      <text:p text:style-name="P7"><text:s/><text:a xlink:type="simple" xlink:href="https://www.w3schools.com/w3css/w3css_grid.asp" office:target-frame-name="_top" xlink:show="replace" text:style-name="Internet_20_link" text:visited-style-name="Visited_20_Internet_20_Link">CSS Grid</text:a></text:p>
      <text:p text:style-name="P7"><text:s/><text:a xlink:type="simple" xlink:href="https://www.w3schools.com/w3css/w3css_code.asp" office:target-frame-name="_top" xlink:show="replace" text:style-name="Internet_20_link" text:visited-style-name="Visited_20_Internet_20_Link">CSS Code</text:a></text:p>
      <text:p text:style-name="P7"><text:s/><text:a xlink:type="simple" xlink:href="https://www.w3schools.com/w3css/w3css_filters.asp" office:target-frame-name="_top" xlink:show="replace" text:style-name="Internet_20_link" text:visited-style-name="Visited_20_Internet_20_Link">CSS Filters</text:a></text:p>
      <text:p text:style-name="P7"><text:s/><text:a xlink:type="simple" xlink:href="https://www.w3schools.com/w3css/w3css_trends.asp" office:target-frame-name="_top" xlink:show="replace" text:style-name="Internet_20_link" text:visited-style-name="Visited_20_Internet_20_Link">CSS Trends</text:a> </text:p>
      <text:p text:style-name="P7"><text:s/><text:a xlink:type="simple" xlink:href="https://www.w3schools.com/w3css/w3css_case.asp" office:target-frame-name="_top" xlink:show="replace" text:style-name="Internet_20_link" text:visited-style-name="Visited_20_Internet_20_Link">CSS Case</text:a></text:p>
      <text:p text:style-name="P7"><text:s/><text:a xlink:type="simple" xlink:href="https://www.w3schools.com/w3css/w3css_material.asp" office:target-frame-name="_top" xlink:show="replace" text:style-name="Internet_20_link" text:visited-style-name="Visited_20_Internet_20_Link">CSS Material</text:a></text:p>
      <text:p text:style-name="P7"><text:s/><text:a xlink:type="simple" xlink:href="https://www.w3schools.com/w3css/w3css_validation.asp" office:target-frame-name="_top" xlink:show="replace" text:style-name="Internet_20_link" text:visited-style-name="Visited_20_Internet_20_Link">CSS Validation</text:a></text:p>
      <text:p text:style-name="P7"><text:s/><text:a xlink:type="simple" xlink:href="https://www.w3schools.com/w3css/w3css_versions.asp" office:target-frame-name="_top" xlink:show="replace" text:style-name="Internet_20_link" text:visited-style-name="Visited_20_Internet_20_Link">CSS Versions</text:a></text:p>
      <text:p text:style-name="P7"><text:s/><text:a xlink:type="simple" xlink:href="https://www.w3schools.com/w3css/w3css_pro.asp" office:target-frame-name="_top" xlink:show="replace" text:style-name="Internet_20_link" text:visited-style-name="Visited_20_Internet_20_Link">CSS Pro</text:a></text:p>
      <text:p text:style-name="P7"><text:s/><text:a xlink:type="simple" xlink:href="https://www.w3schools.com/w3css/w3css_mobile.asp" office:target-frame-name="_top" xlink:show="replace" text:style-name="Internet_20_link" text:visited-style-name="Visited_20_Internet_20_Link">CSS Mobile</text:a> </text:p>
      <text:p text:style-name="P7"><text:line-break/></text:p>
      <text:p text:style-name="P7"/>
      <text:p text:style-name="P7"/>
      <text:p text:style-name="P8">CSS Properties</text:p>
      <text:section text:style-name="Sect1" text:name="searchicon">
        <text:p text:style-name="Text_20_body"/>
      </text:section>
      <text:section text:style-name="Sect1" text:name="cssproperties">
        <text:h text:style-name="Heading_20_2" text:outline-level="2">A</text:h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Table_20_Contents"><text:a xlink:type="simple" xlink:href="https://www.w3schools.com/cssref/css3_pr_align-content.asp" text:style-name="Internet_20_link" text:visited-style-name="Visited_20_Internet_20_Link">align-content</text:a></text:p>
            </table:table-cell>
            <table:table-cell table:style-name="Table1.A1" office:value-type="string">
              <text:p text:style-name="Table_20_Contents">Specifies the alignment between the lines inside a flexible container when the items do not use all available space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cssref/css3_pr_align-items.asp" text:style-name="Internet_20_link" text:visited-style-name="Visited_20_Internet_20_Link">align-items</text:a></text:p>
            </table:table-cell>
            <table:table-cell table:style-name="Table1.A1" office:value-type="string">
              <text:p text:style-name="Table_20_Contents">Specifies the alignment for items inside a flexible container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cssref/css3_pr_align-self.asp" text:style-name="Internet_20_link" text:visited-style-name="Visited_20_Internet_20_Link">align-self</text:a></text:p>
            </table:table-cell>
            <table:table-cell table:style-name="Table1.A1" office:value-type="string">
              <text:p text:style-name="Table_20_Contents">Specifies the alignment for selected items inside a flexible container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cssref/css3_pr_all.asp" text:style-name="Internet_20_link" text:visited-style-name="Visited_20_Internet_20_Link">all</text:a></text:p>
            </table:table-cell>
            <table:table-cell table:style-name="Table1.A1" office:value-type="string">
              <text:p text:style-name="Table_20_Contents">Resets all properties (except unicode-bidi and direction)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cssref/css3_pr_animation.asp" text:style-name="Internet_20_link" text:visited-style-name="Visited_20_Internet_20_Link">animation</text:a></text:p>
            </table:table-cell>
            <table:table-cell table:style-name="Table1.A1" office:value-type="string">
              <text:p text:style-name="Table_20_Contents">A shorthand property for all the animation properties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cssref/css3_pr_animation-delay.asp" text:style-name="Internet_20_link" text:visited-style-name="Visited_20_Internet_20_Link">animation-delay</text:a></text:p>
            </table:table-cell>
            <table:table-cell table:style-name="Table1.A1" office:value-type="string">
              <text:p text:style-name="Table_20_Contents">Specifies a delay for the start of an animation</text:p>
            </table:table-cell>
          </table:table-row>
          <text:soft-page-break/>
          <table:table-row>
            <table:table-cell table:style-name="Table1.A1" office:value-type="string">
              <text:p text:style-name="Table_20_Contents"><text:a xlink:type="simple" xlink:href="https://www.w3schools.com/cssref/css3_pr_animation-direction.asp" text:style-name="Internet_20_link" text:visited-style-name="Visited_20_Internet_20_Link">animation-direction</text:a></text:p>
            </table:table-cell>
            <table:table-cell table:style-name="Table1.A1" office:value-type="string">
              <text:p text:style-name="Table_20_Contents">Specifies whether an animation should be played forwards, backwards or in alternate cycles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cssref/css3_pr_animation-duration.asp" text:style-name="Internet_20_link" text:visited-style-name="Visited_20_Internet_20_Link">animation-duration</text:a></text:p>
            </table:table-cell>
            <table:table-cell table:style-name="Table1.A1" office:value-type="string">
              <text:p text:style-name="Table_20_Contents">Specifies how long an animation should take to complete one cycle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cssref/css3_pr_animation-fill-mode.asp" text:style-name="Internet_20_link" text:visited-style-name="Visited_20_Internet_20_Link">animation-fill-mode</text:a></text:p>
            </table:table-cell>
            <table:table-cell table:style-name="Table1.A1" office:value-type="string">
              <text:p text:style-name="Table_20_Contents">Specifies a style for the element when the animation is not playing (before it starts, after it ends, or both)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cssref/css3_pr_animation-iteration-count.asp" text:style-name="Internet_20_link" text:visited-style-name="Visited_20_Internet_20_Link">animation-iteration-count</text:a></text:p>
            </table:table-cell>
            <table:table-cell table:style-name="Table1.A1" office:value-type="string">
              <text:p text:style-name="Table_20_Contents">Specifies the number of times an animation should be played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cssref/css3_pr_animation-name.asp" text:style-name="Internet_20_link" text:visited-style-name="Visited_20_Internet_20_Link">animation-name</text:a></text:p>
            </table:table-cell>
            <table:table-cell table:style-name="Table1.A1" office:value-type="string">
              <text:p text:style-name="Table_20_Contents">Specifies a name for the @keyframes animation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cssref/css3_pr_animation-play-state.asp" text:style-name="Internet_20_link" text:visited-style-name="Visited_20_Internet_20_Link">animation-play-state</text:a></text:p>
            </table:table-cell>
            <table:table-cell table:style-name="Table1.A1" office:value-type="string">
              <text:p text:style-name="Table_20_Contents">Specifies whether the animation is running or paused</text:p>
            </table:table-cell>
          </table:table-row>
          <table:table-row>
            <table:table-cell table:style-name="Table1.A1" office:value-type="string">
              <text:p text:style-name="Table_20_Contents"><text:a xlink:type="simple" xlink:href="https://www.w3schools.com/cssref/css3_pr_animation-timing-function.asp" text:style-name="Internet_20_link" text:visited-style-name="Visited_20_Internet_20_Link">animation-timing-function</text:a></text:p>
            </table:table-cell>
            <table:table-cell table:style-name="Table1.A1" office:value-type="string">
              <text:p text:style-name="Table_20_Contents">Specifies the speed curve of an animation</text:p>
            </table:table-cell>
          </table:table-row>
        </table:table>
        <text:h text:style-name="Heading_20_2" text:outline-level="2">B</text:h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Table_20_Contents"><text:a xlink:type="simple" xlink:href="https://www.w3schools.com/cssref/css3_pr_backface-visibility.asp" text:style-name="Internet_20_link" text:visited-style-name="Visited_20_Internet_20_Link">backface-visibility</text:a></text:p>
            </table:table-cell>
            <table:table-cell table:style-name="Table2.A1" office:value-type="string">
              <text:p text:style-name="Table_20_Contents">Defines whether or not the back face of an element should be visible when facing the user</text:p>
            </table:table-cell>
          </table:table-row>
          <table:table-row>
            <table:table-cell table:style-name="Table2.A1" office:value-type="string">
              <text:p text:style-name="Table_20_Contents"><text:a xlink:type="simple" xlink:href="https://www.w3schools.com/cssref/css3_pr_background.asp" text:style-name="Internet_20_link" text:visited-style-name="Visited_20_Internet_20_Link">background</text:a></text:p>
            </table:table-cell>
            <table:table-cell table:style-name="Table2.A1" office:value-type="string">
              <text:p text:style-name="Table_20_Contents">A shorthand property for setting all the background properties in one declaration</text:p>
            </table:table-cell>
          </table:table-row>
          <table:table-row>
            <table:table-cell table:style-name="Table2.A1" office:value-type="string">
              <text:p text:style-name="Table_20_Contents"><text:a xlink:type="simple" xlink:href="https://www.w3schools.com/cssref/pr_background-attachment.asp" text:style-name="Internet_20_link" text:visited-style-name="Visited_20_Internet_20_Link">background-attachment</text:a></text:p>
            </table:table-cell>
            <table:table-cell table:style-name="Table2.A1" office:value-type="string">
              <text:p text:style-name="Table_20_Contents">Sets whether a background image scrolls with the rest of the page, or is fixed</text:p>
            </table:table-cell>
          </table:table-row>
          <table:table-row>
            <table:table-cell table:style-name="Table2.A1" office:value-type="string">
              <text:p text:style-name="Table_20_Contents"><text:a xlink:type="simple" xlink:href="https://www.w3schools.com/cssref/pr_background-blend-mode.asp" text:style-name="Internet_20_link" text:visited-style-name="Visited_20_Internet_20_Link">background-blend-mode</text:a></text:p>
            </table:table-cell>
            <table:table-cell table:style-name="Table2.A1" office:value-type="string">
              <text:p text:style-name="Table_20_Contents">Specifies the blending mode of each background layer (color/image)</text:p>
            </table:table-cell>
          </table:table-row>
          <table:table-row>
            <table:table-cell table:style-name="Table2.A1" office:value-type="string">
              <text:p text:style-name="Table_20_Contents"><text:a xlink:type="simple" xlink:href="https://www.w3schools.com/cssref/css3_pr_background-clip.asp" text:style-name="Internet_20_link" text:visited-style-name="Visited_20_Internet_20_Link">background-clip</text:a></text:p>
            </table:table-cell>
            <table:table-cell table:style-name="Table2.A1" office:value-type="string">
              <text:p text:style-name="Table_20_Contents">Defines how far the background (color or image) should extend within an element</text:p>
            </table:table-cell>
          </table:table-row>
          <table:table-row>
            <table:table-cell table:style-name="Table2.A1" office:value-type="string">
              <text:p text:style-name="Table_20_Contents"><text:a xlink:type="simple" xlink:href="https://www.w3schools.com/cssref/pr_background-color.asp" text:style-name="Internet_20_link" text:visited-style-name="Visited_20_Internet_20_Link">background-color</text:a></text:p>
            </table:table-cell>
            <table:table-cell table:style-name="Table2.A1" office:value-type="string">
              <text:p text:style-name="Table_20_Contents">Specifies the background color of an element</text:p>
            </table:table-cell>
          </table:table-row>
          <table:table-row>
            <table:table-cell table:style-name="Table2.A1" office:value-type="string">
              <text:p text:style-name="Table_20_Contents"><text:a xlink:type="simple" xlink:href="https://www.w3schools.com/cssref/pr_background-image.asp" text:style-name="Internet_20_link" text:visited-style-name="Visited_20_Internet_20_Link">background-image</text:a></text:p>
            </table:table-cell>
            <table:table-cell table:style-name="Table2.A1" office:value-type="string">
              <text:p text:style-name="Table_20_Contents">Specifies one or more background images for an element</text:p>
            </table:table-cell>
          </table:table-row>
          <table:table-row>
            <table:table-cell table:style-name="Table2.A1" office:value-type="string">
              <text:p text:style-name="Table_20_Contents"><text:a xlink:type="simple" xlink:href="https://www.w3schools.com/cssref/css3_pr_background-origin.asp" text:style-name="Internet_20_link" text:visited-style-name="Visited_20_Internet_20_Link">background-origin</text:a></text:p>
            </table:table-cell>
            <table:table-cell table:style-name="Table2.A1" office:value-type="string">
              <text:p text:style-name="Table_20_Contents">Specifies the origin position of a background image</text:p>
            </table:table-cell>
          </table:table-row>
          <table:table-row>
            <table:table-cell table:style-name="Table2.A1" office:value-type="string">
              <text:p text:style-name="Table_20_Contents"><text:a xlink:type="simple" xlink:href="https://www.w3schools.com/cssref/pr_background-position.asp" text:style-name="Internet_20_link" text:visited-style-name="Visited_20_Internet_20_Link">background-position</text:a></text:p>
            </table:table-cell>
            <table:table-cell table:style-name="Table2.A1" office:value-type="string">
              <text:p text:style-name="Table_20_Contents">Specifies the position of a background image</text:p>
            </table:table-cell>
          </table:table-row>
          <table:table-row>
            <table:table-cell table:style-name="Table2.A1" office:value-type="string">
              <text:p text:style-name="Table_20_Contents"><text:a xlink:type="simple" xlink:href="https://www.w3schools.com/cssref/pr_background-repeat.asp" text:style-name="Internet_20_link" text:visited-style-name="Visited_20_Internet_20_Link">background-repeat</text:a></text:p>
            </table:table-cell>
            <table:table-cell table:style-name="Table2.A1" office:value-type="string">
              <text:p text:style-name="Table_20_Contents">Sets if/how a background image will be repeated</text:p>
            </table:table-cell>
          </table:table-row>
          <table:table-row>
            <table:table-cell table:style-name="Table2.A1" office:value-type="string">
              <text:p text:style-name="Table_20_Contents"><text:a xlink:type="simple" xlink:href="https://www.w3schools.com/cssref/css3_pr_background-size.asp" text:style-name="Internet_20_link" text:visited-style-name="Visited_20_Internet_20_Link">background-size</text:a></text:p>
            </table:table-cell>
            <table:table-cell table:style-name="Table2.A1" office:value-type="string">
              <text:p text:style-name="Table_20_Contents">Specifies the size of the background images</text:p>
            </table:table-cell>
          </table:table-row>
          <table:table-row>
            <table:table-cell table:style-name="Table2.A1" office:value-type="string">
              <text:p text:style-name="Table_20_Contents"><text:a xlink:type="simple" xlink:href="https://www.w3schools.com/cssref/pr_border.asp" text:style-name="Internet_20_link" text:visited-style-name="Visited_20_Internet_20_Link">border</text:a></text:p>
            </table:table-cell>
            <table:table-cell table:style-name="Table2.A1" office:value-type="string">
              <text:p text:style-name="Table_20_Contents">A shorthand property for border-width, border-style and border-color</text:p>
            </table:table-cell>
          </table:table-row>
          <table:table-row>
            <table:table-cell table:style-name="Table2.A1" office:value-type="string">
              <text:p text:style-name="Table_20_Contents"><text:a xlink:type="simple" xlink:href="https://www.w3schools.com/cssref/pr_border-bottom.asp" text:style-name="Internet_20_link" text:visited-style-name="Visited_20_Internet_20_Link">border-bottom</text:a></text:p>
            </table:table-cell>
            <table:table-cell table:style-name="Table2.A1" office:value-type="string">
              <text:p text:style-name="Table_20_Contents">A shorthand property for setting all the bottom border properties in one declaration</text:p>
            </table:table-cell>
          </table:table-row>
          <table:table-row>
            <table:table-cell table:style-name="Table2.A1" office:value-type="string">
              <text:p text:style-name="Table_20_Contents"><text:a xlink:type="simple" xlink:href="https://www.w3schools.com/cssref/pr_border-bottom_color.asp" text:style-name="Internet_20_link" text:visited-style-name="Visited_20_Internet_20_Link">border-bottom-color</text:a></text:p>
            </table:table-cell>
            <table:table-cell table:style-name="Table2.A1" office:value-type="string">
              <text:p text:style-name="Table_20_Contents">Sets the color of the bottom border</text:p>
            </table:table-cell>
          </table:table-row>
          <table:table-row>
            <table:table-cell table:style-name="Table2.A1" office:value-type="string">
              <text:p text:style-name="Table_20_Contents"><text:a xlink:type="simple" xlink:href="https://www.w3schools.com/cssref/css3_pr_border-bottom-left-radius.asp" text:style-name="Internet_20_link" text:visited-style-name="Visited_20_Internet_20_Link">border-bottom-left-radius</text:a></text:p>
            </table:table-cell>
            <table:table-cell table:style-name="Table2.A1" office:value-type="string">
              <text:p text:style-name="Table_20_Contents">Defines the radius of the border of the bottom-left corner</text:p>
            </table:table-cell>
          </table:table-row>
          <table:table-row>
            <table:table-cell table:style-name="Table2.A1" office:value-type="string">
              <text:p text:style-name="Table_20_Contents"><text:a xlink:type="simple" xlink:href="https://www.w3schools.com/cssref/css3_pr_border-bottom-right-radius.asp" text:style-name="Internet_20_link" text:visited-style-name="Visited_20_Internet_20_Link">border-bottom-right-radius</text:a></text:p>
            </table:table-cell>
            <table:table-cell table:style-name="Table2.A1" office:value-type="string">
              <text:p text:style-name="Table_20_Contents">Defines the radius of the border of the bottom-right corner</text:p>
            </table:table-cell>
          </table:table-row>
          <table:table-row>
            <table:table-cell table:style-name="Table2.A1" office:value-type="string">
              <text:p text:style-name="Table_20_Contents"><text:a xlink:type="simple" xlink:href="https://www.w3schools.com/cssref/pr_border-bottom_style.asp" text:style-name="Internet_20_link" text:visited-style-name="Visited_20_Internet_20_Link">border-bottom-style</text:a></text:p>
            </table:table-cell>
            <table:table-cell table:style-name="Table2.A1" office:value-type="string">
              <text:p text:style-name="Table_20_Contents">Sets the style of the bottom border</text:p>
            </table:table-cell>
          </table:table-row>
          <table:table-row>
            <table:table-cell table:style-name="Table2.A1" office:value-type="string">
              <text:p text:style-name="Table_20_Contents"><text:a xlink:type="simple" xlink:href="https://www.w3schools.com/cssref/pr_border-bottom_width.asp" text:style-name="Internet_20_link" text:visited-style-name="Visited_20_Internet_20_Link">border-bottom-width</text:a></text:p>
            </table:table-cell>
            <table:table-cell table:style-name="Table2.A1" office:value-type="string">
              <text:p text:style-name="Table_20_Contents">Sets the width of the bottom border</text:p>
            </table:table-cell>
          </table:table-row>
          <table:table-row>
            <table:table-cell table:style-name="Table2.A1" office:value-type="string">
              <text:p text:style-name="Table_20_Contents"><text:a xlink:type="simple" xlink:href="https://www.w3schools.com/cssref/pr_border-collapse.asp" text:style-name="Internet_20_link" text:visited-style-name="Visited_20_Internet_20_Link">border-collapse</text:a></text:p>
            </table:table-cell>
            <table:table-cell table:style-name="Table2.A1" office:value-type="string">
              <text:p text:style-name="Table_20_Contents">Sets whether table borders should collapse into a single border or be separated</text:p>
            </table:table-cell>
          </table:table-row>
          <table:table-row>
            <table:table-cell table:style-name="Table2.A1" office:value-type="string">
              <text:p text:style-name="Table_20_Contents"><text:a xlink:type="simple" xlink:href="https://www.w3schools.com/cssref/pr_border-color.asp" text:style-name="Internet_20_link" text:visited-style-name="Visited_20_Internet_20_Link">border-color</text:a></text:p>
            </table:table-cell>
            <table:table-cell table:style-name="Table2.A1" office:value-type="string">
              <text:p text:style-name="Table_20_Contents">Sets the color of the four borders</text:p>
            </table:table-cell>
          </table:table-row>
          <table:table-row>
            <table:table-cell table:style-name="Table2.A1" office:value-type="string">
              <text:p text:style-name="Table_20_Contents"><text:a xlink:type="simple" xlink:href="https://www.w3schools.com/cssref/css3_pr_border-image.asp" text:style-name="Internet_20_link" text:visited-style-name="Visited_20_Internet_20_Link">border-image</text:a></text:p>
            </table:table-cell>
            <table:table-cell table:style-name="Table2.A1" office:value-type="string">
              <text:p text:style-name="Table_20_Contents">A shorthand property for setting all the border-image-* properties</text:p>
            </table:table-cell>
          </table:table-row>
          <table:table-row>
            <table:table-cell table:style-name="Table2.A1" office:value-type="string">
              <text:p text:style-name="Table_20_Contents"><text:a xlink:type="simple" xlink:href="https://www.w3schools.com/cssref/css3_pr_border-image-outset.asp" text:style-name="Internet_20_link" text:visited-style-name="Visited_20_Internet_20_Link">border-image-outset</text:a></text:p>
            </table:table-cell>
            <table:table-cell table:style-name="Table2.A1" office:value-type="string">
              <text:p text:style-name="Table_20_Contents">Specifies the amount by which the border image area extends beyond the border box</text:p>
            </table:table-cell>
          </table:table-row>
          <table:table-row>
            <table:table-cell table:style-name="Table2.A1" office:value-type="string">
              <text:p text:style-name="Table_20_Contents"><text:a xlink:type="simple" xlink:href="https://www.w3schools.com/cssref/css3_pr_border-image-repeat.asp" text:style-name="Internet_20_link" text:visited-style-name="Visited_20_Internet_20_Link">border-image-repeat</text:a></text:p>
            </table:table-cell>
            <table:table-cell table:style-name="Table2.A1" office:value-type="string">
              <text:p text:style-name="Table_20_Contents">Specifies whether the border image should be repeated, rounded or stretched</text:p>
            </table:table-cell>
          </table:table-row>
          <text:soft-page-break/>
          <table:table-row>
            <table:table-cell table:style-name="Table2.A1" office:value-type="string">
              <text:p text:style-name="Table_20_Contents"><text:a xlink:type="simple" xlink:href="https://www.w3schools.com/cssref/css3_pr_border-image-slice.asp" text:style-name="Internet_20_link" text:visited-style-name="Visited_20_Internet_20_Link">border-image-slice</text:a></text:p>
            </table:table-cell>
            <table:table-cell table:style-name="Table2.A1" office:value-type="string">
              <text:p text:style-name="Table_20_Contents">Specifies how to slice the border image</text:p>
            </table:table-cell>
          </table:table-row>
          <table:table-row>
            <table:table-cell table:style-name="Table2.A1" office:value-type="string">
              <text:p text:style-name="Table_20_Contents"><text:a xlink:type="simple" xlink:href="https://www.w3schools.com/cssref/css3_pr_border-image-source.asp" text:style-name="Internet_20_link" text:visited-style-name="Visited_20_Internet_20_Link">border-image-source</text:a></text:p>
            </table:table-cell>
            <table:table-cell table:style-name="Table2.A1" office:value-type="string">
              <text:p text:style-name="Table_20_Contents">Specifies the path to the image to be used as a border</text:p>
            </table:table-cell>
          </table:table-row>
          <table:table-row>
            <table:table-cell table:style-name="Table2.A1" office:value-type="string">
              <text:p text:style-name="Table_20_Contents"><text:a xlink:type="simple" xlink:href="https://www.w3schools.com/cssref/css3_pr_border-image-width.asp" text:style-name="Internet_20_link" text:visited-style-name="Visited_20_Internet_20_Link">border-image-width</text:a></text:p>
            </table:table-cell>
            <table:table-cell table:style-name="Table2.A1" office:value-type="string">
              <text:p text:style-name="Table_20_Contents">Specifies the width of the border image</text:p>
            </table:table-cell>
          </table:table-row>
          <table:table-row>
            <table:table-cell table:style-name="Table2.A1" office:value-type="string">
              <text:p text:style-name="Table_20_Contents"><text:a xlink:type="simple" xlink:href="https://www.w3schools.com/cssref/pr_border-left.asp" text:style-name="Internet_20_link" text:visited-style-name="Visited_20_Internet_20_Link">border-left</text:a></text:p>
            </table:table-cell>
            <table:table-cell table:style-name="Table2.A1" office:value-type="string">
              <text:p text:style-name="Table_20_Contents">A shorthand property for setting all the left border properties in one declaration</text:p>
            </table:table-cell>
          </table:table-row>
          <table:table-row>
            <table:table-cell table:style-name="Table2.A1" office:value-type="string">
              <text:p text:style-name="Table_20_Contents"><text:a xlink:type="simple" xlink:href="https://www.w3schools.com/cssref/pr_border-left_color.asp" text:style-name="Internet_20_link" text:visited-style-name="Visited_20_Internet_20_Link">border-left-color</text:a></text:p>
            </table:table-cell>
            <table:table-cell table:style-name="Table2.A1" office:value-type="string">
              <text:p text:style-name="Table_20_Contents">Sets the color of the left border</text:p>
            </table:table-cell>
          </table:table-row>
          <table:table-row>
            <table:table-cell table:style-name="Table2.A1" office:value-type="string">
              <text:p text:style-name="Table_20_Contents"><text:a xlink:type="simple" xlink:href="https://www.w3schools.com/cssref/pr_border-left_style.asp" text:style-name="Internet_20_link" text:visited-style-name="Visited_20_Internet_20_Link">border-left-style</text:a></text:p>
            </table:table-cell>
            <table:table-cell table:style-name="Table2.A1" office:value-type="string">
              <text:p text:style-name="Table_20_Contents">Sets the style of the left border</text:p>
            </table:table-cell>
          </table:table-row>
          <table:table-row>
            <table:table-cell table:style-name="Table2.A1" office:value-type="string">
              <text:p text:style-name="Table_20_Contents"><text:a xlink:type="simple" xlink:href="https://www.w3schools.com/cssref/pr_border-left_width.asp" text:style-name="Internet_20_link" text:visited-style-name="Visited_20_Internet_20_Link">border-left-width</text:a></text:p>
            </table:table-cell>
            <table:table-cell table:style-name="Table2.A1" office:value-type="string">
              <text:p text:style-name="Table_20_Contents">Sets the width of the left border</text:p>
            </table:table-cell>
          </table:table-row>
          <table:table-row>
            <table:table-cell table:style-name="Table2.A1" office:value-type="string">
              <text:p text:style-name="Table_20_Contents"><text:a xlink:type="simple" xlink:href="https://www.w3schools.com/cssref/css3_pr_border-radius.asp" text:style-name="Internet_20_link" text:visited-style-name="Visited_20_Internet_20_Link">border-radius</text:a></text:p>
            </table:table-cell>
            <table:table-cell table:style-name="Table2.A1" office:value-type="string">
              <text:p text:style-name="Table_20_Contents">A shorthand property for setting all the four border-*-radius properties</text:p>
            </table:table-cell>
          </table:table-row>
          <table:table-row>
            <table:table-cell table:style-name="Table2.A1" office:value-type="string">
              <text:p text:style-name="Table_20_Contents"><text:a xlink:type="simple" xlink:href="https://www.w3schools.com/cssref/pr_border-right.asp" text:style-name="Internet_20_link" text:visited-style-name="Visited_20_Internet_20_Link">border-right</text:a></text:p>
            </table:table-cell>
            <table:table-cell table:style-name="Table2.A1" office:value-type="string">
              <text:p text:style-name="Table_20_Contents">A shorthand property for setting all the right border properties in one declaration</text:p>
            </table:table-cell>
          </table:table-row>
          <table:table-row>
            <table:table-cell table:style-name="Table2.A1" office:value-type="string">
              <text:p text:style-name="Table_20_Contents"><text:a xlink:type="simple" xlink:href="https://www.w3schools.com/cssref/pr_border-right_color.asp" text:style-name="Internet_20_link" text:visited-style-name="Visited_20_Internet_20_Link">border-right-color</text:a></text:p>
            </table:table-cell>
            <table:table-cell table:style-name="Table2.A1" office:value-type="string">
              <text:p text:style-name="Table_20_Contents">Sets the color of the right border</text:p>
            </table:table-cell>
          </table:table-row>
          <table:table-row>
            <table:table-cell table:style-name="Table2.A1" office:value-type="string">
              <text:p text:style-name="Table_20_Contents"><text:a xlink:type="simple" xlink:href="https://www.w3schools.com/cssref/pr_border-right_style.asp" text:style-name="Internet_20_link" text:visited-style-name="Visited_20_Internet_20_Link">border-right-style</text:a></text:p>
            </table:table-cell>
            <table:table-cell table:style-name="Table2.A1" office:value-type="string">
              <text:p text:style-name="Table_20_Contents">Sets the style of the right border</text:p>
            </table:table-cell>
          </table:table-row>
          <table:table-row>
            <table:table-cell table:style-name="Table2.A1" office:value-type="string">
              <text:p text:style-name="Table_20_Contents"><text:a xlink:type="simple" xlink:href="https://www.w3schools.com/cssref/pr_border-right_width.asp" text:style-name="Internet_20_link" text:visited-style-name="Visited_20_Internet_20_Link">border-right-width</text:a></text:p>
            </table:table-cell>
            <table:table-cell table:style-name="Table2.A1" office:value-type="string">
              <text:p text:style-name="Table_20_Contents">Sets the width of the right border</text:p>
            </table:table-cell>
          </table:table-row>
          <table:table-row>
            <table:table-cell table:style-name="Table2.A1" office:value-type="string">
              <text:p text:style-name="Table_20_Contents"><text:a xlink:type="simple" xlink:href="https://www.w3schools.com/cssref/pr_border-spacing.asp" text:style-name="Internet_20_link" text:visited-style-name="Visited_20_Internet_20_Link">border-spacing</text:a></text:p>
            </table:table-cell>
            <table:table-cell table:style-name="Table2.A1" office:value-type="string">
              <text:p text:style-name="Table_20_Contents">Sets the distance between the borders of adjacent cells</text:p>
            </table:table-cell>
          </table:table-row>
          <table:table-row>
            <table:table-cell table:style-name="Table2.A1" office:value-type="string">
              <text:p text:style-name="Table_20_Contents"><text:a xlink:type="simple" xlink:href="https://www.w3schools.com/cssref/pr_border-style.asp" text:style-name="Internet_20_link" text:visited-style-name="Visited_20_Internet_20_Link">border-style</text:a></text:p>
            </table:table-cell>
            <table:table-cell table:style-name="Table2.A1" office:value-type="string">
              <text:p text:style-name="Table_20_Contents">Sets the style of the four borders</text:p>
            </table:table-cell>
          </table:table-row>
          <table:table-row>
            <table:table-cell table:style-name="Table2.A1" office:value-type="string">
              <text:p text:style-name="Table_20_Contents"><text:a xlink:type="simple" xlink:href="https://www.w3schools.com/cssref/pr_border-top.asp" text:style-name="Internet_20_link" text:visited-style-name="Visited_20_Internet_20_Link">border-top</text:a></text:p>
            </table:table-cell>
            <table:table-cell table:style-name="Table2.A1" office:value-type="string">
              <text:p text:style-name="Table_20_Contents">A shorthand property for setting all the top border properties in one declaration</text:p>
            </table:table-cell>
          </table:table-row>
          <table:table-row>
            <table:table-cell table:style-name="Table2.A1" office:value-type="string">
              <text:p text:style-name="Table_20_Contents"><text:a xlink:type="simple" xlink:href="https://www.w3schools.com/cssref/pr_border-top_color.asp" text:style-name="Internet_20_link" text:visited-style-name="Visited_20_Internet_20_Link">border-top-color</text:a></text:p>
            </table:table-cell>
            <table:table-cell table:style-name="Table2.A1" office:value-type="string">
              <text:p text:style-name="Table_20_Contents">Sets the color of the top border</text:p>
            </table:table-cell>
          </table:table-row>
          <table:table-row>
            <table:table-cell table:style-name="Table2.A1" office:value-type="string">
              <text:p text:style-name="Table_20_Contents"><text:a xlink:type="simple" xlink:href="https://www.w3schools.com/cssref/css3_pr_border-top-left-radius.asp" text:style-name="Internet_20_link" text:visited-style-name="Visited_20_Internet_20_Link">border-top-left-radius</text:a></text:p>
            </table:table-cell>
            <table:table-cell table:style-name="Table2.A1" office:value-type="string">
              <text:p text:style-name="Table_20_Contents">Defines the radius of the border of the top-left corner</text:p>
            </table:table-cell>
          </table:table-row>
          <table:table-row>
            <table:table-cell table:style-name="Table2.A1" office:value-type="string">
              <text:p text:style-name="Table_20_Contents"><text:a xlink:type="simple" xlink:href="https://www.w3schools.com/cssref/css3_pr_border-top-right-radius.asp" text:style-name="Internet_20_link" text:visited-style-name="Visited_20_Internet_20_Link">border-top-right-radius</text:a></text:p>
            </table:table-cell>
            <table:table-cell table:style-name="Table2.A1" office:value-type="string">
              <text:p text:style-name="Table_20_Contents">Defines the radius of the border of the top-right corner</text:p>
            </table:table-cell>
          </table:table-row>
          <table:table-row>
            <table:table-cell table:style-name="Table2.A1" office:value-type="string">
              <text:p text:style-name="Table_20_Contents"><text:a xlink:type="simple" xlink:href="https://www.w3schools.com/cssref/pr_border-top_style.asp" text:style-name="Internet_20_link" text:visited-style-name="Visited_20_Internet_20_Link">border-top-style</text:a></text:p>
            </table:table-cell>
            <table:table-cell table:style-name="Table2.A1" office:value-type="string">
              <text:p text:style-name="Table_20_Contents">Sets the style of the top border</text:p>
            </table:table-cell>
          </table:table-row>
          <table:table-row>
            <table:table-cell table:style-name="Table2.A1" office:value-type="string">
              <text:p text:style-name="Table_20_Contents"><text:a xlink:type="simple" xlink:href="https://www.w3schools.com/cssref/pr_border-top_width.asp" text:style-name="Internet_20_link" text:visited-style-name="Visited_20_Internet_20_Link">border-top-width</text:a></text:p>
            </table:table-cell>
            <table:table-cell table:style-name="Table2.A1" office:value-type="string">
              <text:p text:style-name="Table_20_Contents">Sets the width of the top border</text:p>
            </table:table-cell>
          </table:table-row>
          <table:table-row>
            <table:table-cell table:style-name="Table2.A1" office:value-type="string">
              <text:p text:style-name="Table_20_Contents"><text:a xlink:type="simple" xlink:href="https://www.w3schools.com/cssref/pr_border-width.asp" text:style-name="Internet_20_link" text:visited-style-name="Visited_20_Internet_20_Link">border-width</text:a></text:p>
            </table:table-cell>
            <table:table-cell table:style-name="Table2.A1" office:value-type="string">
              <text:p text:style-name="Table_20_Contents">Sets the width of the four borders</text:p>
            </table:table-cell>
          </table:table-row>
          <table:table-row>
            <table:table-cell table:style-name="Table2.A1" office:value-type="string">
              <text:p text:style-name="Table_20_Contents"><text:a xlink:type="simple" xlink:href="https://www.w3schools.com/cssref/pr_pos_bottom.asp" text:style-name="Internet_20_link" text:visited-style-name="Visited_20_Internet_20_Link">bottom</text:a></text:p>
            </table:table-cell>
            <table:table-cell table:style-name="Table2.A1" office:value-type="string">
              <text:p text:style-name="Table_20_Contents">Sets the elements position, from the bottom of its parent element</text:p>
            </table:table-cell>
          </table:table-row>
          <table:table-row>
            <table:table-cell table:style-name="Table2.A1" office:value-type="string">
              <text:p text:style-name="Table_20_Contents"><text:a xlink:type="simple" xlink:href="https://www.w3schools.com/cssref/css3_pr_box-decoration-break.asp" text:style-name="Internet_20_link" text:visited-style-name="Visited_20_Internet_20_Link">box-decoration-break</text:a></text:p>
            </table:table-cell>
            <table:table-cell table:style-name="Table2.A1" office:value-type="string">
              <text:p text:style-name="Table_20_Contents">Sets the behavior of the background and border of an element at page-break, or, for in-line elements, at line-break.</text:p>
            </table:table-cell>
          </table:table-row>
          <table:table-row>
            <table:table-cell table:style-name="Table2.A1" office:value-type="string">
              <text:p text:style-name="Table_20_Contents"><text:a xlink:type="simple" xlink:href="https://www.w3schools.com/cssref/css3_pr_box-shadow.asp" text:style-name="Internet_20_link" text:visited-style-name="Visited_20_Internet_20_Link">box-shadow</text:a></text:p>
            </table:table-cell>
            <table:table-cell table:style-name="Table2.A1" office:value-type="string">
              <text:p text:style-name="Table_20_Contents">Attaches one or more shadows to an element</text:p>
            </table:table-cell>
          </table:table-row>
          <table:table-row>
            <table:table-cell table:style-name="Table2.A1" office:value-type="string">
              <text:p text:style-name="Table_20_Contents"><text:a xlink:type="simple" xlink:href="https://www.w3schools.com/cssref/css3_pr_box-sizing.asp" text:style-name="Internet_20_link" text:visited-style-name="Visited_20_Internet_20_Link">box-sizing</text:a></text:p>
            </table:table-cell>
            <table:table-cell table:style-name="Table2.A1" office:value-type="string">
              <text:p text:style-name="Table_20_Contents">Defines how the width and height of an element are calculated: should they include padding and borders, or not</text:p>
            </table:table-cell>
          </table:table-row>
          <table:table-row>
            <table:table-cell table:style-name="Table2.A1" office:value-type="string">
              <text:p text:style-name="Table_20_Contents">break-after</text:p>
            </table:table-cell>
            <table:table-cell table:style-name="Table2.A1" office:value-type="string">
              <text:p text:style-name="Table_20_Contents">Specifies the page-, column-, or region-break behavior after the generated box</text:p>
            </table:table-cell>
          </table:table-row>
          <table:table-row>
            <table:table-cell table:style-name="Table2.A1" office:value-type="string">
              <text:p text:style-name="Table_20_Contents">break-before</text:p>
            </table:table-cell>
            <table:table-cell table:style-name="Table2.A1" office:value-type="string">
              <text:p text:style-name="Table_20_Contents">Specifies the page-, column-, or region-break behavior before the generated box</text:p>
            </table:table-cell>
          </table:table-row>
          <table:table-row>
            <table:table-cell table:style-name="Table2.A1" office:value-type="string">
              <text:p text:style-name="Table_20_Contents">break-inside</text:p>
            </table:table-cell>
            <table:table-cell table:style-name="Table2.A1" office:value-type="string">
              <text:p text:style-name="Table_20_Contents">Specifies the page-, column-, or region-break behavior inside the generated box</text:p>
            </table:table-cell>
          </table:table-row>
        </table:table>
        <text:h text:style-name="Heading_20_2" text:outline-level="2">C</text:h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Table_20_Contents"><text:a xlink:type="simple" xlink:href="https://www.w3schools.com/cssref/pr_tab_caption-side.asp" text:style-name="Internet_20_link" text:visited-style-name="Visited_20_Internet_20_Link">caption-side</text:a></text:p>
            </table:table-cell>
            <table:table-cell table:style-name="Table3.A1" office:value-type="string">
              <text:p text:style-name="Table_20_Contents">Specifies the placement of a table caption</text:p>
            </table:table-cell>
          </table:table-row>
          <table:table-row>
            <table:table-cell table:style-name="Table3.A1" office:value-type="string">
              <text:p text:style-name="Table_20_Contents"><text:a xlink:type="simple" xlink:href="https://www.w3schools.com/cssref/css3_pr_caret-color.asp" text:style-name="Internet_20_link" text:visited-style-name="Visited_20_Internet_20_Link">caret-color</text:a></text:p>
            </table:table-cell>
            <table:table-cell table:style-name="Table3.A1" office:value-type="string">
              <text:p text:style-name="Table_20_Contents">Specifies the color of the cursor (caret) in inputs, textareas, or any element that is editable</text:p>
            </table:table-cell>
          </table:table-row>
          <table:table-row>
            <table:table-cell table:style-name="Table3.A1" office:value-type="string">
              <text:p text:style-name="Table_20_Contents"><text:a xlink:type="simple" xlink:href="https://www.w3schools.com/cssref/pr_charset_rule.asp" text:style-name="Internet_20_link" text:visited-style-name="Visited_20_Internet_20_Link">@charset</text:a></text:p>
            </table:table-cell>
            <table:table-cell table:style-name="Table3.A1" office:value-type="string">
              <text:p text:style-name="Table_20_Contents">Specifies the character encoding used in the style sheet</text:p>
            </table:table-cell>
          </table:table-row>
          <table:table-row>
            <table:table-cell table:style-name="Table3.A1" office:value-type="string">
              <text:p text:style-name="Table_20_Contents"><text:a xlink:type="simple" xlink:href="https://www.w3schools.com/cssref/pr_class_clear.asp" text:style-name="Internet_20_link" text:visited-style-name="Visited_20_Internet_20_Link">clear</text:a></text:p>
            </table:table-cell>
            <table:table-cell table:style-name="Table3.A1" office:value-type="string">
              <text:p text:style-name="Table_20_Contents">Specifies on which sides of an element floating elements are not allowed to <text:soft-page-break/>float</text:p>
            </table:table-cell>
          </table:table-row>
          <table:table-row>
            <table:table-cell table:style-name="Table3.A1" office:value-type="string">
              <text:p text:style-name="Table_20_Contents"><text:a xlink:type="simple" xlink:href="https://www.w3schools.com/cssref/pr_pos_clip.asp" text:style-name="Internet_20_link" text:visited-style-name="Visited_20_Internet_20_Link">clip</text:a></text:p>
            </table:table-cell>
            <table:table-cell table:style-name="Table3.A1" office:value-type="string">
              <text:p text:style-name="Table_20_Contents">Clips an absolutely positioned element</text:p>
            </table:table-cell>
          </table:table-row>
          <table:table-row>
            <table:table-cell table:style-name="Table3.A1" office:value-type="string">
              <text:p text:style-name="Table_20_Contents"><text:a xlink:type="simple" xlink:href="https://www.w3schools.com/cssref/pr_text_color.asp" text:style-name="Internet_20_link" text:visited-style-name="Visited_20_Internet_20_Link">color</text:a></text:p>
            </table:table-cell>
            <table:table-cell table:style-name="Table3.A1" office:value-type="string">
              <text:p text:style-name="Table_20_Contents">Sets the color of text</text:p>
            </table:table-cell>
          </table:table-row>
          <table:table-row>
            <table:table-cell table:style-name="Table3.A1" office:value-type="string">
              <text:p text:style-name="Table_20_Contents"><text:a xlink:type="simple" xlink:href="https://www.w3schools.com/cssref/css3_pr_column-count.asp" text:style-name="Internet_20_link" text:visited-style-name="Visited_20_Internet_20_Link">column-count</text:a></text:p>
            </table:table-cell>
            <table:table-cell table:style-name="Table3.A1" office:value-type="string">
              <text:p text:style-name="Table_20_Contents">Specifies the number of columns an element should be divided into</text:p>
            </table:table-cell>
          </table:table-row>
          <table:table-row>
            <table:table-cell table:style-name="Table3.A1" office:value-type="string">
              <text:p text:style-name="Table_20_Contents"><text:a xlink:type="simple" xlink:href="https://www.w3schools.com/cssref/css3_pr_column-fill.asp" text:style-name="Internet_20_link" text:visited-style-name="Visited_20_Internet_20_Link">column-fill</text:a></text:p>
            </table:table-cell>
            <table:table-cell table:style-name="Table3.A1" office:value-type="string">
              <text:p text:style-name="Table_20_Contents">Specifies how to fill columns, balanced or not</text:p>
            </table:table-cell>
          </table:table-row>
          <table:table-row>
            <table:table-cell table:style-name="Table3.A1" office:value-type="string">
              <text:p text:style-name="Table_20_Contents"><text:a xlink:type="simple" xlink:href="https://www.w3schools.com/cssref/css3_pr_column-gap.asp" text:style-name="Internet_20_link" text:visited-style-name="Visited_20_Internet_20_Link">column-gap</text:a></text:p>
            </table:table-cell>
            <table:table-cell table:style-name="Table3.A1" office:value-type="string">
              <text:p text:style-name="Table_20_Contents">Specifies the gap between the columns</text:p>
            </table:table-cell>
          </table:table-row>
          <table:table-row>
            <table:table-cell table:style-name="Table3.A1" office:value-type="string">
              <text:p text:style-name="Table_20_Contents"><text:a xlink:type="simple" xlink:href="https://www.w3schools.com/cssref/css3_pr_column-rule.asp" text:style-name="Internet_20_link" text:visited-style-name="Visited_20_Internet_20_Link">column-rule</text:a></text:p>
            </table:table-cell>
            <table:table-cell table:style-name="Table3.A1" office:value-type="string">
              <text:p text:style-name="Table_20_Contents">A shorthand property for setting all the column-rule-* properties</text:p>
            </table:table-cell>
          </table:table-row>
          <table:table-row>
            <table:table-cell table:style-name="Table3.A1" office:value-type="string">
              <text:p text:style-name="Table_20_Contents"><text:a xlink:type="simple" xlink:href="https://www.w3schools.com/cssref/css3_pr_column-rule-color.asp" text:style-name="Internet_20_link" text:visited-style-name="Visited_20_Internet_20_Link">column-rule-color</text:a></text:p>
            </table:table-cell>
            <table:table-cell table:style-name="Table3.A1" office:value-type="string">
              <text:p text:style-name="Table_20_Contents">Specifies the color of the rule between columns</text:p>
            </table:table-cell>
          </table:table-row>
          <table:table-row>
            <table:table-cell table:style-name="Table3.A1" office:value-type="string">
              <text:p text:style-name="Table_20_Contents"><text:a xlink:type="simple" xlink:href="https://www.w3schools.com/cssref/css3_pr_column-rule-style.asp" text:style-name="Internet_20_link" text:visited-style-name="Visited_20_Internet_20_Link">column-rule-style</text:a></text:p>
            </table:table-cell>
            <table:table-cell table:style-name="Table3.A1" office:value-type="string">
              <text:p text:style-name="Table_20_Contents">Specifies the style of the rule between columns</text:p>
            </table:table-cell>
          </table:table-row>
          <table:table-row>
            <table:table-cell table:style-name="Table3.A1" office:value-type="string">
              <text:p text:style-name="Table_20_Contents"><text:a xlink:type="simple" xlink:href="https://www.w3schools.com/cssref/css3_pr_column-rule-width.asp" text:style-name="Internet_20_link" text:visited-style-name="Visited_20_Internet_20_Link">column-rule-width</text:a></text:p>
            </table:table-cell>
            <table:table-cell table:style-name="Table3.A1" office:value-type="string">
              <text:p text:style-name="Table_20_Contents">Specifies the width of the rule between columns</text:p>
            </table:table-cell>
          </table:table-row>
          <table:table-row>
            <table:table-cell table:style-name="Table3.A1" office:value-type="string">
              <text:p text:style-name="Table_20_Contents"><text:a xlink:type="simple" xlink:href="https://www.w3schools.com/cssref/css3_pr_column-span.asp" text:style-name="Internet_20_link" text:visited-style-name="Visited_20_Internet_20_Link">column-span</text:a></text:p>
            </table:table-cell>
            <table:table-cell table:style-name="Table3.A1" office:value-type="string">
              <text:p text:style-name="Table_20_Contents">Specifies how many columns an element should span across</text:p>
            </table:table-cell>
          </table:table-row>
          <table:table-row>
            <table:table-cell table:style-name="Table3.A1" office:value-type="string">
              <text:p text:style-name="Table_20_Contents"><text:a xlink:type="simple" xlink:href="https://www.w3schools.com/cssref/css3_pr_column-width.asp" text:style-name="Internet_20_link" text:visited-style-name="Visited_20_Internet_20_Link">column-width</text:a></text:p>
            </table:table-cell>
            <table:table-cell table:style-name="Table3.A1" office:value-type="string">
              <text:p text:style-name="Table_20_Contents">Specifies the column width</text:p>
            </table:table-cell>
          </table:table-row>
          <table:table-row>
            <table:table-cell table:style-name="Table3.A1" office:value-type="string">
              <text:p text:style-name="Table_20_Contents"><text:a xlink:type="simple" xlink:href="https://www.w3schools.com/cssref/css3_pr_columns.asp" text:style-name="Internet_20_link" text:visited-style-name="Visited_20_Internet_20_Link">columns</text:a></text:p>
            </table:table-cell>
            <table:table-cell table:style-name="Table3.A1" office:value-type="string">
              <text:p text:style-name="Table_20_Contents">A shorthand property for setting column-width and column-count</text:p>
            </table:table-cell>
          </table:table-row>
          <table:table-row>
            <table:table-cell table:style-name="Table3.A1" office:value-type="string">
              <text:p text:style-name="Table_20_Contents"><text:a xlink:type="simple" xlink:href="https://www.w3schools.com/cssref/pr_gen_content.asp" text:style-name="Internet_20_link" text:visited-style-name="Visited_20_Internet_20_Link">content</text:a></text:p>
            </table:table-cell>
            <table:table-cell table:style-name="Table3.A1" office:value-type="string">
              <text:p text:style-name="Table_20_Contents">Used with the :before and :after pseudo-elements, to insert generated content</text:p>
            </table:table-cell>
          </table:table-row>
          <table:table-row>
            <table:table-cell table:style-name="Table3.A1" office:value-type="string">
              <text:p text:style-name="Table_20_Contents"><text:a xlink:type="simple" xlink:href="https://www.w3schools.com/cssref/pr_gen_counter-increment.asp" text:style-name="Internet_20_link" text:visited-style-name="Visited_20_Internet_20_Link">counter-increment</text:a></text:p>
            </table:table-cell>
            <table:table-cell table:style-name="Table3.A1" office:value-type="string">
              <text:p text:style-name="Table_20_Contents">Increases or decreases the value of one or more CSS counters</text:p>
            </table:table-cell>
          </table:table-row>
          <table:table-row>
            <table:table-cell table:style-name="Table3.A1" office:value-type="string">
              <text:p text:style-name="Table_20_Contents"><text:a xlink:type="simple" xlink:href="https://www.w3schools.com/cssref/pr_gen_counter-reset.asp" text:style-name="Internet_20_link" text:visited-style-name="Visited_20_Internet_20_Link">counter-reset</text:a></text:p>
            </table:table-cell>
            <table:table-cell table:style-name="Table3.A1" office:value-type="string">
              <text:p text:style-name="Table_20_Contents">Creates or resets one or more CSS counters</text:p>
            </table:table-cell>
          </table:table-row>
          <table:table-row>
            <table:table-cell table:style-name="Table3.A1" office:value-type="string">
              <text:p text:style-name="Table_20_Contents"><text:a xlink:type="simple" xlink:href="https://www.w3schools.com/cssref/pr_class_cursor.asp" text:style-name="Internet_20_link" text:visited-style-name="Visited_20_Internet_20_Link">cursor</text:a></text:p>
            </table:table-cell>
            <table:table-cell table:style-name="Table3.A1" office:value-type="string">
              <text:p text:style-name="Table_20_Contents">Specifies the mouse cursor to be displayed when pointing over an element</text:p>
            </table:table-cell>
          </table:table-row>
        </table:table>
        <text:h text:style-name="Heading_20_2" text:outline-level="2">D</text:h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Table_20_Contents"><text:a xlink:type="simple" xlink:href="https://www.w3schools.com/cssref/pr_text_direction.asp" text:style-name="Internet_20_link" text:visited-style-name="Visited_20_Internet_20_Link">direction</text:a></text:p>
            </table:table-cell>
            <table:table-cell table:style-name="Table4.A1" office:value-type="string">
              <text:p text:style-name="Table_20_Contents">Specifies the text direction/writing direction</text:p>
            </table:table-cell>
          </table:table-row>
          <table:table-row>
            <table:table-cell table:style-name="Table4.A1" office:value-type="string">
              <text:p text:style-name="Table_20_Contents"><text:a xlink:type="simple" xlink:href="https://www.w3schools.com/cssref/pr_class_display.asp" text:style-name="Internet_20_link" text:visited-style-name="Visited_20_Internet_20_Link">display</text:a></text:p>
            </table:table-cell>
            <table:table-cell table:style-name="Table4.A1" office:value-type="string">
              <text:p text:style-name="Table_20_Contents">Specifies how a certain HTML element should be displayed</text:p>
            </table:table-cell>
          </table:table-row>
        </table:table>
        <text:h text:style-name="Heading_20_2" text:outline-level="2">E</text:h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Table_20_Contents"><text:a xlink:type="simple" xlink:href="https://www.w3schools.com/cssref/pr_tab_empty-cells.asp" text:style-name="Internet_20_link" text:visited-style-name="Visited_20_Internet_20_Link">empty-cells</text:a></text:p>
            </table:table-cell>
            <table:table-cell table:style-name="Table5.A1" office:value-type="string">
              <text:p text:style-name="Table_20_Contents">Specifies whether or not to display borders and background on empty cells in a table</text:p>
            </table:table-cell>
          </table:table-row>
        </table:table>
        <text:h text:style-name="Heading_20_2" text:outline-level="2">F</text:h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Table_20_Contents"><text:a xlink:type="simple" xlink:href="https://www.w3schools.com/cssref/css3_pr_filter.asp" text:style-name="Internet_20_link" text:visited-style-name="Visited_20_Internet_20_Link">filter</text:a></text:p>
            </table:table-cell>
            <table:table-cell table:style-name="Table6.A1" office:value-type="string">
              <text:p text:style-name="Table_20_Contents">Defines effects (e.g. blurring or color shifting) on an element before the element is displayed</text:p>
            </table:table-cell>
          </table:table-row>
          <table:table-row>
            <table:table-cell table:style-name="Table6.A1" office:value-type="string">
              <text:p text:style-name="Table_20_Contents"><text:a xlink:type="simple" xlink:href="https://www.w3schools.com/cssref/css3_pr_flex.asp" text:style-name="Internet_20_link" text:visited-style-name="Visited_20_Internet_20_Link">flex</text:a></text:p>
            </table:table-cell>
            <table:table-cell table:style-name="Table6.A1" office:value-type="string">
              <text:p text:style-name="Table_20_Contents">A shorthand property for the flex-grow, flex-shrink, and the flex-basis properties</text:p>
            </table:table-cell>
          </table:table-row>
          <table:table-row>
            <table:table-cell table:style-name="Table6.A1" office:value-type="string">
              <text:p text:style-name="Table_20_Contents"><text:a xlink:type="simple" xlink:href="https://www.w3schools.com/cssref/css3_pr_flex-basis.asp" text:style-name="Internet_20_link" text:visited-style-name="Visited_20_Internet_20_Link">flex-basis</text:a></text:p>
            </table:table-cell>
            <table:table-cell table:style-name="Table6.A1" office:value-type="string">
              <text:p text:style-name="Table_20_Contents">Specifies the initial length of a flexible item</text:p>
            </table:table-cell>
          </table:table-row>
          <table:table-row>
            <table:table-cell table:style-name="Table6.A1" office:value-type="string">
              <text:p text:style-name="Table_20_Contents"><text:a xlink:type="simple" xlink:href="https://www.w3schools.com/cssref/css3_pr_flex-direction.asp" text:style-name="Internet_20_link" text:visited-style-name="Visited_20_Internet_20_Link">flex-direction</text:a></text:p>
            </table:table-cell>
            <table:table-cell table:style-name="Table6.A1" office:value-type="string">
              <text:p text:style-name="Table_20_Contents">Specifies the direction of the flexible items</text:p>
            </table:table-cell>
          </table:table-row>
          <table:table-row>
            <table:table-cell table:style-name="Table6.A1" office:value-type="string">
              <text:p text:style-name="Table_20_Contents"><text:a xlink:type="simple" xlink:href="https://www.w3schools.com/cssref/css3_pr_flex-flow.asp" text:style-name="Internet_20_link" text:visited-style-name="Visited_20_Internet_20_Link">flex-flow</text:a></text:p>
            </table:table-cell>
            <table:table-cell table:style-name="Table6.A1" office:value-type="string">
              <text:p text:style-name="Table_20_Contents">A shorthand property for the flex-direction and the flex-wrap properties</text:p>
            </table:table-cell>
          </table:table-row>
          <table:table-row>
            <table:table-cell table:style-name="Table6.A1" office:value-type="string">
              <text:p text:style-name="Table_20_Contents"><text:a xlink:type="simple" xlink:href="https://www.w3schools.com/cssref/css3_pr_flex-grow.asp" text:style-name="Internet_20_link" text:visited-style-name="Visited_20_Internet_20_Link">flex-grow</text:a></text:p>
            </table:table-cell>
            <table:table-cell table:style-name="Table6.A1" office:value-type="string">
              <text:p text:style-name="Table_20_Contents">Specifies how much the item will grow relative to the rest</text:p>
            </table:table-cell>
          </table:table-row>
          <table:table-row>
            <table:table-cell table:style-name="Table6.A1" office:value-type="string">
              <text:p text:style-name="Table_20_Contents"><text:a xlink:type="simple" xlink:href="https://www.w3schools.com/cssref/css3_pr_flex-shrink.asp" text:style-name="Internet_20_link" text:visited-style-name="Visited_20_Internet_20_Link">flex-shrink</text:a></text:p>
            </table:table-cell>
            <table:table-cell table:style-name="Table6.A1" office:value-type="string">
              <text:p text:style-name="Table_20_Contents">Specifies how the item will shrink relative to the rest</text:p>
            </table:table-cell>
          </table:table-row>
          <table:table-row>
            <table:table-cell table:style-name="Table6.A1" office:value-type="string">
              <text:p text:style-name="Table_20_Contents"><text:a xlink:type="simple" xlink:href="https://www.w3schools.com/cssref/css3_pr_flex-wrap.asp" text:style-name="Internet_20_link" text:visited-style-name="Visited_20_Internet_20_Link">flex-wrap</text:a></text:p>
            </table:table-cell>
            <table:table-cell table:style-name="Table6.A1" office:value-type="string">
              <text:p text:style-name="Table_20_Contents">Specifies whether the flexible items should wrap or not</text:p>
            </table:table-cell>
          </table:table-row>
          <table:table-row>
            <table:table-cell table:style-name="Table6.A1" office:value-type="string">
              <text:p text:style-name="Table_20_Contents"><text:a xlink:type="simple" xlink:href="https://www.w3schools.com/cssref/pr_class_float.asp" text:style-name="Internet_20_link" text:visited-style-name="Visited_20_Internet_20_Link">float</text:a></text:p>
            </table:table-cell>
            <table:table-cell table:style-name="Table6.A1" office:value-type="string">
              <text:p text:style-name="Table_20_Contents">Specifies whether or not a box should float</text:p>
            </table:table-cell>
          </table:table-row>
          <table:table-row>
            <table:table-cell table:style-name="Table6.A1" office:value-type="string">
              <text:p text:style-name="Table_20_Contents"><text:a xlink:type="simple" xlink:href="https://www.w3schools.com/cssref/pr_font_font.asp" text:style-name="Internet_20_link" text:visited-style-name="Visited_20_Internet_20_Link">font</text:a></text:p>
            </table:table-cell>
            <table:table-cell table:style-name="Table6.A1" office:value-type="string">
              <text:p text:style-name="Table_20_Contents">Sets all the font properties in one declaration</text:p>
            </table:table-cell>
          </table:table-row>
          <table:table-row>
            <table:table-cell table:style-name="Table6.A1" office:value-type="string">
              <text:p text:style-name="Table_20_Contents"><text:a xlink:type="simple" xlink:href="https://www.w3schools.com/cssref/css3_pr_font-face_rule.asp" text:style-name="Internet_20_link" text:visited-style-name="Visited_20_Internet_20_Link">@font-face</text:a></text:p>
            </table:table-cell>
            <table:table-cell table:style-name="Table6.A1" office:value-type="string">
              <text:p text:style-name="Table_20_Contents">A rule that allows websites to download and use fonts other than the "web-safe" fonts</text:p>
            </table:table-cell>
          </table:table-row>
          <table:table-row>
            <table:table-cell table:style-name="Table6.A1" office:value-type="string">
              <text:p text:style-name="Table_20_Contents"><text:a xlink:type="simple" xlink:href="https://www.w3schools.com/cssref/pr_font_font-family.asp" text:style-name="Internet_20_link" text:visited-style-name="Visited_20_Internet_20_Link">font-family</text:a></text:p>
            </table:table-cell>
            <table:table-cell table:style-name="Table6.A1" office:value-type="string">
              <text:p text:style-name="Table_20_Contents">Specifies the font family for text</text:p>
            </table:table-cell>
          </table:table-row>
          <table:table-row>
            <table:table-cell table:style-name="Table6.A1" office:value-type="string">
              <text:p text:style-name="Table_20_Contents">font-feature-settings</text:p>
            </table:table-cell>
            <table:table-cell table:style-name="Table6.A1" office:value-type="string">
              <text:p text:style-name="Table_20_Contents">Allows control over advanced typographic features in OpenType fonts</text:p>
            </table:table-cell>
          </table:table-row>
          <text:soft-page-break/>
          <table:table-row>
            <table:table-cell table:style-name="Table6.A1" office:value-type="string">
              <text:p text:style-name="Table_20_Contents">@font-feature-values</text:p>
            </table:table-cell>
            <table:table-cell table:style-name="Table6.A1" office:value-type="string">
              <text:p text:style-name="Table_20_Contents">Allows authors to use a common name in font-variant-alternate for feature activated differently in OpenType</text:p>
            </table:table-cell>
          </table:table-row>
          <table:table-row>
            <table:table-cell table:style-name="Table6.A1" office:value-type="string">
              <text:p text:style-name="Table_20_Contents"><text:a xlink:type="simple" xlink:href="https://www.w3schools.com/cssref/css3_pr_font-kerning.asp" text:style-name="Internet_20_link" text:visited-style-name="Visited_20_Internet_20_Link">font-kerning</text:a></text:p>
            </table:table-cell>
            <table:table-cell table:style-name="Table6.A1" office:value-type="string">
              <text:p text:style-name="Table_20_Contents">Controls the usage of the kerning information (how letters are spaced)</text:p>
            </table:table-cell>
          </table:table-row>
          <table:table-row>
            <table:table-cell table:style-name="Table6.A1" office:value-type="string">
              <text:p text:style-name="Table_20_Contents">font-language-override</text:p>
            </table:table-cell>
            <table:table-cell table:style-name="Table6.A1" office:value-type="string">
              <text:p text:style-name="Table_20_Contents">Controls the usage of language-specific glyphs in a typeface</text:p>
            </table:table-cell>
          </table:table-row>
          <table:table-row>
            <table:table-cell table:style-name="Table6.A1" office:value-type="string">
              <text:p text:style-name="Table_20_Contents"><text:a xlink:type="simple" xlink:href="https://www.w3schools.com/cssref/pr_font_font-size.asp" text:style-name="Internet_20_link" text:visited-style-name="Visited_20_Internet_20_Link">font-size</text:a></text:p>
            </table:table-cell>
            <table:table-cell table:style-name="Table6.A1" office:value-type="string">
              <text:p text:style-name="Table_20_Contents">Specifies the font size of text</text:p>
            </table:table-cell>
          </table:table-row>
          <table:table-row>
            <table:table-cell table:style-name="Table6.A1" office:value-type="string">
              <text:p text:style-name="Table_20_Contents"><text:a xlink:type="simple" xlink:href="https://www.w3schools.com/cssref/css3_pr_font-size-adjust.asp" text:style-name="Internet_20_link" text:visited-style-name="Visited_20_Internet_20_Link">font-size-adjust</text:a></text:p>
            </table:table-cell>
            <table:table-cell table:style-name="Table6.A1" office:value-type="string">
              <text:p text:style-name="Table_20_Contents">Preserves the readability of text when font fallback occurs</text:p>
            </table:table-cell>
          </table:table-row>
          <table:table-row>
            <table:table-cell table:style-name="Table6.A1" office:value-type="string">
              <text:p text:style-name="Table_20_Contents"><text:a xlink:type="simple" xlink:href="https://www.w3schools.com/cssref/css3_pr_font-stretch.asp" text:style-name="Internet_20_link" text:visited-style-name="Visited_20_Internet_20_Link">font-stretch</text:a></text:p>
            </table:table-cell>
            <table:table-cell table:style-name="Table6.A1" office:value-type="string">
              <text:p text:style-name="Table_20_Contents">Selects a normal, condensed, or expanded face from a font family</text:p>
            </table:table-cell>
          </table:table-row>
          <table:table-row>
            <table:table-cell table:style-name="Table6.A1" office:value-type="string">
              <text:p text:style-name="Table_20_Contents"><text:a xlink:type="simple" xlink:href="https://www.w3schools.com/cssref/pr_font_font-style.asp" text:style-name="Internet_20_link" text:visited-style-name="Visited_20_Internet_20_Link">font-style</text:a></text:p>
            </table:table-cell>
            <table:table-cell table:style-name="Table6.A1" office:value-type="string">
              <text:p text:style-name="Table_20_Contents">Specifies the font style for text</text:p>
            </table:table-cell>
          </table:table-row>
          <table:table-row>
            <table:table-cell table:style-name="Table6.A1" office:value-type="string">
              <text:p text:style-name="Table_20_Contents">font-synthesis</text:p>
            </table:table-cell>
            <table:table-cell table:style-name="Table6.A1" office:value-type="string">
              <text:p text:style-name="Table_20_Contents">Controls which missing typefaces (bold or italic) may be synthesized by the browser</text:p>
            </table:table-cell>
          </table:table-row>
          <table:table-row>
            <table:table-cell table:style-name="Table6.A1" office:value-type="string">
              <text:p text:style-name="Table_20_Contents"><text:a xlink:type="simple" xlink:href="https://www.w3schools.com/cssref/pr_font_font-variant.asp" text:style-name="Internet_20_link" text:visited-style-name="Visited_20_Internet_20_Link">font-variant</text:a></text:p>
            </table:table-cell>
            <table:table-cell table:style-name="Table6.A1" office:value-type="string">
              <text:p text:style-name="Table_20_Contents">Specifies whether or not a text should be displayed in a small-caps font</text:p>
            </table:table-cell>
          </table:table-row>
          <table:table-row>
            <table:table-cell table:style-name="Table6.A1" office:value-type="string">
              <text:p text:style-name="Table_20_Contents">font-variant-alternates</text:p>
            </table:table-cell>
            <table:table-cell table:style-name="Table6.A1" office:value-type="string">
              <text:p text:style-name="Table_20_Contents">Controls the usage of alternate glyphs associated to alternative names defined in @font-feature-values</text:p>
            </table:table-cell>
          </table:table-row>
          <table:table-row>
            <table:table-cell table:style-name="Table6.A1" office:value-type="string">
              <text:p text:style-name="Table_20_Contents">font-variant-caps</text:p>
            </table:table-cell>
            <table:table-cell table:style-name="Table6.A1" office:value-type="string">
              <text:p text:style-name="Table_20_Contents">Controls the usage of alternate glyphs for capital letters</text:p>
            </table:table-cell>
          </table:table-row>
          <table:table-row>
            <table:table-cell table:style-name="Table6.A1" office:value-type="string">
              <text:p text:style-name="Table_20_Contents">font-variant-east-asian</text:p>
            </table:table-cell>
            <table:table-cell table:style-name="Table6.A1" office:value-type="string">
              <text:p text:style-name="Table_20_Contents">Controls the usage of alternate glyphs for East Asian scripts (e.g Japanese and Chinese)</text:p>
            </table:table-cell>
          </table:table-row>
          <table:table-row>
            <table:table-cell table:style-name="Table6.A1" office:value-type="string">
              <text:p text:style-name="Table_20_Contents">font-variant-ligatures</text:p>
            </table:table-cell>
            <table:table-cell table:style-name="Table6.A1" office:value-type="string">
              <text:p text:style-name="Table_20_Contents">Controls which ligatures and contextual forms are used in textual content of the elements it applies to</text:p>
            </table:table-cell>
          </table:table-row>
          <table:table-row>
            <table:table-cell table:style-name="Table6.A1" office:value-type="string">
              <text:p text:style-name="Table_20_Contents">font-variant-numeric</text:p>
            </table:table-cell>
            <table:table-cell table:style-name="Table6.A1" office:value-type="string">
              <text:p text:style-name="Table_20_Contents">Controls the usage of alternate glyphs for numbers, fractions, and ordinal markers</text:p>
            </table:table-cell>
          </table:table-row>
          <table:table-row>
            <table:table-cell table:style-name="Table6.A1" office:value-type="string">
              <text:p text:style-name="Table_20_Contents">font-variant-position</text:p>
            </table:table-cell>
            <table:table-cell table:style-name="Table6.A1" office:value-type="string">
              <text:p text:style-name="Table_20_Contents">Controls the usage of alternate glyphs of smaller size positioned as superscript or subscript regarding the baseline of the font</text:p>
            </table:table-cell>
          </table:table-row>
          <table:table-row>
            <table:table-cell table:style-name="Table6.A1" office:value-type="string">
              <text:p text:style-name="Table_20_Contents"><text:a xlink:type="simple" xlink:href="https://www.w3schools.com/cssref/pr_font_weight.asp" text:style-name="Internet_20_link" text:visited-style-name="Visited_20_Internet_20_Link">font-weight</text:a></text:p>
            </table:table-cell>
            <table:table-cell table:style-name="Table6.A1" office:value-type="string">
              <text:p text:style-name="Table_20_Contents">Specifies the weight of a font</text:p>
            </table:table-cell>
          </table:table-row>
        </table:table>
        <text:h text:style-name="Heading_20_2" text:outline-level="2">G</text:h>
        <table:table table:name="Table7" table:style-name="Table7">
          <table:table-column table:style-name="Table7.A"/>
          <table:table-column table:style-name="Table7.B"/>
          <table:table-row>
            <table:table-cell table:style-name="Table7.A1" office:value-type="string">
              <text:p text:style-name="Table_20_Contents"><text:a xlink:type="simple" xlink:href="https://www.w3schools.com/cssref/pr_grid.asp" text:style-name="Internet_20_link" text:visited-style-name="Visited_20_Internet_20_Link">grid</text:a></text:p>
            </table:table-cell>
            <table:table-cell table:style-name="Table7.A1" office:value-type="string">
              <text:p text:style-name="Table_20_Contents">A shorthand property</text:p>
            </table:table-cell>
          </table:table-row>
          <table:table-row>
            <table:table-cell table:style-name="Table7.A1" office:value-type="string">
              <text:p text:style-name="Table_20_Contents"><text:a xlink:type="simple" xlink:href="https://www.w3schools.com/cssref/pr_grid-area.asp" text:style-name="Internet_20_link" text:visited-style-name="Visited_20_Internet_20_Link">grid-area</text:a></text:p>
            </table:table-cell>
            <table:table-cell table:style-name="Table7.A1" office:value-type="string">
              <text:p text:style-name="Table_20_Contents">Either specifies a name for the grid item, or this property is a shorthand property for the <text:span text:style-name="Emphasis">grid-row-start</text:span>, <text:span text:style-name="Emphasis">grid-column-start</text:span>, <text:span text:style-name="Emphasis">grid-row-end</text:span>, and <text:span text:style-name="Emphasis">grid-column-end</text:span> properties</text:p>
            </table:table-cell>
          </table:table-row>
          <table:table-row>
            <table:table-cell table:style-name="Table7.A1" office:value-type="string">
              <text:p text:style-name="Table_20_Contents"><text:a xlink:type="simple" xlink:href="https://www.w3schools.com/cssref/pr_grid-auto-columns.asp" text:style-name="Internet_20_link" text:visited-style-name="Visited_20_Internet_20_Link">grid-auto-columns</text:a></text:p>
            </table:table-cell>
            <table:table-cell table:style-name="Table7.A1" office:value-type="string">
              <text:p text:style-name="Table_20_Contents">Specifies a default column size</text:p>
            </table:table-cell>
          </table:table-row>
          <table:table-row>
            <table:table-cell table:style-name="Table7.A1" office:value-type="string">
              <text:p text:style-name="Table_20_Contents"><text:a xlink:type="simple" xlink:href="https://www.w3schools.com/cssref/pr_grid-auto-flow.asp" text:style-name="Internet_20_link" text:visited-style-name="Visited_20_Internet_20_Link">grid-auto-flow</text:a></text:p>
            </table:table-cell>
            <table:table-cell table:style-name="Table7.A1" office:value-type="string">
              <text:p text:style-name="Table_20_Contents">Specifies how auto-placed items are inserted in the grid</text:p>
            </table:table-cell>
          </table:table-row>
          <table:table-row>
            <table:table-cell table:style-name="Table7.A1" office:value-type="string">
              <text:p text:style-name="Table_20_Contents"><text:a xlink:type="simple" xlink:href="https://www.w3schools.com/cssref/pr_grid-auto-rows.asp" text:style-name="Internet_20_link" text:visited-style-name="Visited_20_Internet_20_Link">grid-auto-rows</text:a></text:p>
            </table:table-cell>
            <table:table-cell table:style-name="Table7.A1" office:value-type="string">
              <text:p text:style-name="Table_20_Contents">Specifies a default row size</text:p>
            </table:table-cell>
          </table:table-row>
          <table:table-row>
            <table:table-cell table:style-name="Table7.A1" office:value-type="string">
              <text:p text:style-name="Table_20_Contents"><text:a xlink:type="simple" xlink:href="https://www.w3schools.com/cssref/pr_grid-column.asp" text:style-name="Internet_20_link" text:visited-style-name="Visited_20_Internet_20_Link">grid-column</text:a></text:p>
            </table:table-cell>
            <table:table-cell table:style-name="Table7.A1" office:value-type="string">
              <text:p text:style-name="Table_20_Contents">A shorthand property for the <text:span text:style-name="Emphasis">grid-column-start</text:span> and the <text:span text:style-name="Emphasis">grid-column-end</text:span> properties</text:p>
            </table:table-cell>
          </table:table-row>
          <table:table-row>
            <table:table-cell table:style-name="Table7.A1" office:value-type="string">
              <text:p text:style-name="Table_20_Contents"><text:a xlink:type="simple" xlink:href="https://www.w3schools.com/cssref/pr_grid-column-end.asp" text:style-name="Internet_20_link" text:visited-style-name="Visited_20_Internet_20_Link">grid-column-end</text:a></text:p>
            </table:table-cell>
            <table:table-cell table:style-name="Table7.A1" office:value-type="string">
              <text:p text:style-name="Table_20_Contents">Specifies where to end the grid item</text:p>
            </table:table-cell>
          </table:table-row>
          <table:table-row>
            <table:table-cell table:style-name="Table7.A1" office:value-type="string">
              <text:p text:style-name="Table_20_Contents"><text:a xlink:type="simple" xlink:href="https://www.w3schools.com/cssref/pr_grid-column-gap.asp" text:style-name="Internet_20_link" text:visited-style-name="Visited_20_Internet_20_Link">grid-column-gap</text:a></text:p>
            </table:table-cell>
            <table:table-cell table:style-name="Table7.A1" office:value-type="string">
              <text:p text:style-name="Table_20_Contents">Specifies the size of the gap between columns</text:p>
            </table:table-cell>
          </table:table-row>
          <table:table-row>
            <table:table-cell table:style-name="Table7.A1" office:value-type="string">
              <text:p text:style-name="Table_20_Contents"><text:a xlink:type="simple" xlink:href="https://www.w3schools.com/cssref/pr_grid-column-start.asp" text:style-name="Internet_20_link" text:visited-style-name="Visited_20_Internet_20_Link">grid-column-start</text:a></text:p>
            </table:table-cell>
            <table:table-cell table:style-name="Table7.A1" office:value-type="string">
              <text:p text:style-name="Table_20_Contents">Specifies where to start the grid item</text:p>
            </table:table-cell>
          </table:table-row>
          <table:table-row>
            <table:table-cell table:style-name="Table7.A1" office:value-type="string">
              <text:p text:style-name="Table_20_Contents"><text:a xlink:type="simple" xlink:href="https://www.w3schools.com/cssref/pr_grid-gap.asp" text:style-name="Internet_20_link" text:visited-style-name="Visited_20_Internet_20_Link">grid-gap</text:a></text:p>
            </table:table-cell>
            <table:table-cell table:style-name="Table7.A1" office:value-type="string">
              <text:p text:style-name="Table_20_Contents">A shorthand property for the <text:span text:style-name="Emphasis">grid-row-gap</text:span> and <text:span text:style-name="Emphasis">grid-column-gap</text:span> properties</text:p>
            </table:table-cell>
          </table:table-row>
          <table:table-row>
            <table:table-cell table:style-name="Table7.A1" office:value-type="string">
              <text:p text:style-name="Table_20_Contents"><text:a xlink:type="simple" xlink:href="https://www.w3schools.com/cssref/pr_grid-row.asp" text:style-name="Internet_20_link" text:visited-style-name="Visited_20_Internet_20_Link">grid-row</text:a></text:p>
            </table:table-cell>
            <table:table-cell table:style-name="Table7.A1" office:value-type="string">
              <text:p text:style-name="Table_20_Contents">A shorthand property for the <text:span text:style-name="Emphasis">grid-row-start</text:span> and the <text:span text:style-name="Emphasis">grid-row-end</text:span> properties</text:p>
            </table:table-cell>
          </table:table-row>
          <table:table-row>
            <table:table-cell table:style-name="Table7.A1" office:value-type="string">
              <text:p text:style-name="Table_20_Contents"><text:a xlink:type="simple" xlink:href="https://www.w3schools.com/cssref/pr_grid-row-end.asp" text:style-name="Internet_20_link" text:visited-style-name="Visited_20_Internet_20_Link">grid-row-end</text:a></text:p>
            </table:table-cell>
            <table:table-cell table:style-name="Table7.A1" office:value-type="string">
              <text:p text:style-name="Table_20_Contents">Specifies where to end the grid item</text:p>
            </table:table-cell>
          </table:table-row>
          <table:table-row>
            <table:table-cell table:style-name="Table7.A1" office:value-type="string">
              <text:p text:style-name="Table_20_Contents"><text:a xlink:type="simple" xlink:href="https://www.w3schools.com/cssref/pr_grid-row-gap.asp" text:style-name="Internet_20_link" text:visited-style-name="Visited_20_Internet_20_Link">grid-row-gap</text:a></text:p>
            </table:table-cell>
            <table:table-cell table:style-name="Table7.A1" office:value-type="string">
              <text:p text:style-name="Table_20_Contents">Specifies the size of the gap between rows</text:p>
            </table:table-cell>
          </table:table-row>
          <table:table-row>
            <table:table-cell table:style-name="Table7.A1" office:value-type="string">
              <text:p text:style-name="Table_20_Contents"><text:a xlink:type="simple" xlink:href="https://www.w3schools.com/cssref/pr_grid-row-start.asp" text:style-name="Internet_20_link" text:visited-style-name="Visited_20_Internet_20_Link">grid-row-start</text:a></text:p>
            </table:table-cell>
            <table:table-cell table:style-name="Table7.A1" office:value-type="string">
              <text:p text:style-name="Table_20_Contents">Specifies where to start the grid item</text:p>
            </table:table-cell>
          </table:table-row>
          <table:table-row>
            <table:table-cell table:style-name="Table7.A1" office:value-type="string">
              <text:p text:style-name="Table_20_Contents"><text:a xlink:type="simple" xlink:href="https://www.w3schools.com/cssref/pr_grid-template.asp" text:style-name="Internet_20_link" text:visited-style-name="Visited_20_Internet_20_Link">grid-template</text:a></text:p>
            </table:table-cell>
            <table:table-cell table:style-name="Table7.A1" office:value-type="string">
              <text:p text:style-name="Table_20_Contents">A shorthand property for the <text:span text:style-name="Emphasis">grid-template-rows</text:span>, <text:span text:style-name="Emphasis">grid-template-</text:span><text:soft-page-break/><text:span text:style-name="Emphasis">columns</text:span> and <text:span text:style-name="Emphasis">grid-areas</text:span> properties</text:p>
            </table:table-cell>
          </table:table-row>
          <table:table-row>
            <table:table-cell table:style-name="Table7.A1" office:value-type="string">
              <text:p text:style-name="Table_20_Contents"><text:a xlink:type="simple" xlink:href="https://www.w3schools.com/cssref/pr_grid-template-areas.asp" text:style-name="Internet_20_link" text:visited-style-name="Visited_20_Internet_20_Link">grid-template-areas</text:a></text:p>
            </table:table-cell>
            <table:table-cell table:style-name="Table7.A1" office:value-type="string">
              <text:p text:style-name="Table_20_Contents">Specifies how to display columns and rows, using named grid items</text:p>
            </table:table-cell>
          </table:table-row>
          <table:table-row>
            <table:table-cell table:style-name="Table7.A1" office:value-type="string">
              <text:p text:style-name="Table_20_Contents"><text:a xlink:type="simple" xlink:href="https://www.w3schools.com/cssref/pr_grid-template-columns.asp" text:style-name="Internet_20_link" text:visited-style-name="Visited_20_Internet_20_Link">grid-template-columns</text:a></text:p>
            </table:table-cell>
            <table:table-cell table:style-name="Table7.A1" office:value-type="string">
              <text:p text:style-name="Table_20_Contents">Specifies the size of the columns, and how many columns in a grid layout</text:p>
            </table:table-cell>
          </table:table-row>
          <table:table-row>
            <table:table-cell table:style-name="Table7.A1" office:value-type="string">
              <text:p text:style-name="Table_20_Contents"><text:a xlink:type="simple" xlink:href="https://www.w3schools.com/cssref/pr_grid-template-rows.asp" text:style-name="Internet_20_link" text:visited-style-name="Visited_20_Internet_20_Link">grid-template-rows</text:a></text:p>
            </table:table-cell>
            <table:table-cell table:style-name="Table7.A1" office:value-type="string">
              <text:p text:style-name="Table_20_Contents">Specifies the size of the rows in a grid layout</text:p>
            </table:table-cell>
          </table:table-row>
        </table:table>
        <text:h text:style-name="Heading_20_2" text:outline-level="2">H</text:h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Table_20_Contents"><text:a xlink:type="simple" xlink:href="https://www.w3schools.com/cssref/css3_pr_hanging-punctuation.asp" text:style-name="Internet_20_link" text:visited-style-name="Visited_20_Internet_20_Link">hanging-punctuation</text:a></text:p>
            </table:table-cell>
            <table:table-cell table:style-name="Table8.A1" office:value-type="string">
              <text:p text:style-name="Table_20_Contents">Specifies whether a punctuation character may be placed outside the line box</text:p>
            </table:table-cell>
          </table:table-row>
          <table:table-row>
            <table:table-cell table:style-name="Table8.A1" office:value-type="string">
              <text:p text:style-name="Table_20_Contents"><text:a xlink:type="simple" xlink:href="https://www.w3schools.com/cssref/pr_dim_height.asp" text:style-name="Internet_20_link" text:visited-style-name="Visited_20_Internet_20_Link">height</text:a></text:p>
            </table:table-cell>
            <table:table-cell table:style-name="Table8.A1" office:value-type="string">
              <text:p text:style-name="Table_20_Contents">Sets the height of an element</text:p>
            </table:table-cell>
          </table:table-row>
          <table:table-row>
            <table:table-cell table:style-name="Table8.A1" office:value-type="string">
              <text:p text:style-name="Table_20_Contents"><text:a xlink:type="simple" xlink:href="https://www.w3schools.com/cssref/css3_pr_hyphens.asp" text:style-name="Internet_20_link" text:visited-style-name="Visited_20_Internet_20_Link">hyphens</text:a></text:p>
            </table:table-cell>
            <table:table-cell table:style-name="Table8.A1" office:value-type="string">
              <text:p text:style-name="Table_20_Contents">Sets how to split words to improve the layout of paragraphs</text:p>
            </table:table-cell>
          </table:table-row>
        </table:table>
        <text:h text:style-name="Heading_20_2" text:outline-level="2">I</text:h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Table_20_Contents">image-rendering</text:p>
            </table:table-cell>
            <table:table-cell table:style-name="Table9.A1" office:value-type="string">
              <text:p text:style-name="Table_20_Contents">Gives a hint to the browser about what aspects of an image are most important to preserve when the image is scaled</text:p>
            </table:table-cell>
          </table:table-row>
          <table:table-row>
            <table:table-cell table:style-name="Table9.A1" office:value-type="string">
              <text:p text:style-name="Table_20_Contents"><text:a xlink:type="simple" xlink:href="https://www.w3schools.com/cssref/pr_import_rule.asp" text:style-name="Internet_20_link" text:visited-style-name="Visited_20_Internet_20_Link">@import</text:a></text:p>
            </table:table-cell>
            <table:table-cell table:style-name="Table9.A1" office:value-type="string">
              <text:p text:style-name="Table_20_Contents">Allows you to import a style sheet into another style sheet</text:p>
            </table:table-cell>
          </table:table-row>
          <table:table-row>
            <table:table-cell table:style-name="Table9.A1" office:value-type="string">
              <text:p text:style-name="Table_20_Contents"><text:a xlink:type="simple" xlink:href="https://www.w3schools.com/cssref/css3_pr_isolation.asp" text:style-name="Internet_20_link" text:visited-style-name="Visited_20_Internet_20_Link">isolation</text:a></text:p>
            </table:table-cell>
            <table:table-cell table:style-name="Table9.A1" office:value-type="string">
              <text:p text:style-name="Table_20_Contents">Defines whether an element must create a new stacking content</text:p>
            </table:table-cell>
          </table:table-row>
        </table:table>
        <text:h text:style-name="Heading_20_2" text:outline-level="2">J</text:h>
        <table:table table:name="Table10" table:style-name="Table10">
          <table:table-column table:style-name="Table10.A"/>
          <table:table-column table:style-name="Table10.B"/>
          <table:table-row>
            <table:table-cell table:style-name="Table10.A1" office:value-type="string">
              <text:p text:style-name="Table_20_Contents"><text:a xlink:type="simple" xlink:href="https://www.w3schools.com/cssref/css3_pr_justify-content.asp" text:style-name="Internet_20_link" text:visited-style-name="Visited_20_Internet_20_Link">justify-content</text:a></text:p>
            </table:table-cell>
            <table:table-cell table:style-name="Table10.A1" office:value-type="string">
              <text:p text:style-name="Table_20_Contents">Specifies the alignment between the items inside a flexible container when the items do not use all available space</text:p>
            </table:table-cell>
          </table:table-row>
        </table:table>
        <text:h text:style-name="Heading_20_2" text:outline-level="2">K</text:h>
        <table:table table:name="Table11" table:style-name="Table11">
          <table:table-column table:style-name="Table11.A"/>
          <table:table-column table:style-name="Table11.B"/>
          <table:table-row>
            <table:table-cell table:style-name="Table11.A1" office:value-type="string">
              <text:p text:style-name="Table_20_Contents"><text:a xlink:type="simple" xlink:href="https://www.w3schools.com/cssref/css3_pr_animation-keyframes.asp" text:style-name="Internet_20_link" text:visited-style-name="Visited_20_Internet_20_Link">@keyframes</text:a></text:p>
            </table:table-cell>
            <table:table-cell table:style-name="Table11.A1" office:value-type="string">
              <text:p text:style-name="Table_20_Contents">Specifies the animation code</text:p>
            </table:table-cell>
          </table:table-row>
        </table:table>
        <text:h text:style-name="Heading_20_2" text:outline-level="2">L</text:h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office:value-type="string">
              <text:p text:style-name="Table_20_Contents"><text:a xlink:type="simple" xlink:href="https://www.w3schools.com/cssref/pr_pos_left.asp" text:style-name="Internet_20_link" text:visited-style-name="Visited_20_Internet_20_Link">left</text:a></text:p>
            </table:table-cell>
            <table:table-cell table:style-name="Table12.A1" office:value-type="string">
              <text:p text:style-name="Table_20_Contents">Specifies the left position of a positioned element</text:p>
            </table:table-cell>
          </table:table-row>
          <table:table-row>
            <table:table-cell table:style-name="Table12.A1" office:value-type="string">
              <text:p text:style-name="Table_20_Contents"><text:a xlink:type="simple" xlink:href="https://www.w3schools.com/cssref/pr_text_letter-spacing.asp" text:style-name="Internet_20_link" text:visited-style-name="Visited_20_Internet_20_Link">letter-spacing</text:a></text:p>
            </table:table-cell>
            <table:table-cell table:style-name="Table12.A1" office:value-type="string">
              <text:p text:style-name="Table_20_Contents">Increases or decreases the space between characters in a text</text:p>
            </table:table-cell>
          </table:table-row>
          <table:table-row>
            <table:table-cell table:style-name="Table12.A1" office:value-type="string">
              <text:p text:style-name="Table_20_Contents">line-break</text:p>
            </table:table-cell>
            <table:table-cell table:style-name="Table12.A1" office:value-type="string">
              <text:p text:style-name="Table_20_Contents">Specifies how/if to break lines</text:p>
            </table:table-cell>
          </table:table-row>
          <table:table-row>
            <table:table-cell table:style-name="Table12.A1" office:value-type="string">
              <text:p text:style-name="Table_20_Contents"><text:a xlink:type="simple" xlink:href="https://www.w3schools.com/cssref/pr_dim_line-height.asp" text:style-name="Internet_20_link" text:visited-style-name="Visited_20_Internet_20_Link">line-height</text:a></text:p>
            </table:table-cell>
            <table:table-cell table:style-name="Table12.A1" office:value-type="string">
              <text:p text:style-name="Table_20_Contents">Sets the line height</text:p>
            </table:table-cell>
          </table:table-row>
          <table:table-row>
            <table:table-cell table:style-name="Table12.A1" office:value-type="string">
              <text:p text:style-name="Table_20_Contents"><text:a xlink:type="simple" xlink:href="https://www.w3schools.com/cssref/pr_list-style.asp" text:style-name="Internet_20_link" text:visited-style-name="Visited_20_Internet_20_Link">list-style</text:a></text:p>
            </table:table-cell>
            <table:table-cell table:style-name="Table12.A1" office:value-type="string">
              <text:p text:style-name="Table_20_Contents">Sets all the properties for a list in one declaration</text:p>
            </table:table-cell>
          </table:table-row>
          <table:table-row>
            <table:table-cell table:style-name="Table12.A1" office:value-type="string">
              <text:p text:style-name="Table_20_Contents"><text:a xlink:type="simple" xlink:href="https://www.w3schools.com/cssref/pr_list-style-image.asp" text:style-name="Internet_20_link" text:visited-style-name="Visited_20_Internet_20_Link">list-style-image</text:a></text:p>
            </table:table-cell>
            <table:table-cell table:style-name="Table12.A1" office:value-type="string">
              <text:p text:style-name="Table_20_Contents">Specifies an image as the list-item marker</text:p>
            </table:table-cell>
          </table:table-row>
          <table:table-row>
            <table:table-cell table:style-name="Table12.A1" office:value-type="string">
              <text:p text:style-name="Table_20_Contents"><text:a xlink:type="simple" xlink:href="https://www.w3schools.com/cssref/pr_list-style-position.asp" text:style-name="Internet_20_link" text:visited-style-name="Visited_20_Internet_20_Link">list-style-position</text:a></text:p>
            </table:table-cell>
            <table:table-cell table:style-name="Table12.A1" office:value-type="string">
              <text:p text:style-name="Table_20_Contents">Specifies the position of the list-item markers (bullet points)</text:p>
            </table:table-cell>
          </table:table-row>
          <table:table-row>
            <table:table-cell table:style-name="Table12.A1" office:value-type="string">
              <text:p text:style-name="Table_20_Contents"><text:a xlink:type="simple" xlink:href="https://www.w3schools.com/cssref/pr_list-style-type.asp" text:style-name="Internet_20_link" text:visited-style-name="Visited_20_Internet_20_Link">list-style-type</text:a></text:p>
            </table:table-cell>
            <table:table-cell table:style-name="Table12.A1" office:value-type="string">
              <text:p text:style-name="Table_20_Contents">Specifies the type of list-item marker</text:p>
            </table:table-cell>
          </table:table-row>
        </table:table>
        <text:h text:style-name="Heading_20_2" text:outline-level="2">M</text:h>
        <table:table table:name="Table13" table:style-name="Table13">
          <table:table-column table:style-name="Table13.A"/>
          <table:table-column table:style-name="Table13.B"/>
          <table:table-row>
            <table:table-cell table:style-name="Table13.A1" office:value-type="string">
              <text:p text:style-name="Table_20_Contents"><text:a xlink:type="simple" xlink:href="https://www.w3schools.com/cssref/pr_margin.asp" text:style-name="Internet_20_link" text:visited-style-name="Visited_20_Internet_20_Link">margin</text:a></text:p>
            </table:table-cell>
            <table:table-cell table:style-name="Table13.A1" office:value-type="string">
              <text:p text:style-name="Table_20_Contents">Sets all the margin properties in one declaration</text:p>
            </table:table-cell>
          </table:table-row>
          <table:table-row>
            <table:table-cell table:style-name="Table13.A1" office:value-type="string">
              <text:p text:style-name="Table_20_Contents"><text:a xlink:type="simple" xlink:href="https://www.w3schools.com/cssref/pr_margin-bottom.asp" text:style-name="Internet_20_link" text:visited-style-name="Visited_20_Internet_20_Link">margin-bottom</text:a></text:p>
            </table:table-cell>
            <table:table-cell table:style-name="Table13.A1" office:value-type="string">
              <text:p text:style-name="Table_20_Contents">Sets the bottom margin of an element</text:p>
            </table:table-cell>
          </table:table-row>
          <table:table-row>
            <table:table-cell table:style-name="Table13.A1" office:value-type="string">
              <text:p text:style-name="Table_20_Contents"><text:a xlink:type="simple" xlink:href="https://www.w3schools.com/cssref/pr_margin-left.asp" text:style-name="Internet_20_link" text:visited-style-name="Visited_20_Internet_20_Link">margin-left</text:a></text:p>
            </table:table-cell>
            <table:table-cell table:style-name="Table13.A1" office:value-type="string">
              <text:p text:style-name="Table_20_Contents">Sets the left margin of an element</text:p>
            </table:table-cell>
          </table:table-row>
          <table:table-row>
            <table:table-cell table:style-name="Table13.A1" office:value-type="string">
              <text:p text:style-name="Table_20_Contents"><text:a xlink:type="simple" xlink:href="https://www.w3schools.com/cssref/pr_margin-right.asp" text:style-name="Internet_20_link" text:visited-style-name="Visited_20_Internet_20_Link">margin-right</text:a></text:p>
            </table:table-cell>
            <table:table-cell table:style-name="Table13.A1" office:value-type="string">
              <text:p text:style-name="Table_20_Contents">Sets the right margin of an element</text:p>
            </table:table-cell>
          </table:table-row>
          <table:table-row>
            <table:table-cell table:style-name="Table13.A1" office:value-type="string">
              <text:p text:style-name="Table_20_Contents"><text:a xlink:type="simple" xlink:href="https://www.w3schools.com/cssref/pr_margin-top.asp" text:style-name="Internet_20_link" text:visited-style-name="Visited_20_Internet_20_Link">margin-top</text:a></text:p>
            </table:table-cell>
            <table:table-cell table:style-name="Table13.A1" office:value-type="string">
              <text:p text:style-name="Table_20_Contents">Sets the top margin of an element</text:p>
            </table:table-cell>
          </table:table-row>
          <table:table-row>
            <table:table-cell table:style-name="Table13.A1" office:value-type="string">
              <text:p text:style-name="Table_20_Contents"><text:a xlink:type="simple" xlink:href="https://www.w3schools.com/cssref/pr_dim_max-height.asp" text:style-name="Internet_20_link" text:visited-style-name="Visited_20_Internet_20_Link">max-height</text:a></text:p>
            </table:table-cell>
            <table:table-cell table:style-name="Table13.A1" office:value-type="string">
              <text:p text:style-name="Table_20_Contents">Sets the maximum height of an element</text:p>
            </table:table-cell>
          </table:table-row>
          <table:table-row>
            <table:table-cell table:style-name="Table13.A1" office:value-type="string">
              <text:p text:style-name="Table_20_Contents"><text:a xlink:type="simple" xlink:href="https://www.w3schools.com/cssref/pr_dim_max-width.asp" text:style-name="Internet_20_link" text:visited-style-name="Visited_20_Internet_20_Link">max-width</text:a></text:p>
            </table:table-cell>
            <table:table-cell table:style-name="Table13.A1" office:value-type="string">
              <text:p text:style-name="Table_20_Contents">Sets the maximum width of an element</text:p>
            </table:table-cell>
          </table:table-row>
          <table:table-row>
            <table:table-cell table:style-name="Table13.A1" office:value-type="string">
              <text:p text:style-name="Table_20_Contents"><text:a xlink:type="simple" xlink:href="https://www.w3schools.com/cssref/css3_pr_mediaquery.asp" text:style-name="Internet_20_link" text:visited-style-name="Visited_20_Internet_20_Link">@media</text:a></text:p>
            </table:table-cell>
            <table:table-cell table:style-name="Table13.A1" office:value-type="string">
              <text:p text:style-name="Table_20_Contents">Sets the style rules for different media types/devices/sizes</text:p>
            </table:table-cell>
          </table:table-row>
          <text:soft-page-break/>
          <table:table-row>
            <table:table-cell table:style-name="Table13.A1" office:value-type="string">
              <text:p text:style-name="Table_20_Contents"><text:a xlink:type="simple" xlink:href="https://www.w3schools.com/cssref/pr_dim_min-height.asp" text:style-name="Internet_20_link" text:visited-style-name="Visited_20_Internet_20_Link">min-height</text:a></text:p>
            </table:table-cell>
            <table:table-cell table:style-name="Table13.A1" office:value-type="string">
              <text:p text:style-name="Table_20_Contents">Sets the minimum height of an element</text:p>
            </table:table-cell>
          </table:table-row>
          <table:table-row>
            <table:table-cell table:style-name="Table13.A1" office:value-type="string">
              <text:p text:style-name="Table_20_Contents"><text:a xlink:type="simple" xlink:href="https://www.w3schools.com/cssref/pr_dim_min-width.asp" text:style-name="Internet_20_link" text:visited-style-name="Visited_20_Internet_20_Link">min-width</text:a></text:p>
            </table:table-cell>
            <table:table-cell table:style-name="Table13.A1" office:value-type="string">
              <text:p text:style-name="Table_20_Contents">Sets the minimum width of an element</text:p>
            </table:table-cell>
          </table:table-row>
        </table:table>
        <text:h text:style-name="Heading_20_2" text:outline-level="2">O</text:h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Table_20_Contents"><text:a xlink:type="simple" xlink:href="https://www.w3schools.com/cssref/css3_pr_object-fit.asp" text:style-name="Internet_20_link" text:visited-style-name="Visited_20_Internet_20_Link">object-fit</text:a></text:p>
            </table:table-cell>
            <table:table-cell table:style-name="Table14.A1" office:value-type="string">
              <text:p text:style-name="Table_20_Contents">Specifies how the contents of a replaced element should be fitted to the box established by its used height and width</text:p>
            </table:table-cell>
          </table:table-row>
          <table:table-row>
            <table:table-cell table:style-name="Table14.A1" office:value-type="string">
              <text:p text:style-name="Table_20_Contents">object-position</text:p>
            </table:table-cell>
            <table:table-cell table:style-name="Table14.A1" office:value-type="string">
              <text:p text:style-name="Table_20_Contents">Specifies the alignment of the replaced element inside its box</text:p>
            </table:table-cell>
          </table:table-row>
          <table:table-row>
            <table:table-cell table:style-name="Table14.A1" office:value-type="string">
              <text:p text:style-name="Table_20_Contents"><text:a xlink:type="simple" xlink:href="https://www.w3schools.com/cssref/css3_pr_opacity.asp" text:style-name="Internet_20_link" text:visited-style-name="Visited_20_Internet_20_Link">opacity</text:a></text:p>
            </table:table-cell>
            <table:table-cell table:style-name="Table14.A1" office:value-type="string">
              <text:p text:style-name="Table_20_Contents">Sets the opacity level for an element</text:p>
            </table:table-cell>
          </table:table-row>
          <table:table-row>
            <table:table-cell table:style-name="Table14.A1" office:value-type="string">
              <text:p text:style-name="Table_20_Contents"><text:a xlink:type="simple" xlink:href="https://www.w3schools.com/cssref/css3_pr_order.asp" text:style-name="Internet_20_link" text:visited-style-name="Visited_20_Internet_20_Link">order</text:a></text:p>
            </table:table-cell>
            <table:table-cell table:style-name="Table14.A1" office:value-type="string">
              <text:p text:style-name="Table_20_Contents">Sets the order of the flexible item, relative to the rest</text:p>
            </table:table-cell>
          </table:table-row>
          <table:table-row>
            <table:table-cell table:style-name="Table14.A1" office:value-type="string">
              <text:p text:style-name="Table_20_Contents">orphans</text:p>
            </table:table-cell>
            <table:table-cell table:style-name="Table14.A1" office:value-type="string">
              <text:p text:style-name="Table_20_Contents">Sets the minimum number of lines that must be left at the bottom of a page when a page break occurs inside an element</text:p>
            </table:table-cell>
          </table:table-row>
          <table:table-row>
            <table:table-cell table:style-name="Table14.A1" office:value-type="string">
              <text:p text:style-name="Table_20_Contents"><text:a xlink:type="simple" xlink:href="https://www.w3schools.com/cssref/pr_outline.asp" text:style-name="Internet_20_link" text:visited-style-name="Visited_20_Internet_20_Link">outline</text:a></text:p>
            </table:table-cell>
            <table:table-cell table:style-name="Table14.A1" office:value-type="string">
              <text:p text:style-name="Table_20_Contents">Sets all the outline properties in one declaration</text:p>
            </table:table-cell>
          </table:table-row>
          <table:table-row>
            <table:table-cell table:style-name="Table14.A1" office:value-type="string">
              <text:p text:style-name="Table_20_Contents"><text:a xlink:type="simple" xlink:href="https://www.w3schools.com/cssref/pr_outline-color.asp" text:style-name="Internet_20_link" text:visited-style-name="Visited_20_Internet_20_Link">outline-color</text:a></text:p>
            </table:table-cell>
            <table:table-cell table:style-name="Table14.A1" office:value-type="string">
              <text:p text:style-name="Table_20_Contents">Sets the color of an outline</text:p>
            </table:table-cell>
          </table:table-row>
          <table:table-row>
            <table:table-cell table:style-name="Table14.A1" office:value-type="string">
              <text:p text:style-name="Table_20_Contents"><text:a xlink:type="simple" xlink:href="https://www.w3schools.com/cssref/css3_pr_outline-offset.asp" text:style-name="Internet_20_link" text:visited-style-name="Visited_20_Internet_20_Link">outline-offset</text:a></text:p>
            </table:table-cell>
            <table:table-cell table:style-name="Table14.A1" office:value-type="string">
              <text:p text:style-name="Table_20_Contents">Offsets an outline, and draws it beyond the border edge</text:p>
            </table:table-cell>
          </table:table-row>
          <table:table-row>
            <table:table-cell table:style-name="Table14.A1" office:value-type="string">
              <text:p text:style-name="Table_20_Contents"><text:a xlink:type="simple" xlink:href="https://www.w3schools.com/cssref/pr_outline-style.asp" text:style-name="Internet_20_link" text:visited-style-name="Visited_20_Internet_20_Link">outline-style</text:a></text:p>
            </table:table-cell>
            <table:table-cell table:style-name="Table14.A1" office:value-type="string">
              <text:p text:style-name="Table_20_Contents">Sets the style of an outline</text:p>
            </table:table-cell>
          </table:table-row>
          <table:table-row>
            <table:table-cell table:style-name="Table14.A1" office:value-type="string">
              <text:p text:style-name="Table_20_Contents"><text:a xlink:type="simple" xlink:href="https://www.w3schools.com/cssref/pr_outline-width.asp" text:style-name="Internet_20_link" text:visited-style-name="Visited_20_Internet_20_Link">outline-width</text:a></text:p>
            </table:table-cell>
            <table:table-cell table:style-name="Table14.A1" office:value-type="string">
              <text:p text:style-name="Table_20_Contents">Sets the width of an outline</text:p>
            </table:table-cell>
          </table:table-row>
          <table:table-row>
            <table:table-cell table:style-name="Table14.A1" office:value-type="string">
              <text:p text:style-name="Table_20_Contents"><text:a xlink:type="simple" xlink:href="https://www.w3schools.com/cssref/pr_pos_overflow.asp" text:style-name="Internet_20_link" text:visited-style-name="Visited_20_Internet_20_Link">overflow</text:a></text:p>
            </table:table-cell>
            <table:table-cell table:style-name="Table14.A1" office:value-type="string">
              <text:p text:style-name="Table_20_Contents">Specifies what happens if content overflows an element's box</text:p>
            </table:table-cell>
          </table:table-row>
          <table:table-row>
            <table:table-cell table:style-name="Table14.A1" office:value-type="string">
              <text:p text:style-name="Table_20_Contents">overflow-wrap</text:p>
            </table:table-cell>
            <table:table-cell table:style-name="Table14.A1" office:value-type="string">
              <text:p text:style-name="Table_20_Contents">Specifies whether or not the browser may break lines within words in order to prevent overflow (when a string is too long to fit its containing box)</text:p>
            </table:table-cell>
          </table:table-row>
          <table:table-row>
            <table:table-cell table:style-name="Table14.A1" office:value-type="string">
              <text:p text:style-name="Table_20_Contents"><text:a xlink:type="simple" xlink:href="https://www.w3schools.com/cssref/css3_pr_overflow-x.asp" text:style-name="Internet_20_link" text:visited-style-name="Visited_20_Internet_20_Link">overflow-x</text:a></text:p>
            </table:table-cell>
            <table:table-cell table:style-name="Table14.A1" office:value-type="string">
              <text:p text:style-name="Table_20_Contents">Specifies whether or not to clip the left/right edges of the content, if it overflows the element's content area</text:p>
            </table:table-cell>
          </table:table-row>
          <table:table-row>
            <table:table-cell table:style-name="Table14.A1" office:value-type="string">
              <text:p text:style-name="Table_20_Contents"><text:a xlink:type="simple" xlink:href="https://www.w3schools.com/cssref/css3_pr_overflow-y.asp" text:style-name="Internet_20_link" text:visited-style-name="Visited_20_Internet_20_Link">overflow-y</text:a></text:p>
            </table:table-cell>
            <table:table-cell table:style-name="Table14.A1" office:value-type="string">
              <text:p text:style-name="Table_20_Contents">Specifies whether or not to clip the top/bottom edges of the content, if it overflows the element's content area</text:p>
            </table:table-cell>
          </table:table-row>
        </table:table>
        <text:h text:style-name="Heading_20_2" text:outline-level="2">P</text:h>
        <table:table table:name="Table15" table:style-name="Table15">
          <table:table-column table:style-name="Table15.A"/>
          <table:table-column table:style-name="Table15.B"/>
          <table:table-row>
            <table:table-cell table:style-name="Table15.A1" office:value-type="string">
              <text:p text:style-name="Table_20_Contents"><text:a xlink:type="simple" xlink:href="https://www.w3schools.com/cssref/pr_padding.asp" text:style-name="Internet_20_link" text:visited-style-name="Visited_20_Internet_20_Link">padding</text:a></text:p>
            </table:table-cell>
            <table:table-cell table:style-name="Table15.A1" office:value-type="string">
              <text:p text:style-name="Table_20_Contents">Sets all the padding properties in one declaration</text:p>
            </table:table-cell>
          </table:table-row>
          <table:table-row>
            <table:table-cell table:style-name="Table15.A1" office:value-type="string">
              <text:p text:style-name="Table_20_Contents"><text:a xlink:type="simple" xlink:href="https://www.w3schools.com/cssref/pr_padding-bottom.asp" text:style-name="Internet_20_link" text:visited-style-name="Visited_20_Internet_20_Link">padding-bottom</text:a></text:p>
            </table:table-cell>
            <table:table-cell table:style-name="Table15.A1" office:value-type="string">
              <text:p text:style-name="Table_20_Contents">Sets the bottom padding of an element</text:p>
            </table:table-cell>
          </table:table-row>
          <table:table-row>
            <table:table-cell table:style-name="Table15.A1" office:value-type="string">
              <text:p text:style-name="Table_20_Contents"><text:a xlink:type="simple" xlink:href="https://www.w3schools.com/cssref/pr_padding-left.asp" text:style-name="Internet_20_link" text:visited-style-name="Visited_20_Internet_20_Link">padding-left</text:a></text:p>
            </table:table-cell>
            <table:table-cell table:style-name="Table15.A1" office:value-type="string">
              <text:p text:style-name="Table_20_Contents">Sets the left padding of an element</text:p>
            </table:table-cell>
          </table:table-row>
          <table:table-row>
            <table:table-cell table:style-name="Table15.A1" office:value-type="string">
              <text:p text:style-name="Table_20_Contents"><text:a xlink:type="simple" xlink:href="https://www.w3schools.com/cssref/pr_padding-right.asp" text:style-name="Internet_20_link" text:visited-style-name="Visited_20_Internet_20_Link">padding-right</text:a></text:p>
            </table:table-cell>
            <table:table-cell table:style-name="Table15.A1" office:value-type="string">
              <text:p text:style-name="Table_20_Contents">Sets the right padding of an element</text:p>
            </table:table-cell>
          </table:table-row>
          <table:table-row>
            <table:table-cell table:style-name="Table15.A1" office:value-type="string">
              <text:p text:style-name="Table_20_Contents"><text:a xlink:type="simple" xlink:href="https://www.w3schools.com/cssref/pr_padding-top.asp" text:style-name="Internet_20_link" text:visited-style-name="Visited_20_Internet_20_Link">padding-top</text:a></text:p>
            </table:table-cell>
            <table:table-cell table:style-name="Table15.A1" office:value-type="string">
              <text:p text:style-name="Table_20_Contents">Sets the top padding of an element</text:p>
            </table:table-cell>
          </table:table-row>
          <table:table-row>
            <table:table-cell table:style-name="Table15.A1" office:value-type="string">
              <text:p text:style-name="Table_20_Contents"><text:a xlink:type="simple" xlink:href="https://www.w3schools.com/cssref/pr_print_pageba.asp" text:style-name="Internet_20_link" text:visited-style-name="Visited_20_Internet_20_Link">page-break-after</text:a></text:p>
            </table:table-cell>
            <table:table-cell table:style-name="Table15.A1" office:value-type="string">
              <text:p text:style-name="Table_20_Contents">Sets the page-breake behavior after an element</text:p>
            </table:table-cell>
          </table:table-row>
          <table:table-row>
            <table:table-cell table:style-name="Table15.A1" office:value-type="string">
              <text:p text:style-name="Table_20_Contents"><text:a xlink:type="simple" xlink:href="https://www.w3schools.com/cssref/pr_print_pagebb.asp" text:style-name="Internet_20_link" text:visited-style-name="Visited_20_Internet_20_Link">page-break-before</text:a></text:p>
            </table:table-cell>
            <table:table-cell table:style-name="Table15.A1" office:value-type="string">
              <text:p text:style-name="Table_20_Contents">Sets the page-breake behavior before an element</text:p>
            </table:table-cell>
          </table:table-row>
          <table:table-row>
            <table:table-cell table:style-name="Table15.A1" office:value-type="string">
              <text:p text:style-name="Table_20_Contents"><text:a xlink:type="simple" xlink:href="https://www.w3schools.com/cssref/pr_print_pagebi.asp" text:style-name="Internet_20_link" text:visited-style-name="Visited_20_Internet_20_Link">page-break-inside</text:a></text:p>
            </table:table-cell>
            <table:table-cell table:style-name="Table15.A1" office:value-type="string">
              <text:p text:style-name="Table_20_Contents">Sets the page-breake behavior inside an element</text:p>
            </table:table-cell>
          </table:table-row>
          <table:table-row>
            <table:table-cell table:style-name="Table15.A1" office:value-type="string">
              <text:p text:style-name="Table_20_Contents"><text:a xlink:type="simple" xlink:href="https://www.w3schools.com/cssref/css3_pr_perspective.asp" text:style-name="Internet_20_link" text:visited-style-name="Visited_20_Internet_20_Link">perspective</text:a></text:p>
            </table:table-cell>
            <table:table-cell table:style-name="Table15.A1" office:value-type="string">
              <text:p text:style-name="Table_20_Contents">Gives a 3D-positioned element some perspective</text:p>
            </table:table-cell>
          </table:table-row>
          <table:table-row>
            <table:table-cell table:style-name="Table15.A1" office:value-type="string">
              <text:p text:style-name="Table_20_Contents"><text:a xlink:type="simple" xlink:href="https://www.w3schools.com/cssref/css3_pr_perspective-origin.asp" text:style-name="Internet_20_link" text:visited-style-name="Visited_20_Internet_20_Link">perspective-origin</text:a></text:p>
            </table:table-cell>
            <table:table-cell table:style-name="Table15.A1" office:value-type="string">
              <text:p text:style-name="Table_20_Contents">Defines at which position the user is looking at the 3D-positioned element</text:p>
            </table:table-cell>
          </table:table-row>
          <table:table-row>
            <table:table-cell table:style-name="Table15.A1" office:value-type="string">
              <text:p text:style-name="Table_20_Contents"><text:a xlink:type="simple" xlink:href="https://www.w3schools.com/cssref/css3_pr_pointer-events.asp" text:style-name="Internet_20_link" text:visited-style-name="Visited_20_Internet_20_Link">pointer-events</text:a></text:p>
            </table:table-cell>
            <table:table-cell table:style-name="Table15.A1" office:value-type="string">
              <text:p text:style-name="Table_20_Contents">Defines whether or not an element reacts to pointer events</text:p>
            </table:table-cell>
          </table:table-row>
          <table:table-row>
            <table:table-cell table:style-name="Table15.A1" office:value-type="string">
              <text:p text:style-name="Table_20_Contents"><text:a xlink:type="simple" xlink:href="https://www.w3schools.com/cssref/pr_class_position.asp" text:style-name="Internet_20_link" text:visited-style-name="Visited_20_Internet_20_Link">position</text:a></text:p>
            </table:table-cell>
            <table:table-cell table:style-name="Table15.A1" office:value-type="string">
              <text:p text:style-name="Table_20_Contents">Specifies the type of positioning method used for an element (static, relative, absolute or fixed)</text:p>
            </table:table-cell>
          </table:table-row>
        </table:table>
        <text:h text:style-name="Heading_20_2" text:outline-level="2">Q</text:h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Table_20_Contents"><text:a xlink:type="simple" xlink:href="https://www.w3schools.com/cssref/pr_gen_quotes.asp" text:style-name="Internet_20_link" text:visited-style-name="Visited_20_Internet_20_Link">quotes</text:a></text:p>
            </table:table-cell>
            <table:table-cell table:style-name="Table16.A1" office:value-type="string">
              <text:p text:style-name="Table_20_Contents">Sets the type of quotation marks for embedded quotations</text:p>
            </table:table-cell>
          </table:table-row>
        </table:table>
        <text:h text:style-name="Heading_20_2" text:outline-level="2"><text:soft-page-break/>R</text:h>
        <table:table table:name="Table17" table:style-name="Table17">
          <table:table-column table:style-name="Table17.A"/>
          <table:table-column table:style-name="Table17.B"/>
          <table:table-row>
            <table:table-cell table:style-name="Table17.A1" office:value-type="string">
              <text:p text:style-name="Table_20_Contents"><text:a xlink:type="simple" xlink:href="https://www.w3schools.com/cssref/css3_pr_resize.asp" text:style-name="Internet_20_link" text:visited-style-name="Visited_20_Internet_20_Link">resize</text:a></text:p>
            </table:table-cell>
            <table:table-cell table:style-name="Table17.A1" office:value-type="string">
              <text:p text:style-name="Table_20_Contents">Defines if (and how) an element is resizable by the user</text:p>
            </table:table-cell>
          </table:table-row>
          <table:table-row>
            <table:table-cell table:style-name="Table17.A1" office:value-type="string">
              <text:p text:style-name="Table_20_Contents"><text:a xlink:type="simple" xlink:href="https://www.w3schools.com/cssref/pr_pos_right.asp" text:style-name="Internet_20_link" text:visited-style-name="Visited_20_Internet_20_Link">right</text:a></text:p>
            </table:table-cell>
            <table:table-cell table:style-name="Table17.A1" office:value-type="string">
              <text:p text:style-name="Table_20_Contents">Specifies the right position of a positioned element</text:p>
            </table:table-cell>
          </table:table-row>
        </table:table>
        <text:h text:style-name="Heading_20_2" text:outline-level="2">T</text:h>
        <table:table table:name="Table18" table:style-name="Table18">
          <table:table-column table:style-name="Table18.A"/>
          <table:table-column table:style-name="Table18.B"/>
          <table:table-row>
            <table:table-cell table:style-name="Table18.A1" office:value-type="string">
              <text:p text:style-name="Table_20_Contents"><text:a xlink:type="simple" xlink:href="https://www.w3schools.com/cssref/css3_pr_tab-size.asp" text:style-name="Internet_20_link" text:visited-style-name="Visited_20_Internet_20_Link">tab-size</text:a></text:p>
            </table:table-cell>
            <table:table-cell table:style-name="Table18.A1" office:value-type="string">
              <text:p text:style-name="Table_20_Contents">Specifies the width of a tab character</text:p>
            </table:table-cell>
          </table:table-row>
          <table:table-row>
            <table:table-cell table:style-name="Table18.A1" office:value-type="string">
              <text:p text:style-name="Table_20_Contents"><text:a xlink:type="simple" xlink:href="https://www.w3schools.com/cssref/pr_tab_table-layout.asp" text:style-name="Internet_20_link" text:visited-style-name="Visited_20_Internet_20_Link">table-layout</text:a></text:p>
            </table:table-cell>
            <table:table-cell table:style-name="Table18.A1" office:value-type="string">
              <text:p text:style-name="Table_20_Contents">Defines the algorithm used to lay out table cells, rows, and columns</text:p>
            </table:table-cell>
          </table:table-row>
          <table:table-row>
            <table:table-cell table:style-name="Table18.A1" office:value-type="string">
              <text:p text:style-name="Table_20_Contents"><text:a xlink:type="simple" xlink:href="https://www.w3schools.com/cssref/pr_text_text-align.asp" text:style-name="Internet_20_link" text:visited-style-name="Visited_20_Internet_20_Link">text-align</text:a></text:p>
            </table:table-cell>
            <table:table-cell table:style-name="Table18.A1" office:value-type="string">
              <text:p text:style-name="Table_20_Contents">Specifies the horizontal alignment of text</text:p>
            </table:table-cell>
          </table:table-row>
          <table:table-row>
            <table:table-cell table:style-name="Table18.A1" office:value-type="string">
              <text:p text:style-name="Table_20_Contents"><text:a xlink:type="simple" xlink:href="https://www.w3schools.com/cssref/css3_pr_text-align-last.asp" text:style-name="Internet_20_link" text:visited-style-name="Visited_20_Internet_20_Link">text-align-last</text:a></text:p>
            </table:table-cell>
            <table:table-cell table:style-name="Table18.A1" office:value-type="string">
              <text:p text:style-name="Table_20_Contents">Describes how the last line of a block or a line right before a forced line break is aligned when text-align is "justify"</text:p>
            </table:table-cell>
          </table:table-row>
          <table:table-row>
            <table:table-cell table:style-name="Table18.A1" office:value-type="string">
              <text:p text:style-name="Table_20_Contents">text-combine-upright</text:p>
            </table:table-cell>
            <table:table-cell table:style-name="Table18.A1" office:value-type="string">
              <text:p text:style-name="Table_20_Contents">Specifies the combination of multiple characters into the space of a single character</text:p>
            </table:table-cell>
          </table:table-row>
          <table:table-row>
            <table:table-cell table:style-name="Table18.A1" office:value-type="string">
              <text:p text:style-name="Table_20_Contents"><text:a xlink:type="simple" xlink:href="https://www.w3schools.com/cssref/pr_text_text-decoration.asp" text:style-name="Internet_20_link" text:visited-style-name="Visited_20_Internet_20_Link">text-decoration</text:a></text:p>
            </table:table-cell>
            <table:table-cell table:style-name="Table18.A1" office:value-type="string">
              <text:p text:style-name="Table_20_Contents">Specifies the decoration added to text</text:p>
            </table:table-cell>
          </table:table-row>
          <table:table-row>
            <table:table-cell table:style-name="Table18.A1" office:value-type="string">
              <text:p text:style-name="Table_20_Contents"><text:a xlink:type="simple" xlink:href="https://www.w3schools.com/cssref/css3_pr_text-decoration-color.asp" text:style-name="Internet_20_link" text:visited-style-name="Visited_20_Internet_20_Link">text-decoration-color</text:a></text:p>
            </table:table-cell>
            <table:table-cell table:style-name="Table18.A1" office:value-type="string">
              <text:p text:style-name="Table_20_Contents">Specifies the color of the text-decoration</text:p>
            </table:table-cell>
          </table:table-row>
          <table:table-row>
            <table:table-cell table:style-name="Table18.A1" office:value-type="string">
              <text:p text:style-name="Table_20_Contents"><text:a xlink:type="simple" xlink:href="https://www.w3schools.com/cssref/css3_pr_text-decoration-line.asp" text:style-name="Internet_20_link" text:visited-style-name="Visited_20_Internet_20_Link">text-decoration-line</text:a></text:p>
            </table:table-cell>
            <table:table-cell table:style-name="Table18.A1" office:value-type="string">
              <text:p text:style-name="Table_20_Contents">Specifies the type of line in a text-decoration</text:p>
            </table:table-cell>
          </table:table-row>
          <table:table-row>
            <table:table-cell table:style-name="Table18.A1" office:value-type="string">
              <text:p text:style-name="Table_20_Contents"><text:a xlink:type="simple" xlink:href="https://www.w3schools.com/cssref/css3_pr_text-decoration-style.asp" text:style-name="Internet_20_link" text:visited-style-name="Visited_20_Internet_20_Link">text-decoration-style</text:a></text:p>
            </table:table-cell>
            <table:table-cell table:style-name="Table18.A1" office:value-type="string">
              <text:p text:style-name="Table_20_Contents">Specifies the style of the line in a text decoration</text:p>
            </table:table-cell>
          </table:table-row>
          <table:table-row>
            <table:table-cell table:style-name="Table18.A1" office:value-type="string">
              <text:p text:style-name="Table_20_Contents"><text:a xlink:type="simple" xlink:href="https://www.w3schools.com/cssref/pr_text_text-indent.asp" text:style-name="Internet_20_link" text:visited-style-name="Visited_20_Internet_20_Link">text-indent</text:a></text:p>
            </table:table-cell>
            <table:table-cell table:style-name="Table18.A1" office:value-type="string">
              <text:p text:style-name="Table_20_Contents">Specifies the indentation of the first line in a text-block</text:p>
            </table:table-cell>
          </table:table-row>
          <table:table-row>
            <table:table-cell table:style-name="Table18.A1" office:value-type="string">
              <text:p text:style-name="Table_20_Contents"><text:a xlink:type="simple" xlink:href="https://www.w3schools.com/cssref/css3_pr_text-justify.asp" text:style-name="Internet_20_link" text:visited-style-name="Visited_20_Internet_20_Link">text-justify</text:a></text:p>
            </table:table-cell>
            <table:table-cell table:style-name="Table18.A1" office:value-type="string">
              <text:p text:style-name="Table_20_Contents">Specifies the justification method used when text-align is "justify"</text:p>
            </table:table-cell>
          </table:table-row>
          <table:table-row>
            <table:table-cell table:style-name="Table18.A1" office:value-type="string">
              <text:p text:style-name="Table_20_Contents">text-orientation</text:p>
            </table:table-cell>
            <table:table-cell table:style-name="Table18.A1" office:value-type="string">
              <text:p text:style-name="Table_20_Contents">Defines the orientation of the text in a line</text:p>
            </table:table-cell>
          </table:table-row>
          <table:table-row>
            <table:table-cell table:style-name="Table18.A1" office:value-type="string">
              <text:p text:style-name="Table_20_Contents"><text:a xlink:type="simple" xlink:href="https://www.w3schools.com/cssref/css3_pr_text-overflow.asp" text:style-name="Internet_20_link" text:visited-style-name="Visited_20_Internet_20_Link">text-overflow</text:a></text:p>
            </table:table-cell>
            <table:table-cell table:style-name="Table18.A1" office:value-type="string">
              <text:p text:style-name="Table_20_Contents">Specifies what should happen when text overflows the containing element</text:p>
            </table:table-cell>
          </table:table-row>
          <table:table-row>
            <table:table-cell table:style-name="Table18.A1" office:value-type="string">
              <text:p text:style-name="Table_20_Contents"><text:a xlink:type="simple" xlink:href="https://www.w3schools.com/cssref/css3_pr_text-shadow.asp" text:style-name="Internet_20_link" text:visited-style-name="Visited_20_Internet_20_Link">text-shadow</text:a></text:p>
            </table:table-cell>
            <table:table-cell table:style-name="Table18.A1" office:value-type="string">
              <text:p text:style-name="Table_20_Contents">Adds shadow to text </text:p>
            </table:table-cell>
          </table:table-row>
          <table:table-row>
            <table:table-cell table:style-name="Table18.A1" office:value-type="string">
              <text:p text:style-name="Table_20_Contents"><text:a xlink:type="simple" xlink:href="https://www.w3schools.com/cssref/pr_text_text-transform.asp" text:style-name="Internet_20_link" text:visited-style-name="Visited_20_Internet_20_Link">text-transform</text:a></text:p>
            </table:table-cell>
            <table:table-cell table:style-name="Table18.A1" office:value-type="string">
              <text:p text:style-name="Table_20_Contents">Controls the capitalization of text</text:p>
            </table:table-cell>
          </table:table-row>
          <table:table-row>
            <table:table-cell table:style-name="Table18.A1" office:value-type="string">
              <text:p text:style-name="Table_20_Contents">text-underline-position</text:p>
            </table:table-cell>
            <table:table-cell table:style-name="Table18.A1" office:value-type="string">
              <text:p text:style-name="Table_20_Contents">Specifies the position of the underline which is set using the text-decoration property</text:p>
            </table:table-cell>
          </table:table-row>
          <table:table-row>
            <table:table-cell table:style-name="Table18.A1" office:value-type="string">
              <text:p text:style-name="Table_20_Contents"><text:a xlink:type="simple" xlink:href="https://www.w3schools.com/cssref/pr_pos_top.asp" text:style-name="Internet_20_link" text:visited-style-name="Visited_20_Internet_20_Link">top</text:a></text:p>
            </table:table-cell>
            <table:table-cell table:style-name="Table18.A1" office:value-type="string">
              <text:p text:style-name="Table_20_Contents">Specifies the top position of a positioned element</text:p>
            </table:table-cell>
          </table:table-row>
          <table:table-row>
            <table:table-cell table:style-name="Table18.A1" office:value-type="string">
              <text:p text:style-name="Table_20_Contents"><text:a xlink:type="simple" xlink:href="https://www.w3schools.com/cssref/css3_pr_transform.asp" text:style-name="Internet_20_link" text:visited-style-name="Visited_20_Internet_20_Link">transform</text:a></text:p>
            </table:table-cell>
            <table:table-cell table:style-name="Table18.A1" office:value-type="string">
              <text:p text:style-name="Table_20_Contents">Applies a 2D or 3D transformation to an element</text:p>
            </table:table-cell>
          </table:table-row>
          <table:table-row>
            <table:table-cell table:style-name="Table18.A1" office:value-type="string">
              <text:p text:style-name="Table_20_Contents"><text:a xlink:type="simple" xlink:href="https://www.w3schools.com/cssref/css3_pr_transform-origin.asp" text:style-name="Internet_20_link" text:visited-style-name="Visited_20_Internet_20_Link">transform-origin</text:a></text:p>
            </table:table-cell>
            <table:table-cell table:style-name="Table18.A1" office:value-type="string">
              <text:p text:style-name="Table_20_Contents">Allows you to change the position on transformed elements</text:p>
            </table:table-cell>
          </table:table-row>
          <table:table-row>
            <table:table-cell table:style-name="Table18.A1" office:value-type="string">
              <text:p text:style-name="Table_20_Contents"><text:a xlink:type="simple" xlink:href="https://www.w3schools.com/cssref/css3_pr_transform-style.asp" text:style-name="Internet_20_link" text:visited-style-name="Visited_20_Internet_20_Link">transform-style</text:a></text:p>
            </table:table-cell>
            <table:table-cell table:style-name="Table18.A1" office:value-type="string">
              <text:p text:style-name="Table_20_Contents">Specifies how nested elements are rendered in 3D space</text:p>
            </table:table-cell>
          </table:table-row>
          <table:table-row>
            <table:table-cell table:style-name="Table18.A1" office:value-type="string">
              <text:p text:style-name="Table_20_Contents"><text:a xlink:type="simple" xlink:href="https://www.w3schools.com/cssref/css3_pr_transition.asp" text:style-name="Internet_20_link" text:visited-style-name="Visited_20_Internet_20_Link">transition</text:a></text:p>
            </table:table-cell>
            <table:table-cell table:style-name="Table18.A1" office:value-type="string">
              <text:p text:style-name="Table_20_Contents">A shorthand property for setting the four transition properties</text:p>
            </table:table-cell>
          </table:table-row>
          <table:table-row>
            <table:table-cell table:style-name="Table18.A1" office:value-type="string">
              <text:p text:style-name="Table_20_Contents"><text:a xlink:type="simple" xlink:href="https://www.w3schools.com/cssref/css3_pr_transition-delay.asp" text:style-name="Internet_20_link" text:visited-style-name="Visited_20_Internet_20_Link">transition-delay</text:a></text:p>
            </table:table-cell>
            <table:table-cell table:style-name="Table18.A1" office:value-type="string">
              <text:p text:style-name="Table_20_Contents">Specifies when the transition effect will start</text:p>
            </table:table-cell>
          </table:table-row>
          <table:table-row>
            <table:table-cell table:style-name="Table18.A1" office:value-type="string">
              <text:p text:style-name="Table_20_Contents"><text:a xlink:type="simple" xlink:href="https://www.w3schools.com/cssref/css3_pr_transition-duration.asp" text:style-name="Internet_20_link" text:visited-style-name="Visited_20_Internet_20_Link">transition-duration</text:a></text:p>
            </table:table-cell>
            <table:table-cell table:style-name="Table18.A1" office:value-type="string">
              <text:p text:style-name="Table_20_Contents">Specifies how many seconds or milliseconds a transition effect takes to complete</text:p>
            </table:table-cell>
          </table:table-row>
          <table:table-row>
            <table:table-cell table:style-name="Table18.A1" office:value-type="string">
              <text:p text:style-name="Table_20_Contents"><text:a xlink:type="simple" xlink:href="https://www.w3schools.com/cssref/css3_pr_transition-property.asp" text:style-name="Internet_20_link" text:visited-style-name="Visited_20_Internet_20_Link">transition-property</text:a></text:p>
            </table:table-cell>
            <table:table-cell table:style-name="Table18.A1" office:value-type="string">
              <text:p text:style-name="Table_20_Contents">Specifies the name of the CSS property the transition effect is for</text:p>
            </table:table-cell>
          </table:table-row>
          <table:table-row>
            <table:table-cell table:style-name="Table18.A1" office:value-type="string">
              <text:p text:style-name="Table_20_Contents"><text:a xlink:type="simple" xlink:href="https://www.w3schools.com/cssref/css3_pr_transition-timing-function.asp" text:style-name="Internet_20_link" text:visited-style-name="Visited_20_Internet_20_Link">transition-timing-function</text:a></text:p>
            </table:table-cell>
            <table:table-cell table:style-name="Table18.A1" office:value-type="string">
              <text:p text:style-name="Table_20_Contents">Specifies the speed curve of the transition effect</text:p>
            </table:table-cell>
          </table:table-row>
        </table:table>
        <text:h text:style-name="Heading_20_2" text:outline-level="2">U</text:h>
        <table:table table:name="Table19" table:style-name="Table19">
          <table:table-column table:style-name="Table19.A"/>
          <table:table-column table:style-name="Table19.B"/>
          <table:table-row>
            <table:table-cell table:style-name="Table19.A1" office:value-type="string">
              <text:p text:style-name="Table_20_Contents"><text:a xlink:type="simple" xlink:href="https://www.w3schools.com/cssref/pr_text_unicode-bidi.asp" text:style-name="Internet_20_link" text:visited-style-name="Visited_20_Internet_20_Link">unicode-bidi</text:a></text:p>
            </table:table-cell>
            <table:table-cell table:style-name="Table19.A1" office:value-type="string">
              <text:p text:style-name="Table_20_Contents">Used together with the <text:a xlink:type="simple" xlink:href="https://www.w3schools.com/cssref/pr_text_direction.asp" text:style-name="Internet_20_link" text:visited-style-name="Visited_20_Internet_20_Link">direction</text:a> property to set or return whether the text should be overridden to support multiple languages in the same document</text:p>
            </table:table-cell>
          </table:table-row>
          <table:table-row>
            <table:table-cell table:style-name="Table19.A1" office:value-type="string">
              <text:p text:style-name="Table_20_Contents"><text:a xlink:type="simple" xlink:href="https://www.w3schools.com/cssref/css3_pr_user-select.asp" text:style-name="Internet_20_link" text:visited-style-name="Visited_20_Internet_20_Link">user-select</text:a></text:p>
            </table:table-cell>
            <table:table-cell table:style-name="Table19.A1" office:value-type="string">
              <text:p text:style-name="Table_20_Contents">Specifies whether the text of an element can be selected</text:p>
            </table:table-cell>
          </table:table-row>
        </table:table>
        <text:h text:style-name="Heading_20_2" text:outline-level="2">V</text:h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office:value-type="string">
              <text:p text:style-name="Table_20_Contents"><text:a xlink:type="simple" xlink:href="https://www.w3schools.com/cssref/pr_pos_vertical-align.asp" text:style-name="Internet_20_link" text:visited-style-name="Visited_20_Internet_20_Link">vertical-align</text:a></text:p>
            </table:table-cell>
            <table:table-cell table:style-name="Table20.A1" office:value-type="string">
              <text:p text:style-name="Table_20_Contents">Sets the vertical alignment of an element</text:p>
            </table:table-cell>
          </table:table-row>
          <text:soft-page-break/>
          <table:table-row>
            <table:table-cell table:style-name="Table20.A1" office:value-type="string">
              <text:p text:style-name="Table_20_Contents"><text:a xlink:type="simple" xlink:href="https://www.w3schools.com/cssref/pr_class_visibility.asp" text:style-name="Internet_20_link" text:visited-style-name="Visited_20_Internet_20_Link">visibility</text:a></text:p>
            </table:table-cell>
            <table:table-cell table:style-name="Table20.A1" office:value-type="string">
              <text:p text:style-name="Table_20_Contents">Specifies whether or not an element is visible</text:p>
            </table:table-cell>
          </table:table-row>
        </table:table>
        <text:h text:style-name="Heading_20_2" text:outline-level="2">W</text:h>
        <table:table table:name="Table21" table:style-name="Table21">
          <table:table-column table:style-name="Table21.A"/>
          <table:table-column table:style-name="Table21.B"/>
          <table:table-row>
            <table:table-cell table:style-name="Table21.A1" office:value-type="string">
              <text:p text:style-name="Table_20_Contents"><text:a xlink:type="simple" xlink:href="https://www.w3schools.com/cssref/pr_text_white-space.asp" text:style-name="Internet_20_link" text:visited-style-name="Visited_20_Internet_20_Link">white-space</text:a></text:p>
            </table:table-cell>
            <table:table-cell table:style-name="Table21.A1" office:value-type="string">
              <text:p text:style-name="Table_20_Contents">Specifies how white-space inside an element is handled</text:p>
            </table:table-cell>
          </table:table-row>
          <table:table-row>
            <table:table-cell table:style-name="Table21.A1" office:value-type="string">
              <text:p text:style-name="Table_20_Contents">widows</text:p>
            </table:table-cell>
            <table:table-cell table:style-name="Table21.A1" office:value-type="string">
              <text:p text:style-name="Table_20_Contents">Sets the minimum number of lines that must be left at the top of a page when a page break occurs inside an element</text:p>
            </table:table-cell>
          </table:table-row>
          <table:table-row>
            <table:table-cell table:style-name="Table21.A1" office:value-type="string">
              <text:p text:style-name="Table_20_Contents"><text:a xlink:type="simple" xlink:href="https://www.w3schools.com/cssref/pr_dim_width.asp" text:style-name="Internet_20_link" text:visited-style-name="Visited_20_Internet_20_Link">width</text:a></text:p>
            </table:table-cell>
            <table:table-cell table:style-name="Table21.A1" office:value-type="string">
              <text:p text:style-name="Table_20_Contents">Sets the width of an element</text:p>
            </table:table-cell>
          </table:table-row>
          <table:table-row>
            <table:table-cell table:style-name="Table21.A1" office:value-type="string">
              <text:p text:style-name="Table_20_Contents"><text:a xlink:type="simple" xlink:href="https://www.w3schools.com/cssref/css3_pr_word-break.asp" text:style-name="Internet_20_link" text:visited-style-name="Visited_20_Internet_20_Link">word-break</text:a></text:p>
            </table:table-cell>
            <table:table-cell table:style-name="Table21.A1" office:value-type="string">
              <text:p text:style-name="Table_20_Contents">Specifies how words should break when reaching the end of a line</text:p>
            </table:table-cell>
          </table:table-row>
          <table:table-row>
            <table:table-cell table:style-name="Table21.A1" office:value-type="string">
              <text:p text:style-name="Table_20_Contents"><text:a xlink:type="simple" xlink:href="https://www.w3schools.com/cssref/pr_text_word-spacing.asp" text:style-name="Internet_20_link" text:visited-style-name="Visited_20_Internet_20_Link">word-spacing</text:a></text:p>
            </table:table-cell>
            <table:table-cell table:style-name="Table21.A1" office:value-type="string">
              <text:p text:style-name="Table_20_Contents">Increases or decreases the space between words in a text</text:p>
            </table:table-cell>
          </table:table-row>
          <table:table-row>
            <table:table-cell table:style-name="Table21.A1" office:value-type="string">
              <text:p text:style-name="Table_20_Contents"><text:a xlink:type="simple" xlink:href="https://www.w3schools.com/cssref/css3_pr_word-wrap.asp" text:style-name="Internet_20_link" text:visited-style-name="Visited_20_Internet_20_Link">word-wrap</text:a></text:p>
            </table:table-cell>
            <table:table-cell table:style-name="Table21.A1" office:value-type="string">
              <text:p text:style-name="Table_20_Contents">Allows long, unbreakable words to be broken and wrap to the next line</text:p>
            </table:table-cell>
          </table:table-row>
          <table:table-row>
            <table:table-cell table:style-name="Table21.A1" office:value-type="string">
              <text:p text:style-name="Table_20_Contents">writing-mode</text:p>
            </table:table-cell>
            <table:table-cell table:style-name="Table21.A1" office:value-type="string">
              <text:p text:style-name="Table_20_Contents">Specifies whether lines of text are laid out horizontally or vertically</text:p>
            </table:table-cell>
          </table:table-row>
        </table:table>
        <text:h text:style-name="Heading_20_2" text:outline-level="2">Z</text:h>
        <table:table table:name="Table22" table:style-name="Table22">
          <table:table-column table:style-name="Table22.A"/>
          <table:table-column table:style-name="Table22.B"/>
          <table:table-row>
            <table:table-cell table:style-name="Table22.A1" office:value-type="string">
              <text:p text:style-name="Table_20_Contents"><text:a xlink:type="simple" xlink:href="https://www.w3schools.com/cssref/pr_pos_z-index.asp" text:style-name="Internet_20_link" text:visited-style-name="Visited_20_Internet_20_Link">z-index</text:a></text:p>
            </table:table-cell>
            <table:table-cell table:style-name="Table22.A1" office:value-type="string">
              <text:p text:style-name="Table_20_Contents">Sets the stack order of a positioned element</text:p>
            </table:table-cell>
          </table:table-row>
        </table:table>
      </text:section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CSS Selectors</text:h>
      <text:p text:style-name="Text_20_body">In CSS, selectors are patterns used to select the element(s) you want to style.</text:p>
      <text:p text:style-name="Text_20_body">Use our <text:a xlink:type="simple" xlink:href="https://www.w3schools.com/cssref/trysel.asp" office:target-frame-name="_blank" xlink:show="new" text:style-name="Internet_20_link" text:visited-style-name="Visited_20_Internet_20_Link">CSS Selector Tester</text:a> to demonstrate the different selectors.</text:p>
      <table:table table:name="Table23" table:style-name="Table23">
        <table:table-column table:style-name="Table23.A"/>
        <table:table-column table:style-name="Table23.B"/>
        <table:table-column table:style-name="Table23.C"/>
        <table:table-row>
          <table:table-cell table:style-name="Table23.A1" office:value-type="string">
            <text:p text:style-name="Table_20_Heading">Selector</text:p>
          </table:table-cell>
          <table:table-cell table:style-name="Table23.A1" office:value-type="string">
            <text:p text:style-name="Table_20_Heading">Example</text:p>
          </table:table-cell>
          <table:table-cell table:style-name="Table23.A1" office:value-type="string">
            <text:p text:style-name="Table_20_Heading">Example description</text:p>
          </table:table-cell>
        </table:table-row>
        <table:table-row>
          <table:table-cell table:style-name="Table23.A1" office:value-type="string">
            <text:p text:style-name="Table_20_Contents"><text:a xlink:type="simple" xlink:href="https://www.w3schools.com/cssref/sel_class.asp" text:style-name="Internet_20_link" text:visited-style-name="Visited_20_Internet_20_Link">.</text:a><text:a xlink:type="simple" xlink:href="https://www.w3schools.com/cssref/sel_class.asp" text:style-name="Internet_20_link" text:visited-style-name="Visited_20_Internet_20_Link"><text:span text:style-name="T1">class</text:span></text:a></text:p>
          </table:table-cell>
          <table:table-cell table:style-name="Table23.A1" office:value-type="string">
            <text:p text:style-name="Table_20_Contents">.intro</text:p>
          </table:table-cell>
          <table:table-cell table:style-name="Table23.A1" office:value-type="string">
            <text:p text:style-name="Table_20_Contents">Selects all elements with class="intro"</text:p>
          </table:table-cell>
        </table:table-row>
        <table:table-row>
          <table:table-cell table:style-name="Table23.A1" office:value-type="string">
            <text:p text:style-name="Table_20_Contents"><text:a xlink:type="simple" xlink:href="https://www.w3schools.com/cssref/sel_id.asp" text:style-name="Internet_20_link" text:visited-style-name="Visited_20_Internet_20_Link">#</text:a><text:a xlink:type="simple" xlink:href="https://www.w3schools.com/cssref/sel_id.asp" text:style-name="Internet_20_link" text:visited-style-name="Visited_20_Internet_20_Link"><text:span text:style-name="T1">id</text:span></text:a></text:p>
          </table:table-cell>
          <table:table-cell table:style-name="Table23.A1" office:value-type="string">
            <text:p text:style-name="Table_20_Contents">#firstname</text:p>
          </table:table-cell>
          <table:table-cell table:style-name="Table23.A1" office:value-type="string">
            <text:p text:style-name="Table_20_Contents">Selects the element with id="firstname"</text:p>
          </table:table-cell>
        </table:table-row>
        <table:table-row>
          <table:table-cell table:style-name="Table23.A1" office:value-type="string">
            <text:p text:style-name="Table_20_Contents"><text:a xlink:type="simple" xlink:href="https://www.w3schools.com/cssref/sel_all.asp" text:style-name="Internet_20_link" text:visited-style-name="Visited_20_Internet_20_Link">*</text:a></text:p>
          </table:table-cell>
          <table:table-cell table:style-name="Table23.A1" office:value-type="string">
            <text:p text:style-name="Table_20_Contents">*</text:p>
          </table:table-cell>
          <table:table-cell table:style-name="Table23.A1" office:value-type="string">
            <text:p text:style-name="Table_20_Contents">Selects all elements</text:p>
          </table:table-cell>
        </table:table-row>
        <table:table-row>
          <table:table-cell table:style-name="Table23.A1" office:value-type="string">
            <text:p text:style-name="Table_20_Contents"><text:a xlink:type="simple" xlink:href="https://www.w3schools.com/cssref/sel_element.asp" text:style-name="Internet_20_link" text:visited-style-name="Visited_20_Internet_20_Link"><text:span text:style-name="T1">element</text:span></text:a></text:p>
          </table:table-cell>
          <table:table-cell table:style-name="Table23.A1" office:value-type="string">
            <text:p text:style-name="Table_20_Contents">p</text:p>
          </table:table-cell>
          <table:table-cell table:style-name="Table23.A1" office:value-type="string">
            <text:p text:style-name="Table_20_Contents">Selects all &lt;p&gt; elements</text:p>
          </table:table-cell>
        </table:table-row>
        <table:table-row>
          <table:table-cell table:style-name="Table23.A1" office:value-type="string">
            <text:p text:style-name="Table_20_Contents"><text:a xlink:type="simple" xlink:href="https://www.w3schools.com/cssref/sel_element_comma.asp" text:style-name="Internet_20_link" text:visited-style-name="Visited_20_Internet_20_Link"><text:span text:style-name="T1">element,element</text:span></text:a></text:p>
          </table:table-cell>
          <table:table-cell table:style-name="Table23.A1" office:value-type="string">
            <text:p text:style-name="Table_20_Contents">div, p</text:p>
          </table:table-cell>
          <table:table-cell table:style-name="Table23.A1" office:value-type="string">
            <text:p text:style-name="Table_20_Contents">Selects all &lt;div&gt; elements and all &lt;p&gt; elements</text:p>
          </table:table-cell>
        </table:table-row>
        <table:table-row>
          <table:table-cell table:style-name="Table23.A1" office:value-type="string">
            <text:p text:style-name="Table_20_Contents"><text:a xlink:type="simple" xlink:href="https://www.w3schools.com/cssref/sel_element_element.asp" text:style-name="Internet_20_link" text:visited-style-name="Visited_20_Internet_20_Link"><text:span text:style-name="T1">element</text:span></text:a><text:a xlink:type="simple" xlink:href="https://www.w3schools.com/cssref/sel_element_element.asp" text:style-name="Internet_20_link" text:visited-style-name="Visited_20_Internet_20_Link"> </text:a><text:a xlink:type="simple" xlink:href="https://www.w3schools.com/cssref/sel_element_element.asp" text:style-name="Internet_20_link" text:visited-style-name="Visited_20_Internet_20_Link"><text:span text:style-name="T1">element</text:span></text:a></text:p>
          </table:table-cell>
          <table:table-cell table:style-name="Table23.A1" office:value-type="string">
            <text:p text:style-name="Table_20_Contents">div p</text:p>
          </table:table-cell>
          <table:table-cell table:style-name="Table23.A1" office:value-type="string">
            <text:p text:style-name="Table_20_Contents">Selects all &lt;p&gt; elements inside &lt;div&gt; elements</text:p>
          </table:table-cell>
        </table:table-row>
        <table:table-row>
          <table:table-cell table:style-name="Table23.A1" office:value-type="string">
            <text:p text:style-name="Table_20_Contents"><text:a xlink:type="simple" xlink:href="https://www.w3schools.com/cssref/sel_element_gt.asp" text:style-name="Internet_20_link" text:visited-style-name="Visited_20_Internet_20_Link"><text:span text:style-name="T1">element</text:span></text:a><text:a xlink:type="simple" xlink:href="https://www.w3schools.com/cssref/sel_element_gt.asp" text:style-name="Internet_20_link" text:visited-style-name="Visited_20_Internet_20_Link">&gt;</text:a><text:a xlink:type="simple" xlink:href="https://www.w3schools.com/cssref/sel_element_gt.asp" text:style-name="Internet_20_link" text:visited-style-name="Visited_20_Internet_20_Link"><text:span text:style-name="T1">element</text:span></text:a></text:p>
          </table:table-cell>
          <table:table-cell table:style-name="Table23.A1" office:value-type="string">
            <text:p text:style-name="Table_20_Contents">div &gt; p</text:p>
          </table:table-cell>
          <table:table-cell table:style-name="Table23.A1" office:value-type="string">
            <text:p text:style-name="Table_20_Contents">Selects all &lt;p&gt; elements where the parent is a &lt;div&gt; element</text:p>
          </table:table-cell>
        </table:table-row>
        <table:table-row>
          <table:table-cell table:style-name="Table23.A1" office:value-type="string">
            <text:p text:style-name="Table_20_Contents"><text:a xlink:type="simple" xlink:href="https://www.w3schools.com/cssref/sel_element_pluss.asp" text:style-name="Internet_20_link" text:visited-style-name="Visited_20_Internet_20_Link"><text:span text:style-name="T1">element</text:span></text:a><text:a xlink:type="simple" xlink:href="https://www.w3schools.com/cssref/sel_element_pluss.asp" text:style-name="Internet_20_link" text:visited-style-name="Visited_20_Internet_20_Link">+</text:a><text:a xlink:type="simple" xlink:href="https://www.w3schools.com/cssref/sel_element_pluss.asp" text:style-name="Internet_20_link" text:visited-style-name="Visited_20_Internet_20_Link"><text:span text:style-name="T1">element</text:span></text:a></text:p>
          </table:table-cell>
          <table:table-cell table:style-name="Table23.A1" office:value-type="string">
            <text:p text:style-name="Table_20_Contents">div + p</text:p>
          </table:table-cell>
          <table:table-cell table:style-name="Table23.A1" office:value-type="string">
            <text:p text:style-name="Table_20_Contents">Selects all &lt;p&gt; elements that are placed immediately after &lt;div&gt; elements</text:p>
          </table:table-cell>
        </table:table-row>
        <table:table-row>
          <table:table-cell table:style-name="Table23.A1" office:value-type="string">
            <text:p text:style-name="Table_20_Contents"><text:a xlink:type="simple" xlink:href="https://www.w3schools.com/cssref/sel_gen_sibling.asp" text:style-name="Internet_20_link" text:visited-style-name="Visited_20_Internet_20_Link"><text:span text:style-name="T1">element1</text:span></text:a><text:a xlink:type="simple" xlink:href="https://www.w3schools.com/cssref/sel_gen_sibling.asp" text:style-name="Internet_20_link" text:visited-style-name="Visited_20_Internet_20_Link">~</text:a><text:a xlink:type="simple" xlink:href="https://www.w3schools.com/cssref/sel_gen_sibling.asp" text:style-name="Internet_20_link" text:visited-style-name="Visited_20_Internet_20_Link"><text:span text:style-name="T1">element2</text:span></text:a></text:p>
          </table:table-cell>
          <table:table-cell table:style-name="Table23.A1" office:value-type="string">
            <text:p text:style-name="Table_20_Contents">p ~ ul</text:p>
          </table:table-cell>
          <table:table-cell table:style-name="Table23.A1" office:value-type="string">
            <text:p text:style-name="Table_20_Contents">Selects every &lt;ul&gt; element that are preceded by a &lt;p&gt; element</text:p>
          </table:table-cell>
        </table:table-row>
        <table:table-row>
          <table:table-cell table:style-name="Table23.A1" office:value-type="string">
            <text:p text:style-name="Table_20_Contents"><text:a xlink:type="simple" xlink:href="https://www.w3schools.com/cssref/sel_attribute.asp" text:style-name="Internet_20_link" text:visited-style-name="Visited_20_Internet_20_Link">[</text:a><text:a xlink:type="simple" xlink:href="https://www.w3schools.com/cssref/sel_attribute.asp" text:style-name="Internet_20_link" text:visited-style-name="Visited_20_Internet_20_Link"><text:span text:style-name="T1">attribute</text:span></text:a><text:a xlink:type="simple" xlink:href="https://www.w3schools.com/cssref/sel_attribute.asp" text:style-name="Internet_20_link" text:visited-style-name="Visited_20_Internet_20_Link">]</text:a></text:p>
          </table:table-cell>
          <table:table-cell table:style-name="Table23.A1" office:value-type="string">
            <text:p text:style-name="Table_20_Contents">[target]</text:p>
          </table:table-cell>
          <table:table-cell table:style-name="Table23.A1" office:value-type="string">
            <text:p text:style-name="Table_20_Contents">Selects all elements with a target attribute</text:p>
          </table:table-cell>
        </table:table-row>
        <text:soft-page-break/>
        <table:table-row>
          <table:table-cell table:style-name="Table23.A1" office:value-type="string">
            <text:p text:style-name="Table_20_Contents"><text:a xlink:type="simple" xlink:href="https://www.w3schools.com/cssref/sel_attribute_value.asp" text:style-name="Internet_20_link" text:visited-style-name="Visited_20_Internet_20_Link">[</text:a><text:a xlink:type="simple" xlink:href="https://www.w3schools.com/cssref/sel_attribute_value.asp" text:style-name="Internet_20_link" text:visited-style-name="Visited_20_Internet_20_Link"><text:span text:style-name="T1">attribute</text:span></text:a><text:a xlink:type="simple" xlink:href="https://www.w3schools.com/cssref/sel_attribute_value.asp" text:style-name="Internet_20_link" text:visited-style-name="Visited_20_Internet_20_Link">=</text:a><text:a xlink:type="simple" xlink:href="https://www.w3schools.com/cssref/sel_attribute_value.asp" text:style-name="Internet_20_link" text:visited-style-name="Visited_20_Internet_20_Link"><text:span text:style-name="T1">value</text:span></text:a><text:a xlink:type="simple" xlink:href="https://www.w3schools.com/cssref/sel_attribute_value.asp" text:style-name="Internet_20_link" text:visited-style-name="Visited_20_Internet_20_Link">]</text:a></text:p>
          </table:table-cell>
          <table:table-cell table:style-name="Table23.A1" office:value-type="string">
            <text:p text:style-name="Table_20_Contents">[target=_blank]</text:p>
          </table:table-cell>
          <table:table-cell table:style-name="Table23.A1" office:value-type="string">
            <text:p text:style-name="Table_20_Contents">Selects all elements with target="_blank"</text:p>
          </table:table-cell>
        </table:table-row>
        <table:table-row>
          <table:table-cell table:style-name="Table23.A1" office:value-type="string">
            <text:p text:style-name="Table_20_Contents"><text:a xlink:type="simple" xlink:href="https://www.w3schools.com/cssref/sel_attribute_value_contains.asp" text:style-name="Internet_20_link" text:visited-style-name="Visited_20_Internet_20_Link">[</text:a><text:a xlink:type="simple" xlink:href="https://www.w3schools.com/cssref/sel_attribute_value_contains.asp" text:style-name="Internet_20_link" text:visited-style-name="Visited_20_Internet_20_Link"><text:span text:style-name="T1">attribute</text:span></text:a><text:a xlink:type="simple" xlink:href="https://www.w3schools.com/cssref/sel_attribute_value_contains.asp" text:style-name="Internet_20_link" text:visited-style-name="Visited_20_Internet_20_Link">~=</text:a><text:a xlink:type="simple" xlink:href="https://www.w3schools.com/cssref/sel_attribute_value_contains.asp" text:style-name="Internet_20_link" text:visited-style-name="Visited_20_Internet_20_Link"><text:span text:style-name="T1">value</text:span></text:a><text:a xlink:type="simple" xlink:href="https://www.w3schools.com/cssref/sel_attribute_value_contains.asp" text:style-name="Internet_20_link" text:visited-style-name="Visited_20_Internet_20_Link">]</text:a></text:p>
          </table:table-cell>
          <table:table-cell table:style-name="Table23.A1" office:value-type="string">
            <text:p text:style-name="Table_20_Contents">[title~=flower]</text:p>
          </table:table-cell>
          <table:table-cell table:style-name="Table23.A1" office:value-type="string">
            <text:p text:style-name="Table_20_Contents">Selects all elements with a title attribute containing the word "flower"</text:p>
          </table:table-cell>
        </table:table-row>
        <table:table-row>
          <table:table-cell table:style-name="Table23.A1" office:value-type="string">
            <text:p text:style-name="Table_20_Contents"><text:a xlink:type="simple" xlink:href="https://www.w3schools.com/cssref/sel_attribute_value_lang.asp" text:style-name="Internet_20_link" text:visited-style-name="Visited_20_Internet_20_Link">[</text:a><text:a xlink:type="simple" xlink:href="https://www.w3schools.com/cssref/sel_attribute_value_lang.asp" text:style-name="Internet_20_link" text:visited-style-name="Visited_20_Internet_20_Link"><text:span text:style-name="T1">attribute</text:span></text:a><text:a xlink:type="simple" xlink:href="https://www.w3schools.com/cssref/sel_attribute_value_lang.asp" text:style-name="Internet_20_link" text:visited-style-name="Visited_20_Internet_20_Link">|=</text:a><text:a xlink:type="simple" xlink:href="https://www.w3schools.com/cssref/sel_attribute_value_lang.asp" text:style-name="Internet_20_link" text:visited-style-name="Visited_20_Internet_20_Link"><text:span text:style-name="T1">value</text:span></text:a><text:a xlink:type="simple" xlink:href="https://www.w3schools.com/cssref/sel_attribute_value_lang.asp" text:style-name="Internet_20_link" text:visited-style-name="Visited_20_Internet_20_Link">]</text:a></text:p>
          </table:table-cell>
          <table:table-cell table:style-name="Table23.A1" office:value-type="string">
            <text:p text:style-name="Table_20_Contents">[lang|=en]</text:p>
          </table:table-cell>
          <table:table-cell table:style-name="Table23.A1" office:value-type="string">
            <text:p text:style-name="Table_20_Contents">Selects all elements with a lang attribute value starting with "en"</text:p>
          </table:table-cell>
        </table:table-row>
        <table:table-row>
          <table:table-cell table:style-name="Table23.A1" office:value-type="string">
            <text:p text:style-name="Table_20_Contents"><text:a xlink:type="simple" xlink:href="https://www.w3schools.com/cssref/sel_attr_begin.asp" text:style-name="Internet_20_link" text:visited-style-name="Visited_20_Internet_20_Link">[</text:a><text:a xlink:type="simple" xlink:href="https://www.w3schools.com/cssref/sel_attr_begin.asp" text:style-name="Internet_20_link" text:visited-style-name="Visited_20_Internet_20_Link"><text:span text:style-name="T1">attribute</text:span></text:a><text:a xlink:type="simple" xlink:href="https://www.w3schools.com/cssref/sel_attr_begin.asp" text:style-name="Internet_20_link" text:visited-style-name="Visited_20_Internet_20_Link">^=</text:a><text:a xlink:type="simple" xlink:href="https://www.w3schools.com/cssref/sel_attr_begin.asp" text:style-name="Internet_20_link" text:visited-style-name="Visited_20_Internet_20_Link"><text:span text:style-name="T1">value</text:span></text:a><text:a xlink:type="simple" xlink:href="https://www.w3schools.com/cssref/sel_attr_begin.asp" text:style-name="Internet_20_link" text:visited-style-name="Visited_20_Internet_20_Link">]</text:a></text:p>
          </table:table-cell>
          <table:table-cell table:style-name="Table23.A1" office:value-type="string">
            <text:p text:style-name="Table_20_Contents">a[href^="https"]</text:p>
          </table:table-cell>
          <table:table-cell table:style-name="Table23.A1" office:value-type="string">
            <text:p text:style-name="Table_20_Contents">Selects every &lt;a&gt; element whose href attribute value begins with "https"</text:p>
          </table:table-cell>
        </table:table-row>
        <table:table-row>
          <table:table-cell table:style-name="Table23.A1" office:value-type="string">
            <text:p text:style-name="Table_20_Contents"><text:a xlink:type="simple" xlink:href="https://www.w3schools.com/cssref/sel_attr_end.asp" text:style-name="Internet_20_link" text:visited-style-name="Visited_20_Internet_20_Link">[</text:a><text:a xlink:type="simple" xlink:href="https://www.w3schools.com/cssref/sel_attr_end.asp" text:style-name="Internet_20_link" text:visited-style-name="Visited_20_Internet_20_Link"><text:span text:style-name="T1">attribute</text:span></text:a><text:a xlink:type="simple" xlink:href="https://www.w3schools.com/cssref/sel_attr_end.asp" text:style-name="Internet_20_link" text:visited-style-name="Visited_20_Internet_20_Link">$=</text:a><text:a xlink:type="simple" xlink:href="https://www.w3schools.com/cssref/sel_attr_end.asp" text:style-name="Internet_20_link" text:visited-style-name="Visited_20_Internet_20_Link"><text:span text:style-name="T1">value</text:span></text:a><text:a xlink:type="simple" xlink:href="https://www.w3schools.com/cssref/sel_attr_end.asp" text:style-name="Internet_20_link" text:visited-style-name="Visited_20_Internet_20_Link">]</text:a></text:p>
          </table:table-cell>
          <table:table-cell table:style-name="Table23.A1" office:value-type="string">
            <text:p text:style-name="Table_20_Contents">a[href$=".pdf"]</text:p>
          </table:table-cell>
          <table:table-cell table:style-name="Table23.A1" office:value-type="string">
            <text:p text:style-name="Table_20_Contents">Selects every &lt;a&gt; element whose href attribute value ends with ".pdf"</text:p>
          </table:table-cell>
        </table:table-row>
        <table:table-row>
          <table:table-cell table:style-name="Table23.A1" office:value-type="string">
            <text:p text:style-name="Table_20_Contents"><text:a xlink:type="simple" xlink:href="https://www.w3schools.com/cssref/sel_attr_contain.asp" text:style-name="Internet_20_link" text:visited-style-name="Visited_20_Internet_20_Link">[</text:a><text:a xlink:type="simple" xlink:href="https://www.w3schools.com/cssref/sel_attr_contain.asp" text:style-name="Internet_20_link" text:visited-style-name="Visited_20_Internet_20_Link"><text:span text:style-name="T1">attribute</text:span></text:a><text:a xlink:type="simple" xlink:href="https://www.w3schools.com/cssref/sel_attr_contain.asp" text:style-name="Internet_20_link" text:visited-style-name="Visited_20_Internet_20_Link">*=</text:a><text:a xlink:type="simple" xlink:href="https://www.w3schools.com/cssref/sel_attr_contain.asp" text:style-name="Internet_20_link" text:visited-style-name="Visited_20_Internet_20_Link"><text:span text:style-name="T1">value</text:span></text:a><text:a xlink:type="simple" xlink:href="https://www.w3schools.com/cssref/sel_attr_contain.asp" text:style-name="Internet_20_link" text:visited-style-name="Visited_20_Internet_20_Link">]</text:a></text:p>
          </table:table-cell>
          <table:table-cell table:style-name="Table23.A1" office:value-type="string">
            <text:p text:style-name="Table_20_Contents">a[href*="w3schools"]</text:p>
          </table:table-cell>
          <table:table-cell table:style-name="Table23.A1" office:value-type="string">
            <text:p text:style-name="Table_20_Contents">Selects every &lt;a&gt; element whose href attribute value contains the substring "w3schools"</text:p>
          </table:table-cell>
        </table:table-row>
        <table:table-row>
          <table:table-cell table:style-name="Table23.A1" office:value-type="string">
            <text:p text:style-name="Table_20_Contents"><text:a xlink:type="simple" xlink:href="https://www.w3schools.com/cssref/sel_active.asp" text:style-name="Internet_20_link" text:visited-style-name="Visited_20_Internet_20_Link">:active</text:a></text:p>
          </table:table-cell>
          <table:table-cell table:style-name="Table23.A1" office:value-type="string">
            <text:p text:style-name="Table_20_Contents">a:active</text:p>
          </table:table-cell>
          <table:table-cell table:style-name="Table23.A1" office:value-type="string">
            <text:p text:style-name="Table_20_Contents">Selects the active link</text:p>
          </table:table-cell>
        </table:table-row>
        <table:table-row>
          <table:table-cell table:style-name="Table23.A1" office:value-type="string">
            <text:p text:style-name="Table_20_Contents"><text:a xlink:type="simple" xlink:href="https://www.w3schools.com/cssref/sel_after.asp" text:style-name="Internet_20_link" text:visited-style-name="Visited_20_Internet_20_Link">::after</text:a></text:p>
          </table:table-cell>
          <table:table-cell table:style-name="Table23.A1" office:value-type="string">
            <text:p text:style-name="Table_20_Contents">p::after</text:p>
          </table:table-cell>
          <table:table-cell table:style-name="Table23.A1" office:value-type="string">
            <text:p text:style-name="Table_20_Contents">Insert something after the content of each &lt;p&gt; element</text:p>
          </table:table-cell>
        </table:table-row>
        <table:table-row>
          <table:table-cell table:style-name="Table23.A1" office:value-type="string">
            <text:p text:style-name="Table_20_Contents"><text:a xlink:type="simple" xlink:href="https://www.w3schools.com/cssref/sel_before.asp" text:style-name="Internet_20_link" text:visited-style-name="Visited_20_Internet_20_Link">::before</text:a></text:p>
          </table:table-cell>
          <table:table-cell table:style-name="Table23.A1" office:value-type="string">
            <text:p text:style-name="Table_20_Contents">p::before</text:p>
          </table:table-cell>
          <table:table-cell table:style-name="Table23.A1" office:value-type="string">
            <text:p text:style-name="Table_20_Contents">Insert something before the content of each &lt;p&gt; element</text:p>
          </table:table-cell>
        </table:table-row>
        <table:table-row>
          <table:table-cell table:style-name="Table23.A1" office:value-type="string">
            <text:p text:style-name="Table_20_Contents"><text:a xlink:type="simple" xlink:href="https://www.w3schools.com/cssref/sel_checked.asp" text:style-name="Internet_20_link" text:visited-style-name="Visited_20_Internet_20_Link">:checked</text:a></text:p>
          </table:table-cell>
          <table:table-cell table:style-name="Table23.A1" office:value-type="string">
            <text:p text:style-name="Table_20_Contents">input:checked</text:p>
          </table:table-cell>
          <table:table-cell table:style-name="Table23.A1" office:value-type="string">
            <text:p text:style-name="Table_20_Contents">Selects every checked &lt;input&gt; element</text:p>
          </table:table-cell>
        </table:table-row>
        <table:table-row>
          <table:table-cell table:style-name="Table23.A1" office:value-type="string">
            <text:p text:style-name="Table_20_Contents"><text:a xlink:type="simple" xlink:href="https://www.w3schools.com/cssref/sel_disabled.asp" text:style-name="Internet_20_link" text:visited-style-name="Visited_20_Internet_20_Link">:disabled</text:a></text:p>
          </table:table-cell>
          <table:table-cell table:style-name="Table23.A1" office:value-type="string">
            <text:p text:style-name="Table_20_Contents">input:disabled</text:p>
          </table:table-cell>
          <table:table-cell table:style-name="Table23.A1" office:value-type="string">
            <text:p text:style-name="Table_20_Contents">Selects every disabled &lt;input&gt; element</text:p>
          </table:table-cell>
        </table:table-row>
        <table:table-row>
          <table:table-cell table:style-name="Table23.A1" office:value-type="string">
            <text:p text:style-name="Table_20_Contents"><text:a xlink:type="simple" xlink:href="https://www.w3schools.com/cssref/sel_empty.asp" text:style-name="Internet_20_link" text:visited-style-name="Visited_20_Internet_20_Link">:empty</text:a></text:p>
          </table:table-cell>
          <table:table-cell table:style-name="Table23.A1" office:value-type="string">
            <text:p text:style-name="Table_20_Contents">p:empty</text:p>
          </table:table-cell>
          <table:table-cell table:style-name="Table23.A1" office:value-type="string">
            <text:p text:style-name="Table_20_Contents">Selects every &lt;p&gt; element that has no children (including text nodes)</text:p>
          </table:table-cell>
        </table:table-row>
        <table:table-row>
          <table:table-cell table:style-name="Table23.A1" office:value-type="string">
            <text:p text:style-name="Table_20_Contents"><text:a xlink:type="simple" xlink:href="https://www.w3schools.com/cssref/sel_enabled.asp" text:style-name="Internet_20_link" text:visited-style-name="Visited_20_Internet_20_Link">:enabled</text:a></text:p>
          </table:table-cell>
          <table:table-cell table:style-name="Table23.A1" office:value-type="string">
            <text:p text:style-name="Table_20_Contents">input:enabled</text:p>
          </table:table-cell>
          <table:table-cell table:style-name="Table23.A1" office:value-type="string">
            <text:p text:style-name="Table_20_Contents">Selects every enabled &lt;input&gt; element</text:p>
          </table:table-cell>
        </table:table-row>
        <table:table-row>
          <table:table-cell table:style-name="Table23.A1" office:value-type="string">
            <text:p text:style-name="Table_20_Contents"><text:a xlink:type="simple" xlink:href="https://www.w3schools.com/cssref/sel_firstchild.asp" text:style-name="Internet_20_link" text:visited-style-name="Visited_20_Internet_20_Link">:first-child</text:a></text:p>
          </table:table-cell>
          <table:table-cell table:style-name="Table23.A1" office:value-type="string">
            <text:p text:style-name="Table_20_Contents">p:first-child</text:p>
          </table:table-cell>
          <table:table-cell table:style-name="Table23.A1" office:value-type="string">
            <text:p text:style-name="Table_20_Contents">Selects every &lt;p&gt; element that is the first child of its parent</text:p>
          </table:table-cell>
        </table:table-row>
        <table:table-row>
          <table:table-cell table:style-name="Table23.A1" office:value-type="string">
            <text:p text:style-name="Table_20_Contents"><text:a xlink:type="simple" xlink:href="https://www.w3schools.com/cssref/sel_firstletter.asp" text:style-name="Internet_20_link" text:visited-style-name="Visited_20_Internet_20_Link">::first-letter</text:a></text:p>
          </table:table-cell>
          <table:table-cell table:style-name="Table23.A1" office:value-type="string">
            <text:p text:style-name="Table_20_Contents">p::first-letter</text:p>
          </table:table-cell>
          <table:table-cell table:style-name="Table23.A1" office:value-type="string">
            <text:p text:style-name="Table_20_Contents">Selects the first letter of every &lt;p&gt; element</text:p>
          </table:table-cell>
        </table:table-row>
        <table:table-row>
          <table:table-cell table:style-name="Table23.A1" office:value-type="string">
            <text:p text:style-name="Table_20_Contents"><text:a xlink:type="simple" xlink:href="https://www.w3schools.com/cssref/sel_firstline.asp" text:style-name="Internet_20_link" text:visited-style-name="Visited_20_Internet_20_Link">::first-line</text:a></text:p>
          </table:table-cell>
          <table:table-cell table:style-name="Table23.A1" office:value-type="string">
            <text:p text:style-name="Table_20_Contents">p::first-line</text:p>
          </table:table-cell>
          <table:table-cell table:style-name="Table23.A1" office:value-type="string">
            <text:p text:style-name="Table_20_Contents">Selects the first line of every &lt;p&gt; element</text:p>
          </table:table-cell>
        </table:table-row>
        <table:table-row>
          <table:table-cell table:style-name="Table23.A1" office:value-type="string">
            <text:p text:style-name="Table_20_Contents"><text:a xlink:type="simple" xlink:href="https://www.w3schools.com/cssref/sel_first-of-type.asp" text:style-name="Internet_20_link" text:visited-style-name="Visited_20_Internet_20_Link">:first-of-type</text:a></text:p>
          </table:table-cell>
          <table:table-cell table:style-name="Table23.A1" office:value-type="string">
            <text:p text:style-name="Table_20_Contents">p:first-of-type</text:p>
          </table:table-cell>
          <table:table-cell table:style-name="Table23.A1" office:value-type="string">
            <text:p text:style-name="Table_20_Contents">Selects every &lt;p&gt; element that is the first &lt;p&gt; element of its parent</text:p>
          </table:table-cell>
        </table:table-row>
        <table:table-row>
          <table:table-cell table:style-name="Table23.A1" office:value-type="string">
            <text:p text:style-name="Table_20_Contents"><text:a xlink:type="simple" xlink:href="https://www.w3schools.com/cssref/sel_focus.asp" text:style-name="Internet_20_link" text:visited-style-name="Visited_20_Internet_20_Link">:focus</text:a></text:p>
          </table:table-cell>
          <table:table-cell table:style-name="Table23.A1" office:value-type="string">
            <text:p text:style-name="Table_20_Contents">input:focus</text:p>
          </table:table-cell>
          <table:table-cell table:style-name="Table23.A1" office:value-type="string">
            <text:p text:style-name="Table_20_Contents">Selects the input element which has focus</text:p>
          </table:table-cell>
        </table:table-row>
        <table:table-row>
          <table:table-cell table:style-name="Table23.A1" office:value-type="string">
            <text:p text:style-name="Table_20_Contents"><text:a xlink:type="simple" xlink:href="https://www.w3schools.com/cssref/sel_hover.asp" text:style-name="Internet_20_link" text:visited-style-name="Visited_20_Internet_20_Link">:hover</text:a></text:p>
          </table:table-cell>
          <table:table-cell table:style-name="Table23.A1" office:value-type="string">
            <text:p text:style-name="Table_20_Contents">a:hover</text:p>
          </table:table-cell>
          <table:table-cell table:style-name="Table23.A1" office:value-type="string">
            <text:p text:style-name="Table_20_Contents">Selects links on mouse over</text:p>
          </table:table-cell>
        </table:table-row>
        <table:table-row>
          <table:table-cell table:style-name="Table23.A1" office:value-type="string">
            <text:p text:style-name="Table_20_Contents"><text:a xlink:type="simple" xlink:href="https://www.w3schools.com/cssref/sel_in-range.asp" text:style-name="Internet_20_link" text:visited-style-name="Visited_20_Internet_20_Link">:in-range</text:a></text:p>
          </table:table-cell>
          <table:table-cell table:style-name="Table23.A1" office:value-type="string">
            <text:p text:style-name="Table_20_Contents">input:in-range</text:p>
          </table:table-cell>
          <table:table-cell table:style-name="Table23.A1" office:value-type="string">
            <text:p text:style-name="Table_20_Contents">Selects input elements with a value within a specified range</text:p>
          </table:table-cell>
        </table:table-row>
        <table:table-row>
          <table:table-cell table:style-name="Table23.A1" office:value-type="string">
            <text:p text:style-name="Table_20_Contents"><text:a xlink:type="simple" xlink:href="https://www.w3schools.com/cssref/sel_invalid.asp" text:style-name="Internet_20_link" text:visited-style-name="Visited_20_Internet_20_Link">:invalid</text:a></text:p>
          </table:table-cell>
          <table:table-cell table:style-name="Table23.A1" office:value-type="string">
            <text:p text:style-name="Table_20_Contents">input:invalid</text:p>
          </table:table-cell>
          <table:table-cell table:style-name="Table23.A1" office:value-type="string">
            <text:p text:style-name="Table_20_Contents">Selects all input elements with an invalid value</text:p>
          </table:table-cell>
        </table:table-row>
        <table:table-row>
          <table:table-cell table:style-name="Table23.A1" office:value-type="string">
            <text:p text:style-name="Table_20_Contents"><text:a xlink:type="simple" xlink:href="https://www.w3schools.com/cssref/sel_lang.asp" text:style-name="Internet_20_link" text:visited-style-name="Visited_20_Internet_20_Link">:lang(</text:a><text:a xlink:type="simple" xlink:href="https://www.w3schools.com/cssref/sel_lang.asp" text:style-name="Internet_20_link" text:visited-style-name="Visited_20_Internet_20_Link"><text:span text:style-name="T1">language</text:span></text:a><text:a xlink:type="simple" xlink:href="https://www.w3schools.com/cssref/sel_lang.asp" text:style-name="Internet_20_link" text:visited-style-name="Visited_20_Internet_20_Link">)</text:a></text:p>
          </table:table-cell>
          <table:table-cell table:style-name="Table23.A1" office:value-type="string">
            <text:p text:style-name="Table_20_Contents">p:lang(it)</text:p>
          </table:table-cell>
          <table:table-cell table:style-name="Table23.A1" office:value-type="string">
            <text:p text:style-name="Table_20_Contents">Selects every &lt;p&gt; element with a lang attribute equal to "it" (Italian)</text:p>
          </table:table-cell>
        </table:table-row>
        <table:table-row>
          <table:table-cell table:style-name="Table23.A1" office:value-type="string">
            <text:p text:style-name="Table_20_Contents"><text:a xlink:type="simple" xlink:href="https://www.w3schools.com/cssref/sel_last-child.asp" text:style-name="Internet_20_link" text:visited-style-name="Visited_20_Internet_20_Link">:last-child</text:a></text:p>
          </table:table-cell>
          <table:table-cell table:style-name="Table23.A1" office:value-type="string">
            <text:p text:style-name="Table_20_Contents">p:last-child</text:p>
          </table:table-cell>
          <table:table-cell table:style-name="Table23.A1" office:value-type="string">
            <text:p text:style-name="Table_20_Contents">Selects every &lt;p&gt; element that is the last child of its parent</text:p>
          </table:table-cell>
        </table:table-row>
        <table:table-row>
          <table:table-cell table:style-name="Table23.A1" office:value-type="string">
            <text:p text:style-name="Table_20_Contents"><text:a xlink:type="simple" xlink:href="https://www.w3schools.com/cssref/sel_last-of-type.asp" text:style-name="Internet_20_link" text:visited-style-name="Visited_20_Internet_20_Link">:last-of-type</text:a></text:p>
          </table:table-cell>
          <table:table-cell table:style-name="Table23.A1" office:value-type="string">
            <text:p text:style-name="Table_20_Contents">p:last-of-type</text:p>
          </table:table-cell>
          <table:table-cell table:style-name="Table23.A1" office:value-type="string">
            <text:p text:style-name="Table_20_Contents">Selects every &lt;p&gt; element that is the last &lt;p&gt; element of its parent</text:p>
          </table:table-cell>
        </table:table-row>
        <table:table-row>
          <table:table-cell table:style-name="Table23.A1" office:value-type="string">
            <text:p text:style-name="Table_20_Contents"><text:a xlink:type="simple" xlink:href="https://www.w3schools.com/cssref/sel_link.asp" text:style-name="Internet_20_link" text:visited-style-name="Visited_20_Internet_20_Link">:link</text:a></text:p>
          </table:table-cell>
          <table:table-cell table:style-name="Table23.A1" office:value-type="string">
            <text:p text:style-name="Table_20_Contents">a:link</text:p>
          </table:table-cell>
          <table:table-cell table:style-name="Table23.A1" office:value-type="string">
            <text:p text:style-name="Table_20_Contents">Selects all unvisited links</text:p>
          </table:table-cell>
        </table:table-row>
        <table:table-row>
          <table:table-cell table:style-name="Table23.A1" office:value-type="string">
            <text:p text:style-name="Table_20_Contents"><text:a xlink:type="simple" xlink:href="https://www.w3schools.com/cssref/sel_not.asp" text:style-name="Internet_20_link" text:visited-style-name="Visited_20_Internet_20_Link">:not(</text:a><text:a xlink:type="simple" xlink:href="https://www.w3schools.com/cssref/sel_not.asp" text:style-name="Internet_20_link" text:visited-style-name="Visited_20_Internet_20_Link"><text:span text:style-name="T1">selector</text:span></text:a><text:a xlink:type="simple" xlink:href="https://www.w3schools.com/cssref/sel_not.asp" text:style-name="Internet_20_link" text:visited-style-name="Visited_20_Internet_20_Link">)</text:a></text:p>
          </table:table-cell>
          <table:table-cell table:style-name="Table23.A1" office:value-type="string">
            <text:p text:style-name="Table_20_Contents">:not(p)</text:p>
          </table:table-cell>
          <table:table-cell table:style-name="Table23.A1" office:value-type="string">
            <text:p text:style-name="Table_20_Contents">Selects every element that is not a &lt;p&gt; element</text:p>
          </table:table-cell>
        </table:table-row>
        <table:table-row>
          <table:table-cell table:style-name="Table23.A1" office:value-type="string">
            <text:p text:style-name="Table_20_Contents"><text:a xlink:type="simple" xlink:href="https://www.w3schools.com/cssref/sel_nth-child.asp" text:style-name="Internet_20_link" text:visited-style-name="Visited_20_Internet_20_Link">:nth-child(</text:a><text:a xlink:type="simple" xlink:href="https://www.w3schools.com/cssref/sel_nth-child.asp" text:style-name="Internet_20_link" text:visited-style-name="Visited_20_Internet_20_Link"><text:span text:style-name="T1">n</text:span></text:a><text:a xlink:type="simple" xlink:href="https://www.w3schools.com/cssref/sel_nth-child.asp" text:style-name="Internet_20_link" text:visited-style-name="Visited_20_Internet_20_Link">)</text:a></text:p>
          </table:table-cell>
          <table:table-cell table:style-name="Table23.A1" office:value-type="string">
            <text:p text:style-name="Table_20_Contents">p:nth-child(2)</text:p>
          </table:table-cell>
          <table:table-cell table:style-name="Table23.A1" office:value-type="string">
            <text:p text:style-name="Table_20_Contents">Selects every &lt;p&gt; element that is the second child of its parent</text:p>
          </table:table-cell>
        </table:table-row>
        <table:table-row>
          <table:table-cell table:style-name="Table23.A1" office:value-type="string">
            <text:p text:style-name="Table_20_Contents"><text:a xlink:type="simple" xlink:href="https://www.w3schools.com/cssref/sel_nth-last-child.asp" text:style-name="Internet_20_link" text:visited-style-name="Visited_20_Internet_20_Link">:nth-last-child(</text:a><text:a xlink:type="simple" xlink:href="https://www.w3schools.com/cssref/sel_nth-last-child.asp" text:style-name="Internet_20_link" text:visited-style-name="Visited_20_Internet_20_Link"><text:span text:style-name="T1">n</text:span></text:a><text:a xlink:type="simple" xlink:href="https://www.w3schools.com/cssref/sel_nth-last-child.asp" text:style-name="Internet_20_link" text:visited-style-name="Visited_20_Internet_20_Link">)</text:a></text:p>
          </table:table-cell>
          <table:table-cell table:style-name="Table23.A1" office:value-type="string">
            <text:p text:style-name="Table_20_Contents">p:nth-last-child(2)</text:p>
          </table:table-cell>
          <table:table-cell table:style-name="Table23.A1" office:value-type="string">
            <text:p text:style-name="Table_20_Contents">Selects every &lt;p&gt; element that is the second child of its parent, counting from the last child</text:p>
          </table:table-cell>
        </table:table-row>
        <table:table-row>
          <table:table-cell table:style-name="Table23.A1" office:value-type="string">
            <text:p text:style-name="Table_20_Contents"><text:a xlink:type="simple" xlink:href="https://www.w3schools.com/cssref/sel_nth-last-of-type.asp" text:style-name="Internet_20_link" text:visited-style-name="Visited_20_Internet_20_Link">:nth-last-of-type(</text:a><text:a xlink:type="simple" xlink:href="https://www.w3schools.com/cssref/sel_nth-last-of-type.asp" text:style-name="Internet_20_link" text:visited-style-name="Visited_20_Internet_20_Link"><text:span text:style-name="T1">n</text:span></text:a><text:a xlink:type="simple" xlink:href="https://www.w3schools.com/cssref/sel_nth-last-of-type.asp" text:style-name="Internet_20_link" text:visited-style-name="Visited_20_Internet_20_Link">)</text:a></text:p>
          </table:table-cell>
          <table:table-cell table:style-name="Table23.A1" office:value-type="string">
            <text:p text:style-name="Table_20_Contents">p:nth-last-of-type(2)</text:p>
          </table:table-cell>
          <table:table-cell table:style-name="Table23.A1" office:value-type="string">
            <text:p text:style-name="Table_20_Contents">Selects every &lt;p&gt; element that is the second &lt;p&gt; element of its parent, counting from the last child</text:p>
          </table:table-cell>
        </table:table-row>
        <table:table-row>
          <table:table-cell table:style-name="Table23.A1" office:value-type="string">
            <text:p text:style-name="Table_20_Contents"><text:a xlink:type="simple" xlink:href="https://www.w3schools.com/cssref/sel_nth-of-type.asp" text:style-name="Internet_20_link" text:visited-style-name="Visited_20_Internet_20_Link">:nth-of-type(</text:a><text:a xlink:type="simple" xlink:href="https://www.w3schools.com/cssref/sel_nth-of-type.asp" text:style-name="Internet_20_link" text:visited-style-name="Visited_20_Internet_20_Link"><text:span text:style-name="T1">n</text:span></text:a><text:a xlink:type="simple" xlink:href="https://www.w3schools.com/cssref/sel_nth-of-type.asp" text:style-name="Internet_20_link" text:visited-style-name="Visited_20_Internet_20_Link">)</text:a></text:p>
          </table:table-cell>
          <table:table-cell table:style-name="Table23.A1" office:value-type="string">
            <text:p text:style-name="Table_20_Contents">p:nth-of-type(2)</text:p>
          </table:table-cell>
          <table:table-cell table:style-name="Table23.A1" office:value-type="string">
            <text:p text:style-name="Table_20_Contents">Selects every &lt;p&gt; element that is the second &lt;p&gt; element of its parent</text:p>
          </table:table-cell>
        </table:table-row>
        <table:table-row>
          <table:table-cell table:style-name="Table23.A1" office:value-type="string">
            <text:p text:style-name="Table_20_Contents"><text:a xlink:type="simple" xlink:href="https://www.w3schools.com/cssref/sel_only-of-type.asp" text:style-name="Internet_20_link" text:visited-style-name="Visited_20_Internet_20_Link">:only-of-type</text:a></text:p>
          </table:table-cell>
          <table:table-cell table:style-name="Table23.A1" office:value-type="string">
            <text:p text:style-name="Table_20_Contents">p:only-of-type</text:p>
          </table:table-cell>
          <table:table-cell table:style-name="Table23.A1" office:value-type="string">
            <text:p text:style-name="Table_20_Contents">Selects every &lt;p&gt; element that is the only &lt;p&gt; element of its parent</text:p>
          </table:table-cell>
        </table:table-row>
        <table:table-row>
          <table:table-cell table:style-name="Table23.A1" office:value-type="string">
            <text:p text:style-name="Table_20_Contents"><text:a xlink:type="simple" xlink:href="https://www.w3schools.com/cssref/sel_only-child.asp" text:style-name="Internet_20_link" text:visited-style-name="Visited_20_Internet_20_Link">:only-child</text:a></text:p>
          </table:table-cell>
          <table:table-cell table:style-name="Table23.A1" office:value-type="string">
            <text:p text:style-name="Table_20_Contents">p:only-child</text:p>
          </table:table-cell>
          <table:table-cell table:style-name="Table23.A1" office:value-type="string">
            <text:p text:style-name="Table_20_Contents">Selects every &lt;p&gt; element that is the only child of its <text:soft-page-break/>parent</text:p>
          </table:table-cell>
        </table:table-row>
        <table:table-row>
          <table:table-cell table:style-name="Table23.A1" office:value-type="string">
            <text:p text:style-name="Table_20_Contents"><text:a xlink:type="simple" xlink:href="https://www.w3schools.com/cssref/sel_optional.asp" text:style-name="Internet_20_link" text:visited-style-name="Visited_20_Internet_20_Link">:optional</text:a></text:p>
          </table:table-cell>
          <table:table-cell table:style-name="Table23.A1" office:value-type="string">
            <text:p text:style-name="Table_20_Contents">input:optional</text:p>
          </table:table-cell>
          <table:table-cell table:style-name="Table23.A1" office:value-type="string">
            <text:p text:style-name="Table_20_Contents">Selects input elements with no "required" attribute</text:p>
          </table:table-cell>
        </table:table-row>
        <table:table-row>
          <table:table-cell table:style-name="Table23.A1" office:value-type="string">
            <text:p text:style-name="Table_20_Contents"><text:a xlink:type="simple" xlink:href="https://www.w3schools.com/cssref/sel_out-of-range.asp" text:style-name="Internet_20_link" text:visited-style-name="Visited_20_Internet_20_Link">:out-of-range</text:a></text:p>
          </table:table-cell>
          <table:table-cell table:style-name="Table23.A1" office:value-type="string">
            <text:p text:style-name="Table_20_Contents">input:out-of-range</text:p>
          </table:table-cell>
          <table:table-cell table:style-name="Table23.A1" office:value-type="string">
            <text:p text:style-name="Table_20_Contents">Selects input elements with a value outside a specified range</text:p>
          </table:table-cell>
        </table:table-row>
        <table:table-row>
          <table:table-cell table:style-name="Table23.A1" office:value-type="string">
            <text:p text:style-name="Table_20_Contents"><text:a xlink:type="simple" xlink:href="https://www.w3schools.com/cssref/sel_read-only.asp" text:style-name="Internet_20_link" text:visited-style-name="Visited_20_Internet_20_Link">:read-only</text:a></text:p>
          </table:table-cell>
          <table:table-cell table:style-name="Table23.A1" office:value-type="string">
            <text:p text:style-name="Table_20_Contents">input:read-only</text:p>
          </table:table-cell>
          <table:table-cell table:style-name="Table23.A1" office:value-type="string">
            <text:p text:style-name="Table_20_Contents">Selects input elements with the "readonly" attribute specified</text:p>
          </table:table-cell>
        </table:table-row>
        <table:table-row>
          <table:table-cell table:style-name="Table23.A1" office:value-type="string">
            <text:p text:style-name="Table_20_Contents"><text:a xlink:type="simple" xlink:href="https://www.w3schools.com/cssref/sel_read-write.asp" text:style-name="Internet_20_link" text:visited-style-name="Visited_20_Internet_20_Link">:read-write</text:a></text:p>
          </table:table-cell>
          <table:table-cell table:style-name="Table23.A1" office:value-type="string">
            <text:p text:style-name="Table_20_Contents">input:read-write</text:p>
          </table:table-cell>
          <table:table-cell table:style-name="Table23.A1" office:value-type="string">
            <text:p text:style-name="Table_20_Contents">Selects input elements with the "readonly" attribute NOT specified</text:p>
          </table:table-cell>
        </table:table-row>
        <table:table-row>
          <table:table-cell table:style-name="Table23.A1" office:value-type="string">
            <text:p text:style-name="Table_20_Contents"><text:a xlink:type="simple" xlink:href="https://www.w3schools.com/cssref/sel_required.asp" text:style-name="Internet_20_link" text:visited-style-name="Visited_20_Internet_20_Link">:required</text:a></text:p>
          </table:table-cell>
          <table:table-cell table:style-name="Table23.A1" office:value-type="string">
            <text:p text:style-name="Table_20_Contents">input:required</text:p>
          </table:table-cell>
          <table:table-cell table:style-name="Table23.A1" office:value-type="string">
            <text:p text:style-name="Table_20_Contents">Selects input elements with the "required" attribute specified</text:p>
          </table:table-cell>
        </table:table-row>
        <table:table-row>
          <table:table-cell table:style-name="Table23.A1" office:value-type="string">
            <text:p text:style-name="Table_20_Contents"><text:a xlink:type="simple" xlink:href="https://www.w3schools.com/cssref/sel_root.asp" text:style-name="Internet_20_link" text:visited-style-name="Visited_20_Internet_20_Link">:root</text:a></text:p>
          </table:table-cell>
          <table:table-cell table:style-name="Table23.A1" office:value-type="string">
            <text:p text:style-name="Table_20_Contents">:root</text:p>
          </table:table-cell>
          <table:table-cell table:style-name="Table23.A1" office:value-type="string">
            <text:p text:style-name="Table_20_Contents">Selects the document's root element</text:p>
          </table:table-cell>
        </table:table-row>
        <table:table-row>
          <table:table-cell table:style-name="Table23.A1" office:value-type="string">
            <text:p text:style-name="Table_20_Contents"><text:a xlink:type="simple" xlink:href="https://www.w3schools.com/cssref/sel_selection.asp" text:style-name="Internet_20_link" text:visited-style-name="Visited_20_Internet_20_Link">::selection</text:a></text:p>
          </table:table-cell>
          <table:table-cell table:style-name="Table23.A1" office:value-type="string">
            <text:p text:style-name="Table_20_Contents">::selection</text:p>
          </table:table-cell>
          <table:table-cell table:style-name="Table23.A1" office:value-type="string">
            <text:p text:style-name="Table_20_Contents">Selects the portion of an element that is selected by a user</text:p>
          </table:table-cell>
        </table:table-row>
        <table:table-row>
          <table:table-cell table:style-name="Table23.A1" office:value-type="string">
            <text:p text:style-name="Table_20_Contents"><text:a xlink:type="simple" xlink:href="https://www.w3schools.com/cssref/sel_target.asp" text:style-name="Internet_20_link" text:visited-style-name="Visited_20_Internet_20_Link">:target</text:a></text:p>
          </table:table-cell>
          <table:table-cell table:style-name="Table23.A1" office:value-type="string">
            <text:p text:style-name="Table_20_Contents">#news:target </text:p>
          </table:table-cell>
          <table:table-cell table:style-name="Table23.A1" office:value-type="string">
            <text:p text:style-name="Table_20_Contents">Selects the current active #news element (clicked on a URL containing that anchor name)</text:p>
          </table:table-cell>
        </table:table-row>
        <table:table-row>
          <table:table-cell table:style-name="Table23.A1" office:value-type="string">
            <text:p text:style-name="Table_20_Contents"><text:a xlink:type="simple" xlink:href="https://www.w3schools.com/cssref/sel_valid.asp" text:style-name="Internet_20_link" text:visited-style-name="Visited_20_Internet_20_Link">:valid</text:a></text:p>
          </table:table-cell>
          <table:table-cell table:style-name="Table23.A1" office:value-type="string">
            <text:p text:style-name="Table_20_Contents">input:valid</text:p>
          </table:table-cell>
          <table:table-cell table:style-name="Table23.A1" office:value-type="string">
            <text:p text:style-name="Table_20_Contents">Selects all input elements with a valid value</text:p>
          </table:table-cell>
        </table:table-row>
        <table:table-row>
          <table:table-cell table:style-name="Table23.A1" office:value-type="string">
            <text:p text:style-name="Table_20_Contents"><text:a xlink:type="simple" xlink:href="https://www.w3schools.com/cssref/sel_visited.asp" text:style-name="Internet_20_link" text:visited-style-name="Visited_20_Internet_20_Link">:visited</text:a></text:p>
          </table:table-cell>
          <table:table-cell table:style-name="Table23.A1" office:value-type="string">
            <text:p text:style-name="Table_20_Contents">a:visited</text:p>
          </table:table-cell>
          <table:table-cell table:style-name="Table23.A1" office:value-type="string">
            <text:p text:style-name="Table_20_Contents">Selects all visited link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CSS Functions</text:h>
      <text:p text:style-name="Text_20_body">CSS functions are used as a value for various CSS properties.</text:p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Table_20_Heading">Function</text:p>
          </table:table-cell>
          <table:table-cell table:style-name="Table24.A1" office:value-type="string">
            <text:p text:style-name="Table_20_Heading">Description</text:p>
          </table:table-cell>
        </table:table-row>
        <table:table-row>
          <table:table-cell table:style-name="Table24.A1" office:value-type="string">
            <text:p text:style-name="Table_20_Contents"><text:a xlink:type="simple" xlink:href="https://www.w3schools.com/cssref/func_attr.asp" text:style-name="Internet_20_link" text:visited-style-name="Visited_20_Internet_20_Link">attr()</text:a></text:p>
          </table:table-cell>
          <table:table-cell table:style-name="Table24.A1" office:value-type="string">
            <text:p text:style-name="Table_20_Contents">Returns the value of an attribute of the selected element </text:p>
          </table:table-cell>
        </table:table-row>
        <table:table-row>
          <table:table-cell table:style-name="Table24.A1" office:value-type="string">
            <text:p text:style-name="Table_20_Contents"><text:a xlink:type="simple" xlink:href="https://www.w3schools.com/cssref/func_calc.asp" text:style-name="Internet_20_link" text:visited-style-name="Visited_20_Internet_20_Link">calc()</text:a></text:p>
          </table:table-cell>
          <table:table-cell table:style-name="Table24.A1" office:value-type="string">
            <text:p text:style-name="Table_20_Contents">Allows you to perform calculations to determine CSS property values</text:p>
          </table:table-cell>
        </table:table-row>
        <table:table-row>
          <table:table-cell table:style-name="Table24.A1" office:value-type="string">
            <text:p text:style-name="Table_20_Contents"><text:a xlink:type="simple" xlink:href="https://www.w3schools.com/cssref/func_cubic-bezier.asp" text:style-name="Internet_20_link" text:visited-style-name="Visited_20_Internet_20_Link">cubic-bezier()</text:a></text:p>
          </table:table-cell>
          <table:table-cell table:style-name="Table24.A1" office:value-type="string">
            <text:p text:style-name="Table_20_Contents">Defines a Cubic Bezier curve</text:p>
          </table:table-cell>
        </table:table-row>
        <table:table-row>
          <table:table-cell table:style-name="Table24.A1" office:value-type="string">
            <text:p text:style-name="Table_20_Contents"><text:a xlink:type="simple" xlink:href="https://www.w3schools.com/cssref/func_hsl.asp" text:style-name="Internet_20_link" text:visited-style-name="Visited_20_Internet_20_Link">hsl()</text:a></text:p>
          </table:table-cell>
          <table:table-cell table:style-name="Table24.A1" office:value-type="string">
            <text:p text:style-name="Table_20_Contents">Defines colors using the Hue-Saturation-Lightness model (HSL)</text:p>
          </table:table-cell>
        </table:table-row>
        <table:table-row>
          <table:table-cell table:style-name="Table24.A1" office:value-type="string">
            <text:p text:style-name="Table_20_Contents"><text:a xlink:type="simple" xlink:href="https://www.w3schools.com/cssref/func_hsla.asp" text:style-name="Internet_20_link" text:visited-style-name="Visited_20_Internet_20_Link">hsla()</text:a></text:p>
          </table:table-cell>
          <table:table-cell table:style-name="Table24.A1" office:value-type="string">
            <text:p text:style-name="Table_20_Contents">Defines colors using the Hue-Saturation-Lightness-Alpha model (HSLA)</text:p>
          </table:table-cell>
        </table:table-row>
        <table:table-row>
          <table:table-cell table:style-name="Table24.A1" office:value-type="string">
            <text:p text:style-name="Table_20_Contents"><text:a xlink:type="simple" xlink:href="https://www.w3schools.com/cssref/func_linear-gradient.asp" text:style-name="Internet_20_link" text:visited-style-name="Visited_20_Internet_20_Link">linear-gradient()</text:a></text:p>
          </table:table-cell>
          <table:table-cell table:style-name="Table24.A1" office:value-type="string">
            <text:p text:style-name="Table_20_Contents">Sets a linear gradient as the background image. Define at least two colors (top to bottom)</text:p>
          </table:table-cell>
        </table:table-row>
        <table:table-row>
          <table:table-cell table:style-name="Table24.A1" office:value-type="string">
            <text:p text:style-name="Table_20_Contents"><text:a xlink:type="simple" xlink:href="https://www.w3schools.com/cssref/func_radial-gradient.asp" text:style-name="Internet_20_link" text:visited-style-name="Visited_20_Internet_20_Link">radial-gradient()</text:a></text:p>
          </table:table-cell>
          <table:table-cell table:style-name="Table24.A1" office:value-type="string">
            <text:p text:style-name="Table_20_Contents">Sets a radial gradient as the background image. Define at least two colors (center to edges)</text:p>
          </table:table-cell>
        </table:table-row>
        <table:table-row>
          <table:table-cell table:style-name="Table24.A1" office:value-type="string">
            <text:p text:style-name="Table_20_Contents"><text:a xlink:type="simple" xlink:href="https://www.w3schools.com/cssref/func_repeating-linear-gradient.asp" text:style-name="Internet_20_link" text:visited-style-name="Visited_20_Internet_20_Link">repeating-linear-gradient()</text:a></text:p>
          </table:table-cell>
          <table:table-cell table:style-name="Table24.A1" office:value-type="string">
            <text:p text:style-name="Table_20_Contents">Repeats a linear gradient</text:p>
          </table:table-cell>
        </table:table-row>
        <table:table-row>
          <table:table-cell table:style-name="Table24.A1" office:value-type="string">
            <text:p text:style-name="Table_20_Contents"><text:a xlink:type="simple" xlink:href="https://www.w3schools.com/cssref/func_repeating-radial-gradient.asp" text:style-name="Internet_20_link" text:visited-style-name="Visited_20_Internet_20_Link">repeating-radial-gradient()</text:a></text:p>
          </table:table-cell>
          <table:table-cell table:style-name="Table24.A1" office:value-type="string">
            <text:p text:style-name="Table_20_Contents">Repeats a radial gradient</text:p>
          </table:table-cell>
        </table:table-row>
        <table:table-row>
          <table:table-cell table:style-name="Table24.A1" office:value-type="string">
            <text:p text:style-name="Table_20_Contents"><text:a xlink:type="simple" xlink:href="https://www.w3schools.com/cssref/func_rgb.asp" text:style-name="Internet_20_link" text:visited-style-name="Visited_20_Internet_20_Link">rgb()</text:a></text:p>
          </table:table-cell>
          <table:table-cell table:style-name="Table24.A1" office:value-type="string">
            <text:p text:style-name="Table_20_Contents">Defines colors using the Red-Green-Blue model (RGB)</text:p>
          </table:table-cell>
        </table:table-row>
        <table:table-row>
          <table:table-cell table:style-name="Table24.A1" office:value-type="string">
            <text:p text:style-name="Table_20_Contents"><text:a xlink:type="simple" xlink:href="https://www.w3schools.com/cssref/func_rgba.asp" text:style-name="Internet_20_link" text:visited-style-name="Visited_20_Internet_20_Link">rgba()</text:a></text:p>
          </table:table-cell>
          <table:table-cell table:style-name="Table24.A1" office:value-type="string">
            <text:p text:style-name="Table_20_Contents">Defines colors using the Red-Green-Blue-Alpha model (RGBA)</text:p>
          </table:table-cell>
        </table:table-row>
        <table:table-row>
          <table:table-cell table:style-name="Table24.A1" office:value-type="string">
            <text:p text:style-name="Table_20_Contents"><text:a xlink:type="simple" xlink:href="https://www.w3schools.com/cssref/func_var.asp" text:style-name="Internet_20_link" text:visited-style-name="Visited_20_Internet_20_Link">var()</text:a></text:p>
          </table:table-cell>
          <table:table-cell table:style-name="Table24.A1" office:value-type="string">
            <text:p text:style-name="Table_20_Contents">Inserts the value of a custom property</text:p>
          </table:table-cell>
        </table:table-row>
      </table:table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CSS Aural Reference</text:h>
      <text:p text:style-name="Horizontal_20_Line"/>
      <text:h text:style-name="Heading_20_2" text:outline-level="2">Aural Style Sheets</text:h>
      <text:p text:style-name="Text_20_body">Aural style sheets use a combination of speech synthesis and sound effects to make the user listen to information, instead of reading information.</text:p>
      <text:p text:style-name="Text_20_body">Aural presentation can be used:</text:p>
      <text:list xml:id="list5992775989394554765" text:style-name="L1">
        <text:list-item>
          <text:p text:style-name="P9">by blind people </text:p>
        </text:list-item>
        <text:list-item>
          <text:p text:style-name="P9">to help users learning to read </text:p>
        </text:list-item>
        <text:list-item>
          <text:p text:style-name="P9">to help users who have reading problems </text:p>
        </text:list-item>
        <text:list-item>
          <text:p text:style-name="P9">for home entertainment </text:p>
        </text:list-item>
        <text:list-item>
          <text:p text:style-name="P9">in the car </text:p>
        </text:list-item>
        <text:list-item>
          <text:p text:style-name="P3">by print-impaired communities </text:p>
        </text:list-item>
      </text:list>
      <text:p text:style-name="Text_20_body">The aural presentation converts the document to plain text and feed this to a screen reader (a program that reads all the characters on the screen).</text:p>
      <text:p text:style-name="Text_20_body">An example of an Aural style sheet:</text:p>
      <text:p text:style-name="P4">h1, h2, h3, h4 <text:span text:style-name="T2">{</text:span><text:span text:style-name="T3"><text:line-break/>    voice-family</text:span><text:span text:style-name="T2">:</text:span><text:span text:style-name="T4"> male</text:span><text:span text:style-name="T2">;</text:span><text:span text:style-name="T3"><text:line-break/>    richness</text:span><text:span text:style-name="T2">:</text:span><text:span text:style-name="T4"> 80</text:span><text:span text:style-name="T2">;</text:span><text:span text:style-name="T3"><text:line-break/>    cue-before</text:span><text:span text:style-name="T2">:</text:span><text:span text:style-name="T4"> url("beep.au")<text:line-break/></text:span><text:span text:style-name="T2">}</text:span> </text:p>
      <text:p text:style-name="Text_20_body">The example above will make the speech synthesizer play a sound, then speak the headers in a very rich male voice.</text:p>
      <text:p text:style-name="Horizontal_20_Line"/>
      <text:section text:style-name="Sect1" text:name="snhb-mid_content-0">
        <text:p text:style-name="Text_20_body"/>
        <text:section text:style-name="Sect1" text:name="google_ads_iframe_/22152718/sws-hb//w3schools.com//mid_content_0__container__">
          <text:p text:style-name="P5"><draw:frame draw:style-name="fr1" draw:name="Object1" text:anchor-type="as-char" svg:width="19.262cm" svg:height="2.381cm" draw:z-index="0"><draw:floating-frame xlink:href="https://tpc.googlesyndication.com/safeframe/1-0-28/html/container.html" xlink:type="simple" xlink:show="embed" xlink:actuate="onLoad"/></draw:frame></text:p>
        </text:section>
      </text:section>
      <text:p text:style-name="Horizontal_20_Line"/>
      <text:h text:style-name="Heading_20_2" text:outline-level="2"><text:soft-page-break/>CSS Aural Reference</text:h>
      <text:p text:style-name="Text_20_body">The "CSS" column indicates in which CSS version the property is defined (CSS1 or CSS2).</text:p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>
          <table:table-cell table:style-name="Table25.A1" office:value-type="string">
            <text:p text:style-name="Table_20_Heading">Property</text:p>
          </table:table-cell>
          <table:table-cell table:style-name="Table25.A1" office:value-type="string">
            <text:p text:style-name="Table_20_Heading">Description</text:p>
          </table:table-cell>
          <table:table-cell table:style-name="Table25.A1" office:value-type="string">
            <text:p text:style-name="Table_20_Heading">Values</text:p>
          </table:table-cell>
          <table:table-cell table:style-name="Table25.A1" office:value-type="string">
            <text:p text:style-name="Table_20_Heading">CSS</text:p>
          </table:table-cell>
        </table:table-row>
        <table:table-row>
          <table:table-cell table:style-name="Table25.A1" office:value-type="string">
            <text:p text:style-name="Table_20_Contents">azimuth</text:p>
          </table:table-cell>
          <table:table-cell table:style-name="Table25.A1" office:value-type="string">
            <text:p text:style-name="Table_20_Contents">Sets where the sound should come from</text:p>
          </table:table-cell>
          <table:table-cell table:style-name="Table25.A1" office:value-type="string">
            <text:p text:style-name="Table_20_Contents"><text:span text:style-name="T1">angle</text:span><text:line-break/>left-side<text:line-break/>far-left<text:line-break/>left<text:line-break/>center-left<text:line-break/>center<text:line-break/>center-right<text:line-break/>right<text:line-break/>far-right<text:line-break/>right-side<text:line-break/>behind<text:line-break/>leftwards<text:line-break/>rightwards</text:p>
          </table:table-cell>
          <table:table-cell table:style-name="Table25.A1" office:value-type="string">
            <text:p text:style-name="Table_20_Contents">2</text:p>
          </table:table-cell>
        </table:table-row>
        <table:table-row>
          <table:table-cell table:style-name="Table25.A1" office:value-type="string">
            <text:p text:style-name="Table_20_Contents">cue</text:p>
          </table:table-cell>
          <table:table-cell table:style-name="Table25.A1" office:value-type="string">
            <text:p text:style-name="Table_20_Contents">Sets the cue properties in one declaration</text:p>
          </table:table-cell>
          <table:table-cell table:style-name="Table25.A1" office:value-type="string">
            <text:p text:style-name="P1">cue-before<text:line-break/>cue-after</text:p>
          </table:table-cell>
          <table:table-cell table:style-name="Table25.A1" office:value-type="string">
            <text:p text:style-name="Table_20_Contents">2</text:p>
          </table:table-cell>
        </table:table-row>
        <table:table-row>
          <table:table-cell table:style-name="Table25.A1" office:value-type="string">
            <text:p text:style-name="Table_20_Contents">cue-after</text:p>
          </table:table-cell>
          <table:table-cell table:style-name="Table25.A1" office:value-type="string">
            <text:p text:style-name="Table_20_Contents">Specifies a sound to be played after speaking an element's content</text:p>
          </table:table-cell>
          <table:table-cell table:style-name="Table25.A1" office:value-type="string">
            <text:p text:style-name="Table_20_Contents">none<text:line-break/><text:span text:style-name="T1">url</text:span></text:p>
          </table:table-cell>
          <table:table-cell table:style-name="Table25.A1" office:value-type="string">
            <text:p text:style-name="Table_20_Contents">2</text:p>
          </table:table-cell>
        </table:table-row>
        <table:table-row>
          <table:table-cell table:style-name="Table25.A1" office:value-type="string">
            <text:p text:style-name="Table_20_Contents">cue-before</text:p>
          </table:table-cell>
          <table:table-cell table:style-name="Table25.A1" office:value-type="string">
            <text:p text:style-name="Table_20_Contents">Specifies a sound to be played before speaking an element's content</text:p>
          </table:table-cell>
          <table:table-cell table:style-name="Table25.A1" office:value-type="string">
            <text:p text:style-name="Table_20_Contents">none<text:line-break/><text:span text:style-name="T1">url</text:span></text:p>
          </table:table-cell>
          <table:table-cell table:style-name="Table25.A1" office:value-type="string">
            <text:p text:style-name="Table_20_Contents">2</text:p>
          </table:table-cell>
        </table:table-row>
        <table:table-row>
          <table:table-cell table:style-name="Table25.A1" office:value-type="string">
            <text:p text:style-name="Table_20_Contents">elevation</text:p>
          </table:table-cell>
          <table:table-cell table:style-name="Table25.A1" office:value-type="string">
            <text:p text:style-name="Table_20_Contents">Sets where the sound should come from</text:p>
          </table:table-cell>
          <table:table-cell table:style-name="Table25.A1" office:value-type="string">
            <text:p text:style-name="Table_20_Contents">angle<text:line-break/>below<text:line-break/>level<text:line-break/>above<text:line-break/>higher<text:line-break/>lower</text:p>
          </table:table-cell>
          <table:table-cell table:style-name="Table25.A1" office:value-type="string">
            <text:p text:style-name="Table_20_Contents">2</text:p>
          </table:table-cell>
        </table:table-row>
        <table:table-row>
          <table:table-cell table:style-name="Table25.A1" office:value-type="string">
            <text:p text:style-name="Table_20_Contents">pause</text:p>
          </table:table-cell>
          <table:table-cell table:style-name="Table25.A1" office:value-type="string">
            <text:p text:style-name="Table_20_Contents">Sets the pause properties in one declaration</text:p>
          </table:table-cell>
          <table:table-cell table:style-name="Table25.A1" office:value-type="string">
            <text:p text:style-name="P1">pause-before<text:line-break/>pause-after</text:p>
          </table:table-cell>
          <table:table-cell table:style-name="Table25.A1" office:value-type="string">
            <text:p text:style-name="Table_20_Contents">2</text:p>
          </table:table-cell>
        </table:table-row>
        <table:table-row>
          <table:table-cell table:style-name="Table25.A1" office:value-type="string">
            <text:p text:style-name="Table_20_Contents">pause-after</text:p>
          </table:table-cell>
          <table:table-cell table:style-name="Table25.A1" office:value-type="string">
            <text:p text:style-name="Table_20_Contents">Specifies a pause after speaking an element's content</text:p>
          </table:table-cell>
          <table:table-cell table:style-name="Table25.A1" office:value-type="string">
            <text:p text:style-name="P1">time<text:line-break/>%</text:p>
          </table:table-cell>
          <table:table-cell table:style-name="Table25.A1" office:value-type="string">
            <text:p text:style-name="Table_20_Contents">2</text:p>
          </table:table-cell>
        </table:table-row>
        <table:table-row>
          <table:table-cell table:style-name="Table25.A1" office:value-type="string">
            <text:p text:style-name="Table_20_Contents">pause-before</text:p>
          </table:table-cell>
          <table:table-cell table:style-name="Table25.A1" office:value-type="string">
            <text:p text:style-name="Table_20_Contents">Specifies a pause before speaking an element's content</text:p>
          </table:table-cell>
          <table:table-cell table:style-name="Table25.A1" office:value-type="string">
            <text:p text:style-name="P1">time<text:line-break/>%</text:p>
          </table:table-cell>
          <table:table-cell table:style-name="Table25.A1" office:value-type="string">
            <text:p text:style-name="Table_20_Contents">2</text:p>
          </table:table-cell>
        </table:table-row>
        <table:table-row>
          <table:table-cell table:style-name="Table25.A1" office:value-type="string">
            <text:p text:style-name="Table_20_Contents">pitch</text:p>
          </table:table-cell>
          <table:table-cell table:style-name="Table25.A1" office:value-type="string">
            <text:p text:style-name="Table_20_Contents">Specifies the speaking voice</text:p>
          </table:table-cell>
          <table:table-cell table:style-name="Table25.A1" office:value-type="string">
            <text:p text:style-name="Table_20_Contents"><text:span text:style-name="T1">frequency</text:span><text:line-break/>x-low<text:line-break/>low<text:line-break/>medium<text:line-break/>high<text:line-break/>x-high</text:p>
          </table:table-cell>
          <table:table-cell table:style-name="Table25.A1" office:value-type="string">
            <text:p text:style-name="Table_20_Contents">2</text:p>
          </table:table-cell>
        </table:table-row>
        <table:table-row>
          <table:table-cell table:style-name="Table25.A1" office:value-type="string">
            <text:p text:style-name="Table_20_Contents">pitch-range</text:p>
          </table:table-cell>
          <table:table-cell table:style-name="Table25.A1" office:value-type="string">
            <text:p text:style-name="Table_20_Contents">Specifies the variation in the speaking voice. (Monotone voice or animated voice?)</text:p>
          </table:table-cell>
          <table:table-cell table:style-name="Table25.A1" office:value-type="string">
            <text:p text:style-name="P1">number</text:p>
          </table:table-cell>
          <table:table-cell table:style-name="Table25.A1" office:value-type="string">
            <text:p text:style-name="Table_20_Contents">2</text:p>
          </table:table-cell>
        </table:table-row>
        <table:table-row>
          <table:table-cell table:style-name="Table25.A1" office:value-type="string">
            <text:p text:style-name="Table_20_Contents">play-during</text:p>
          </table:table-cell>
          <table:table-cell table:style-name="Table25.A1" office:value-type="string">
            <text:p text:style-name="Table_20_Contents">Specifies a sound to be played while speaking an element's content</text:p>
          </table:table-cell>
          <table:table-cell table:style-name="Table25.A1" office:value-type="string">
            <text:p text:style-name="Table_20_Contents">auto<text:line-break/>none<text:line-break/><text:span text:style-name="T1">url</text:span><text:line-break/>mix<text:line-break/>repeat</text:p>
          </table:table-cell>
          <table:table-cell table:style-name="Table25.A1" office:value-type="string">
            <text:p text:style-name="Table_20_Contents">2</text:p>
          </table:table-cell>
        </table:table-row>
        <table:table-row>
          <table:table-cell table:style-name="Table25.A1" office:value-type="string">
            <text:p text:style-name="Table_20_Contents">richness</text:p>
          </table:table-cell>
          <table:table-cell table:style-name="Table25.A1" office:value-type="string">
            <text:p text:style-name="Table_20_Contents">Specifies the richness of the speaking voice. (Rich voice or <text:soft-page-break/>thin voice?)</text:p>
          </table:table-cell>
          <table:table-cell table:style-name="Table25.A1" office:value-type="string">
            <text:p text:style-name="P1">number</text:p>
          </table:table-cell>
          <table:table-cell table:style-name="Table25.A1" office:value-type="string">
            <text:p text:style-name="Table_20_Contents">2</text:p>
          </table:table-cell>
        </table:table-row>
        <table:table-row>
          <table:table-cell table:style-name="Table25.A1" office:value-type="string">
            <text:p text:style-name="Table_20_Contents">speak</text:p>
          </table:table-cell>
          <table:table-cell table:style-name="Table25.A1" office:value-type="string">
            <text:p text:style-name="Table_20_Contents">Specifies whether content will render aurally</text:p>
          </table:table-cell>
          <table:table-cell table:style-name="Table25.A1" office:value-type="string">
            <text:p text:style-name="Table_20_Contents">normal<text:line-break/>none<text:line-break/>spell-out</text:p>
          </table:table-cell>
          <table:table-cell table:style-name="Table25.A1" office:value-type="string">
            <text:p text:style-name="Table_20_Contents">2</text:p>
          </table:table-cell>
        </table:table-row>
        <table:table-row>
          <table:table-cell table:style-name="Table25.A1" office:value-type="string">
            <text:p text:style-name="Table_20_Contents">speak-header</text:p>
          </table:table-cell>
          <table:table-cell table:style-name="Table25.A1" office:value-type="string">
            <text:p text:style-name="Table_20_Contents">Specifies how to handle table headers. Should the headers be spoken before every cell, or only before a cell with a different header than the previous cell</text:p>
          </table:table-cell>
          <table:table-cell table:style-name="Table25.A1" office:value-type="string">
            <text:p text:style-name="Table_20_Contents">always<text:line-break/>once</text:p>
          </table:table-cell>
          <table:table-cell table:style-name="Table25.A1" office:value-type="string">
            <text:p text:style-name="Table_20_Contents">2</text:p>
          </table:table-cell>
        </table:table-row>
        <table:table-row>
          <table:table-cell table:style-name="Table25.A1" office:value-type="string">
            <text:p text:style-name="Table_20_Contents">speak-numeral</text:p>
          </table:table-cell>
          <table:table-cell table:style-name="Table25.A1" office:value-type="string">
            <text:p text:style-name="Table_20_Contents">Specifies how to speak numbers</text:p>
          </table:table-cell>
          <table:table-cell table:style-name="Table25.A1" office:value-type="string">
            <text:p text:style-name="Table_20_Contents">digits<text:line-break/>continuous</text:p>
          </table:table-cell>
          <table:table-cell table:style-name="Table25.A1" office:value-type="string">
            <text:p text:style-name="Table_20_Contents">2</text:p>
          </table:table-cell>
        </table:table-row>
        <table:table-row>
          <table:table-cell table:style-name="Table25.A1" office:value-type="string">
            <text:p text:style-name="Table_20_Contents">speak-punctuation</text:p>
          </table:table-cell>
          <table:table-cell table:style-name="Table25.A1" office:value-type="string">
            <text:p text:style-name="Table_20_Contents">Specifies how to speak punctuation characters</text:p>
          </table:table-cell>
          <table:table-cell table:style-name="Table25.A1" office:value-type="string">
            <text:p text:style-name="Table_20_Contents">none<text:line-break/>code</text:p>
          </table:table-cell>
          <table:table-cell table:style-name="Table25.A1" office:value-type="string">
            <text:p text:style-name="Table_20_Contents">2</text:p>
          </table:table-cell>
        </table:table-row>
        <table:table-row>
          <table:table-cell table:style-name="Table25.A1" office:value-type="string">
            <text:p text:style-name="Table_20_Contents">speech-rate</text:p>
          </table:table-cell>
          <table:table-cell table:style-name="Table25.A1" office:value-type="string">
            <text:p text:style-name="Table_20_Contents">Specifies the speed of the speaking</text:p>
          </table:table-cell>
          <table:table-cell table:style-name="Table25.A1" office:value-type="string">
            <text:p text:style-name="Table_20_Contents"><text:span text:style-name="T1">number</text:span><text:line-break/>x-slow<text:line-break/>slow<text:line-break/>medium<text:line-break/>fast<text:line-break/>x-fast<text:line-break/>faster<text:line-break/>slower</text:p>
          </table:table-cell>
          <table:table-cell table:style-name="Table25.A1" office:value-type="string">
            <text:p text:style-name="Table_20_Contents">2</text:p>
          </table:table-cell>
        </table:table-row>
        <table:table-row>
          <table:table-cell table:style-name="Table25.A1" office:value-type="string">
            <text:p text:style-name="Table_20_Contents">stress</text:p>
          </table:table-cell>
          <table:table-cell table:style-name="Table25.A1" office:value-type="string">
            <text:p text:style-name="Table_20_Contents">Specifies the "stress" in the speaking voice</text:p>
          </table:table-cell>
          <table:table-cell table:style-name="Table25.A1" office:value-type="string">
            <text:p text:style-name="P1">number</text:p>
          </table:table-cell>
          <table:table-cell table:style-name="Table25.A1" office:value-type="string">
            <text:p text:style-name="Table_20_Contents">2</text:p>
          </table:table-cell>
        </table:table-row>
        <table:table-row>
          <table:table-cell table:style-name="Table25.A1" office:value-type="string">
            <text:p text:style-name="Table_20_Contents">voice-family</text:p>
          </table:table-cell>
          <table:table-cell table:style-name="Table25.A1" office:value-type="string">
            <text:p text:style-name="Table_20_Contents">Specifies the voice family of the speaking</text:p>
          </table:table-cell>
          <table:table-cell table:style-name="Table25.A1" office:value-type="string">
            <text:p text:style-name="P1">specific-voice<text:line-break/>generic-voice</text:p>
          </table:table-cell>
          <table:table-cell table:style-name="Table25.A1" office:value-type="string">
            <text:p text:style-name="Table_20_Contents">2</text:p>
          </table:table-cell>
        </table:table-row>
        <table:table-row>
          <table:table-cell table:style-name="Table25.A1" office:value-type="string">
            <text:p text:style-name="Table_20_Contents">volume</text:p>
          </table:table-cell>
          <table:table-cell table:style-name="Table25.A1" office:value-type="string">
            <text:p text:style-name="Table_20_Contents">Specifies the volume of the speaking</text:p>
          </table:table-cell>
          <table:table-cell table:style-name="Table25.A1" office:value-type="string">
            <text:p text:style-name="Table_20_Contents"><text:span text:style-name="T1">number<text:line-break/>%<text:line-break/></text:span>silent<text:line-break/>x-soft<text:line-break/>soft<text:line-break/>medium<text:line-break/>loud<text:line-break/>x-loud</text:p>
          </table:table-cell>
          <table:table-cell table:style-name="Table25.A1" office:value-type="string">
            <text:p text:style-name="Table_20_Contents">2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Animatable Properties</text:h>
      <text:p text:style-name="Text_20_body">These properties are <text:span text:style-name="Emphasis">animatable</text:span> in CSS:</text:p>
      <table:table table:name="Table26" table:style-name="Table26">
        <table:table-column table:style-name="Table26.A"/>
        <table:table-row>
          <table:table-cell table:style-name="Table26.A1" office:value-type="string">
            <text:p text:style-name="Table_20_Heading">Property</text:p>
          </table:table-cell>
        </table:table-row>
        <table:table-row>
          <table:table-cell table:style-name="Table26.A1" office:value-type="string">
            <text:p text:style-name="Table_20_Contents"><text:a xlink:type="simple" xlink:href="https://www.w3schools.com/cssref/css3_pr_background.asp" text:style-name="Internet_20_link" text:visited-style-name="Visited_20_Internet_20_Link">background</text:a></text:p>
          </table:table-cell>
        </table:table-row>
      </table:table>
      <table:table table:name="Table27" table:style-name="Table27">
        <table:table-column table:style-name="Table27.A"/>
        <table:table-row>
          <table:table-cell table:style-name="Table27.A1" office:value-type="string">
            <text:p text:style-name="Table_20_Contents"><text:a xlink:type="simple" xlink:href="https://www.w3schools.com/cssref/pr_background-color.asp" text:style-name="Internet_20_link" text:visited-style-name="Visited_20_Internet_20_Link">background-color</text:a></text:p>
          </table:table-cell>
        </table:table-row>
        <table:table-row>
          <table:table-cell table:style-name="Table27.A1" office:value-type="string">
            <text:p text:style-name="Table_20_Contents"><text:a xlink:type="simple" xlink:href="https://www.w3schools.com/cssref/pr_background-position.asp" text:style-name="Internet_20_link" text:visited-style-name="Visited_20_Internet_20_Link">background-position</text:a></text:p>
          </table:table-cell>
        </table:table-row>
        <table:table-row>
          <table:table-cell table:style-name="Table27.A1" office:value-type="string">
            <text:p text:style-name="Table_20_Contents"><text:a xlink:type="simple" xlink:href="https://www.w3schools.com/cssref/css3_pr_background-size.asp" text:style-name="Internet_20_link" text:visited-style-name="Visited_20_Internet_20_Link">background-size</text:a></text:p>
          </table:table-cell>
        </table:table-row>
        <table:table-row>
          <table:table-cell table:style-name="Table27.A1" office:value-type="string">
            <text:p text:style-name="Table_20_Contents"><text:a xlink:type="simple" xlink:href="https://www.w3schools.com/cssref/pr_border.asp" text:style-name="Internet_20_link" text:visited-style-name="Visited_20_Internet_20_Link">border</text:a></text:p>
          </table:table-cell>
        </table:table-row>
        <table:table-row>
          <table:table-cell table:style-name="Table27.A1" office:value-type="string">
            <text:p text:style-name="Table_20_Contents"><text:a xlink:type="simple" xlink:href="https://www.w3schools.com/cssref/pr_border-bottom.asp" text:style-name="Internet_20_link" text:visited-style-name="Visited_20_Internet_20_Link">border-bottom</text:a></text:p>
          </table:table-cell>
        </table:table-row>
        <table:table-row>
          <table:table-cell table:style-name="Table27.A1" office:value-type="string">
            <text:p text:style-name="Table_20_Contents"><text:a xlink:type="simple" xlink:href="https://www.w3schools.com/cssref/pr_border-bottom_color.asp" text:style-name="Internet_20_link" text:visited-style-name="Visited_20_Internet_20_Link">border-bottom-color</text:a></text:p>
          </table:table-cell>
        </table:table-row>
        <text:soft-page-break/>
        <table:table-row>
          <table:table-cell table:style-name="Table27.A1" office:value-type="string">
            <text:p text:style-name="Table_20_Contents"><text:a xlink:type="simple" xlink:href="https://www.w3schools.com/cssref/css3_pr_border-bottom-left-radius.asp" text:style-name="Internet_20_link" text:visited-style-name="Visited_20_Internet_20_Link">border-bottom-left-radius</text:a></text:p>
          </table:table-cell>
        </table:table-row>
        <table:table-row>
          <table:table-cell table:style-name="Table27.A1" office:value-type="string">
            <text:p text:style-name="Table_20_Contents"><text:a xlink:type="simple" xlink:href="https://www.w3schools.com/cssref/css3_pr_border-bottom-right-radius.asp" text:style-name="Internet_20_link" text:visited-style-name="Visited_20_Internet_20_Link">border-bottom-right-radius</text:a></text:p>
          </table:table-cell>
        </table:table-row>
        <table:table-row>
          <table:table-cell table:style-name="Table27.A1" office:value-type="string">
            <text:p text:style-name="Table_20_Contents"><text:a xlink:type="simple" xlink:href="https://www.w3schools.com/cssref/pr_border-bottom_width.asp" text:style-name="Internet_20_link" text:visited-style-name="Visited_20_Internet_20_Link">border-bottom-width</text:a></text:p>
          </table:table-cell>
        </table:table-row>
        <table:table-row>
          <table:table-cell table:style-name="Table27.A1" office:value-type="string">
            <text:p text:style-name="Table_20_Contents"><text:a xlink:type="simple" xlink:href="https://www.w3schools.com/cssref/pr_border-color.asp" text:style-name="Internet_20_link" text:visited-style-name="Visited_20_Internet_20_Link">border-color</text:a></text:p>
          </table:table-cell>
        </table:table-row>
        <table:table-row>
          <table:table-cell table:style-name="Table27.A1" office:value-type="string">
            <text:p text:style-name="Table_20_Contents"><text:a xlink:type="simple" xlink:href="https://www.w3schools.com/cssref/pr_border-left.asp" text:style-name="Internet_20_link" text:visited-style-name="Visited_20_Internet_20_Link">border-left</text:a></text:p>
          </table:table-cell>
        </table:table-row>
        <table:table-row>
          <table:table-cell table:style-name="Table27.A1" office:value-type="string">
            <text:p text:style-name="Table_20_Contents"><text:a xlink:type="simple" xlink:href="https://www.w3schools.com/cssref/pr_border-left_color.asp" text:style-name="Internet_20_link" text:visited-style-name="Visited_20_Internet_20_Link">border-left-color</text:a></text:p>
          </table:table-cell>
        </table:table-row>
        <table:table-row>
          <table:table-cell table:style-name="Table27.A1" office:value-type="string">
            <text:p text:style-name="Table_20_Contents"><text:a xlink:type="simple" xlink:href="https://www.w3schools.com/cssref/pr_border-left_width.asp" text:style-name="Internet_20_link" text:visited-style-name="Visited_20_Internet_20_Link">border-left-width</text:a></text:p>
          </table:table-cell>
        </table:table-row>
        <table:table-row>
          <table:table-cell table:style-name="Table27.A1" office:value-type="string">
            <text:p text:style-name="Table_20_Contents"><text:a xlink:type="simple" xlink:href="https://www.w3schools.com/cssref/pr_border-right.asp" text:style-name="Internet_20_link" text:visited-style-name="Visited_20_Internet_20_Link">border-right</text:a></text:p>
          </table:table-cell>
        </table:table-row>
        <table:table-row>
          <table:table-cell table:style-name="Table27.A1" office:value-type="string">
            <text:p text:style-name="Table_20_Contents"><text:a xlink:type="simple" xlink:href="https://www.w3schools.com/cssref/pr_border-right_color.asp" text:style-name="Internet_20_link" text:visited-style-name="Visited_20_Internet_20_Link">border-right-color</text:a></text:p>
          </table:table-cell>
        </table:table-row>
        <table:table-row>
          <table:table-cell table:style-name="Table27.A1" office:value-type="string">
            <text:p text:style-name="Table_20_Contents"><text:a xlink:type="simple" xlink:href="https://www.w3schools.com/cssref/pr_border-right_width.asp" text:style-name="Internet_20_link" text:visited-style-name="Visited_20_Internet_20_Link">border-right-width</text:a></text:p>
          </table:table-cell>
        </table:table-row>
        <table:table-row>
          <table:table-cell table:style-name="Table27.A1" office:value-type="string">
            <text:p text:style-name="Table_20_Contents"><text:a xlink:type="simple" xlink:href="https://www.w3schools.com/cssref/pr_border-spacing.asp" text:style-name="Internet_20_link" text:visited-style-name="Visited_20_Internet_20_Link">border-spacing</text:a></text:p>
          </table:table-cell>
        </table:table-row>
        <table:table-row>
          <table:table-cell table:style-name="Table27.A1" office:value-type="string">
            <text:p text:style-name="Table_20_Contents"><text:a xlink:type="simple" xlink:href="https://www.w3schools.com/cssref/pr_border-top.asp" text:style-name="Internet_20_link" text:visited-style-name="Visited_20_Internet_20_Link">border-top</text:a></text:p>
          </table:table-cell>
        </table:table-row>
        <table:table-row>
          <table:table-cell table:style-name="Table27.A1" office:value-type="string">
            <text:p text:style-name="Table_20_Contents"><text:a xlink:type="simple" xlink:href="https://www.w3schools.com/cssref/pr_border-top_color.asp" text:style-name="Internet_20_link" text:visited-style-name="Visited_20_Internet_20_Link">border-top-color</text:a></text:p>
          </table:table-cell>
        </table:table-row>
        <table:table-row>
          <table:table-cell table:style-name="Table27.A1" office:value-type="string">
            <text:p text:style-name="Table_20_Contents"><text:a xlink:type="simple" xlink:href="https://www.w3schools.com/cssref/css3_pr_border-top-left-radius.asp" text:style-name="Internet_20_link" text:visited-style-name="Visited_20_Internet_20_Link">border-top-left-radius</text:a></text:p>
          </table:table-cell>
        </table:table-row>
        <table:table-row>
          <table:table-cell table:style-name="Table27.A1" office:value-type="string">
            <text:p text:style-name="Table_20_Contents"><text:a xlink:type="simple" xlink:href="https://www.w3schools.com/cssref/css3_pr_border-top-right-radius.asp" text:style-name="Internet_20_link" text:visited-style-name="Visited_20_Internet_20_Link">border-top-right-radius</text:a></text:p>
          </table:table-cell>
        </table:table-row>
        <table:table-row>
          <table:table-cell table:style-name="Table27.A1" office:value-type="string">
            <text:p text:style-name="Table_20_Contents"><text:a xlink:type="simple" xlink:href="https://www.w3schools.com/cssref/pr_border-top_width.asp" text:style-name="Internet_20_link" text:visited-style-name="Visited_20_Internet_20_Link">border-top-width</text:a></text:p>
          </table:table-cell>
        </table:table-row>
        <table:table-row>
          <table:table-cell table:style-name="Table27.A1" office:value-type="string">
            <text:p text:style-name="Table_20_Contents"><text:a xlink:type="simple" xlink:href="https://www.w3schools.com/cssref/pr_pos_bottom.asp" text:style-name="Internet_20_link" text:visited-style-name="Visited_20_Internet_20_Link">bottom</text:a></text:p>
          </table:table-cell>
        </table:table-row>
        <table:table-row>
          <table:table-cell table:style-name="Table27.A1" office:value-type="string">
            <text:p text:style-name="Table_20_Contents"><text:a xlink:type="simple" xlink:href="https://www.w3schools.com/cssref/css3_pr_box-shadow.asp" text:style-name="Internet_20_link" text:visited-style-name="Visited_20_Internet_20_Link">box-shadow</text:a></text:p>
          </table:table-cell>
        </table:table-row>
        <table:table-row>
          <table:table-cell table:style-name="Table27.A1" office:value-type="string">
            <text:p text:style-name="Table_20_Contents"><text:a xlink:type="simple" xlink:href="https://www.w3schools.com/cssref/pr_pos_clip.asp" text:style-name="Internet_20_link" text:visited-style-name="Visited_20_Internet_20_Link">clip</text:a></text:p>
          </table:table-cell>
        </table:table-row>
        <table:table-row>
          <table:table-cell table:style-name="Table27.A1" office:value-type="string">
            <text:p text:style-name="Table_20_Contents"><text:a xlink:type="simple" xlink:href="https://www.w3schools.com/cssref/pr_text_color.asp" text:style-name="Internet_20_link" text:visited-style-name="Visited_20_Internet_20_Link">color</text:a></text:p>
          </table:table-cell>
        </table:table-row>
        <table:table-row>
          <table:table-cell table:style-name="Table27.A1" office:value-type="string">
            <text:p text:style-name="Table_20_Contents"><text:a xlink:type="simple" xlink:href="https://www.w3schools.com/cssref/css3_pr_column-count.asp" text:style-name="Internet_20_link" text:visited-style-name="Visited_20_Internet_20_Link">column-count</text:a></text:p>
          </table:table-cell>
        </table:table-row>
        <table:table-row>
          <table:table-cell table:style-name="Table27.A1" office:value-type="string">
            <text:p text:style-name="Table_20_Contents"><text:a xlink:type="simple" xlink:href="https://www.w3schools.com/cssref/css3_pr_column-gap.asp" text:style-name="Internet_20_link" text:visited-style-name="Visited_20_Internet_20_Link">column-gap</text:a></text:p>
          </table:table-cell>
        </table:table-row>
        <table:table-row>
          <table:table-cell table:style-name="Table27.A1" office:value-type="string">
            <text:p text:style-name="Table_20_Contents"><text:a xlink:type="simple" xlink:href="https://www.w3schools.com/cssref/css3_pr_column-rule.asp" text:style-name="Internet_20_link" text:visited-style-name="Visited_20_Internet_20_Link">column-rule</text:a></text:p>
          </table:table-cell>
        </table:table-row>
        <table:table-row>
          <table:table-cell table:style-name="Table27.A1" office:value-type="string">
            <text:p text:style-name="Table_20_Contents"><text:a xlink:type="simple" xlink:href="https://www.w3schools.com/cssref/css3_pr_column-rule-color.asp" text:style-name="Internet_20_link" text:visited-style-name="Visited_20_Internet_20_Link">column-rule-color</text:a></text:p>
          </table:table-cell>
        </table:table-row>
        <table:table-row>
          <table:table-cell table:style-name="Table27.A1" office:value-type="string">
            <text:p text:style-name="Table_20_Contents"><text:a xlink:type="simple" xlink:href="https://www.w3schools.com/cssref/css3_pr_column-rule-width.asp" text:style-name="Internet_20_link" text:visited-style-name="Visited_20_Internet_20_Link">column-rule-width</text:a></text:p>
          </table:table-cell>
        </table:table-row>
        <table:table-row>
          <table:table-cell table:style-name="Table27.A1" office:value-type="string">
            <text:p text:style-name="Table_20_Contents"><text:a xlink:type="simple" xlink:href="https://www.w3schools.com/cssref/css3_pr_column-width.asp" text:style-name="Internet_20_link" text:visited-style-name="Visited_20_Internet_20_Link">column-width</text:a></text:p>
          </table:table-cell>
        </table:table-row>
        <table:table-row>
          <table:table-cell table:style-name="Table27.A1" office:value-type="string">
            <text:p text:style-name="Table_20_Contents"><text:a xlink:type="simple" xlink:href="https://www.w3schools.com/cssref/css3_pr_columns.asp" text:style-name="Internet_20_link" text:visited-style-name="Visited_20_Internet_20_Link">columns</text:a></text:p>
          </table:table-cell>
        </table:table-row>
        <table:table-row>
          <table:table-cell table:style-name="Table27.A1" office:value-type="string">
            <text:p text:style-name="Table_20_Contents"><text:a xlink:type="simple" xlink:href="https://www.w3schools.com/cssref/css3_pr_filter.asp" text:style-name="Internet_20_link" text:visited-style-name="Visited_20_Internet_20_Link">filter</text:a></text:p>
          </table:table-cell>
        </table:table-row>
        <table:table-row>
          <table:table-cell table:style-name="Table27.A1" office:value-type="string">
            <text:p text:style-name="Table_20_Contents"><text:a xlink:type="simple" xlink:href="https://www.w3schools.com/cssref/css3_pr_flex.asp" text:style-name="Internet_20_link" text:visited-style-name="Visited_20_Internet_20_Link">flex</text:a></text:p>
          </table:table-cell>
        </table:table-row>
        <table:table-row>
          <table:table-cell table:style-name="Table27.A1" office:value-type="string">
            <text:p text:style-name="Table_20_Contents"><text:a xlink:type="simple" xlink:href="https://www.w3schools.com/cssref/css3_pr_flex-basis.asp" text:style-name="Internet_20_link" text:visited-style-name="Visited_20_Internet_20_Link">flex-basis</text:a></text:p>
          </table:table-cell>
        </table:table-row>
        <table:table-row>
          <table:table-cell table:style-name="Table27.A1" office:value-type="string">
            <text:p text:style-name="Table_20_Contents"><text:a xlink:type="simple" xlink:href="https://www.w3schools.com/cssref/css3_pr_flex-grow.asp" text:style-name="Internet_20_link" text:visited-style-name="Visited_20_Internet_20_Link">flex-grow</text:a></text:p>
          </table:table-cell>
        </table:table-row>
        <table:table-row>
          <table:table-cell table:style-name="Table27.A1" office:value-type="string">
            <text:p text:style-name="Table_20_Contents"><text:a xlink:type="simple" xlink:href="https://www.w3schools.com/cssref/css3_pr_flex-shrink.asp" text:style-name="Internet_20_link" text:visited-style-name="Visited_20_Internet_20_Link">flex-shrink</text:a></text:p>
          </table:table-cell>
        </table:table-row>
        <table:table-row>
          <table:table-cell table:style-name="Table27.A1" office:value-type="string">
            <text:p text:style-name="Table_20_Contents"><text:a xlink:type="simple" xlink:href="https://www.w3schools.com/cssref/pr_font_font.asp" text:style-name="Internet_20_link" text:visited-style-name="Visited_20_Internet_20_Link">font</text:a></text:p>
          </table:table-cell>
        </table:table-row>
        <table:table-row>
          <table:table-cell table:style-name="Table27.A1" office:value-type="string">
            <text:p text:style-name="Table_20_Contents"><text:a xlink:type="simple" xlink:href="https://www.w3schools.com/cssref/pr_font_font-size.asp" text:style-name="Internet_20_link" text:visited-style-name="Visited_20_Internet_20_Link">font-size</text:a></text:p>
          </table:table-cell>
        </table:table-row>
      </table:table>
      <table:table table:name="Table28" table:style-name="Table28">
        <table:table-column table:style-name="Table28.A"/>
        <table:table-row>
          <table:table-cell table:style-name="Table28.A1" office:value-type="string">
            <text:p text:style-name="Table_20_Contents"><text:a xlink:type="simple" xlink:href="https://www.w3schools.com/cssref/css3_pr_font-size-adjust.asp" text:style-name="Internet_20_link" text:visited-style-name="Visited_20_Internet_20_Link">font-size-adjust</text:a></text:p>
          </table:table-cell>
        </table:table-row>
        <table:table-row>
          <table:table-cell table:style-name="Table28.A1" office:value-type="string">
            <text:p text:style-name="Table_20_Contents"><text:a xlink:type="simple" xlink:href="https://www.w3schools.com/cssref/css3_pr_font-stretch.asp" text:style-name="Internet_20_link" text:visited-style-name="Visited_20_Internet_20_Link">font-stretch</text:a></text:p>
          </table:table-cell>
        </table:table-row>
        <table:table-row>
          <table:table-cell table:style-name="Table28.A1" office:value-type="string">
            <text:p text:style-name="Table_20_Contents"><text:a xlink:type="simple" xlink:href="https://www.w3schools.com/cssref/pr_font_weight.asp" text:style-name="Internet_20_link" text:visited-style-name="Visited_20_Internet_20_Link">font-weight</text:a></text:p>
          </table:table-cell>
        </table:table-row>
      </table:table>
      <table:table table:name="Table29" table:style-name="Table29">
        <table:table-column table:style-name="Table29.A"/>
        <table:table-row>
          <table:table-cell table:style-name="Table29.A1" office:value-type="string">
            <text:p text:style-name="Table_20_Contents"><text:a xlink:type="simple" xlink:href="https://www.w3schools.com/cssref/pr_dim_height.asp" text:style-name="Internet_20_link" text:visited-style-name="Visited_20_Internet_20_Link">height</text:a></text:p>
          </table:table-cell>
        </table:table-row>
        <table:table-row>
          <table:table-cell table:style-name="Table29.A1" office:value-type="string">
            <text:p text:style-name="Table_20_Contents"><text:a xlink:type="simple" xlink:href="https://www.w3schools.com/cssref/pr_pos_left.asp" text:style-name="Internet_20_link" text:visited-style-name="Visited_20_Internet_20_Link">left</text:a></text:p>
          </table:table-cell>
        </table:table-row>
        <table:table-row>
          <table:table-cell table:style-name="Table29.A1" office:value-type="string">
            <text:p text:style-name="Table_20_Contents"><text:a xlink:type="simple" xlink:href="https://www.w3schools.com/cssref/pr_text_letter-spacing.asp" text:style-name="Internet_20_link" text:visited-style-name="Visited_20_Internet_20_Link">letter-spacing</text:a></text:p>
          </table:table-cell>
        </table:table-row>
        <table:table-row>
          <table:table-cell table:style-name="Table29.A1" office:value-type="string">
            <text:p text:style-name="Table_20_Contents"><text:a xlink:type="simple" xlink:href="https://www.w3schools.com/cssref/pr_dim_line-height.asp" text:style-name="Internet_20_link" text:visited-style-name="Visited_20_Internet_20_Link">line-height</text:a></text:p>
          </table:table-cell>
        </table:table-row>
        <table:table-row>
          <table:table-cell table:style-name="Table29.A1" office:value-type="string">
            <text:p text:style-name="Table_20_Contents"><text:a xlink:type="simple" xlink:href="https://www.w3schools.com/cssref/pr_margin.asp" text:style-name="Internet_20_link" text:visited-style-name="Visited_20_Internet_20_Link">margin</text:a></text:p>
          </table:table-cell>
        </table:table-row>
        <table:table-row>
          <table:table-cell table:style-name="Table29.A1" office:value-type="string">
            <text:p text:style-name="Table_20_Contents"><text:a xlink:type="simple" xlink:href="https://www.w3schools.com/cssref/pr_margin-bottom.asp" text:style-name="Internet_20_link" text:visited-style-name="Visited_20_Internet_20_Link">margin-bottom</text:a></text:p>
          </table:table-cell>
        </table:table-row>
        <text:soft-page-break/>
        <table:table-row>
          <table:table-cell table:style-name="Table29.A1" office:value-type="string">
            <text:p text:style-name="Table_20_Contents"><text:a xlink:type="simple" xlink:href="https://www.w3schools.com/cssref/pr_margin-left.asp" text:style-name="Internet_20_link" text:visited-style-name="Visited_20_Internet_20_Link">margin-left</text:a></text:p>
          </table:table-cell>
        </table:table-row>
        <table:table-row>
          <table:table-cell table:style-name="Table29.A1" office:value-type="string">
            <text:p text:style-name="Table_20_Contents"><text:a xlink:type="simple" xlink:href="https://www.w3schools.com/cssref/pr_margin-right.asp" text:style-name="Internet_20_link" text:visited-style-name="Visited_20_Internet_20_Link">margin-right</text:a></text:p>
          </table:table-cell>
        </table:table-row>
        <table:table-row>
          <table:table-cell table:style-name="Table29.A1" office:value-type="string">
            <text:p text:style-name="Table_20_Contents"><text:a xlink:type="simple" xlink:href="https://www.w3schools.com/cssref/pr_margin-top.asp" text:style-name="Internet_20_link" text:visited-style-name="Visited_20_Internet_20_Link">margin-top</text:a></text:p>
          </table:table-cell>
        </table:table-row>
        <table:table-row>
          <table:table-cell table:style-name="Table29.A1" office:value-type="string">
            <text:p text:style-name="Table_20_Contents"><text:a xlink:type="simple" xlink:href="https://www.w3schools.com/cssref/pr_dim_max-height.asp" text:style-name="Internet_20_link" text:visited-style-name="Visited_20_Internet_20_Link">max-height</text:a></text:p>
          </table:table-cell>
        </table:table-row>
        <table:table-row>
          <table:table-cell table:style-name="Table29.A1" office:value-type="string">
            <text:p text:style-name="Table_20_Contents"><text:a xlink:type="simple" xlink:href="https://www.w3schools.com/cssref/pr_dim_max-width.asp" text:style-name="Internet_20_link" text:visited-style-name="Visited_20_Internet_20_Link">max-width</text:a></text:p>
          </table:table-cell>
        </table:table-row>
        <table:table-row>
          <table:table-cell table:style-name="Table29.A1" office:value-type="string">
            <text:p text:style-name="Table_20_Contents"><text:a xlink:type="simple" xlink:href="https://www.w3schools.com/cssref/pr_dim_min-height.asp" text:style-name="Internet_20_link" text:visited-style-name="Visited_20_Internet_20_Link">min-height</text:a></text:p>
          </table:table-cell>
        </table:table-row>
        <table:table-row>
          <table:table-cell table:style-name="Table29.A1" office:value-type="string">
            <text:p text:style-name="Table_20_Contents"><text:a xlink:type="simple" xlink:href="https://www.w3schools.com/cssref/pr_dim_min-width.asp" text:style-name="Internet_20_link" text:visited-style-name="Visited_20_Internet_20_Link">min-width</text:a></text:p>
          </table:table-cell>
        </table:table-row>
        <table:table-row>
          <table:table-cell table:style-name="Table29.A1" office:value-type="string">
            <text:p text:style-name="Table_20_Contents"><text:a xlink:type="simple" xlink:href="https://www.w3schools.com/cssref/css3_pr_opacity.asp" text:style-name="Internet_20_link" text:visited-style-name="Visited_20_Internet_20_Link">opacity</text:a></text:p>
          </table:table-cell>
        </table:table-row>
        <table:table-row>
          <table:table-cell table:style-name="Table29.A1" office:value-type="string">
            <text:p text:style-name="Table_20_Contents"><text:a xlink:type="simple" xlink:href="https://www.w3schools.com/cssref/css3_pr_order.asp" text:style-name="Internet_20_link" text:visited-style-name="Visited_20_Internet_20_Link">order</text:a></text:p>
          </table:table-cell>
        </table:table-row>
        <table:table-row>
          <table:table-cell table:style-name="Table29.A1" office:value-type="string">
            <text:p text:style-name="Table_20_Contents"><text:a xlink:type="simple" xlink:href="https://www.w3schools.com/cssref/pr_outline.asp" text:style-name="Internet_20_link" text:visited-style-name="Visited_20_Internet_20_Link">outline</text:a></text:p>
          </table:table-cell>
        </table:table-row>
        <table:table-row>
          <table:table-cell table:style-name="Table29.A1" office:value-type="string">
            <text:p text:style-name="Table_20_Contents"><text:a xlink:type="simple" xlink:href="https://www.w3schools.com/cssref/pr_outline-color.asp" text:style-name="Internet_20_link" text:visited-style-name="Visited_20_Internet_20_Link">outline-color</text:a></text:p>
          </table:table-cell>
        </table:table-row>
        <table:table-row>
          <table:table-cell table:style-name="Table29.A1" office:value-type="string">
            <text:p text:style-name="Table_20_Contents"><text:a xlink:type="simple" xlink:href="https://www.w3schools.com/cssref/css3_pr_outline-offset.asp" text:style-name="Internet_20_link" text:visited-style-name="Visited_20_Internet_20_Link">outline-offset</text:a></text:p>
          </table:table-cell>
        </table:table-row>
        <table:table-row>
          <table:table-cell table:style-name="Table29.A1" office:value-type="string">
            <text:p text:style-name="Table_20_Contents"><text:a xlink:type="simple" xlink:href="https://www.w3schools.com/cssref/pr_outline-width.asp" text:style-name="Internet_20_link" text:visited-style-name="Visited_20_Internet_20_Link">outline-width</text:a></text:p>
          </table:table-cell>
        </table:table-row>
        <table:table-row>
          <table:table-cell table:style-name="Table29.A1" office:value-type="string">
            <text:p text:style-name="Table_20_Contents"><text:a xlink:type="simple" xlink:href="https://www.w3schools.com/cssref/pr_padding.asp" text:style-name="Internet_20_link" text:visited-style-name="Visited_20_Internet_20_Link">padding</text:a></text:p>
          </table:table-cell>
        </table:table-row>
        <table:table-row>
          <table:table-cell table:style-name="Table29.A1" office:value-type="string">
            <text:p text:style-name="Table_20_Contents"><text:a xlink:type="simple" xlink:href="https://www.w3schools.com/cssref/pr_padding-bottom.asp" text:style-name="Internet_20_link" text:visited-style-name="Visited_20_Internet_20_Link">padding-bottom</text:a></text:p>
          </table:table-cell>
        </table:table-row>
        <table:table-row>
          <table:table-cell table:style-name="Table29.A1" office:value-type="string">
            <text:p text:style-name="Table_20_Contents"><text:a xlink:type="simple" xlink:href="https://www.w3schools.com/cssref/pr_padding-left.asp" text:style-name="Internet_20_link" text:visited-style-name="Visited_20_Internet_20_Link">padding-left</text:a></text:p>
          </table:table-cell>
        </table:table-row>
        <table:table-row>
          <table:table-cell table:style-name="Table29.A1" office:value-type="string">
            <text:p text:style-name="Table_20_Contents"><text:a xlink:type="simple" xlink:href="https://www.w3schools.com/cssref/pr_padding-right.asp" text:style-name="Internet_20_link" text:visited-style-name="Visited_20_Internet_20_Link">padding-right</text:a></text:p>
          </table:table-cell>
        </table:table-row>
        <table:table-row>
          <table:table-cell table:style-name="Table29.A1" office:value-type="string">
            <text:p text:style-name="Table_20_Contents"><text:a xlink:type="simple" xlink:href="https://www.w3schools.com/cssref/pr_padding-top.asp" text:style-name="Internet_20_link" text:visited-style-name="Visited_20_Internet_20_Link">padding-top</text:a></text:p>
          </table:table-cell>
        </table:table-row>
        <table:table-row>
          <table:table-cell table:style-name="Table29.A1" office:value-type="string">
            <text:p text:style-name="Table_20_Contents"><text:a xlink:type="simple" xlink:href="https://www.w3schools.com/cssref/css3_pr_perspective.asp" text:style-name="Internet_20_link" text:visited-style-name="Visited_20_Internet_20_Link">perspective</text:a></text:p>
          </table:table-cell>
        </table:table-row>
        <table:table-row>
          <table:table-cell table:style-name="Table29.A1" office:value-type="string">
            <text:p text:style-name="Table_20_Contents"><text:a xlink:type="simple" xlink:href="https://www.w3schools.com/cssref/css3_pr_perspective-origin.asp" text:style-name="Internet_20_link" text:visited-style-name="Visited_20_Internet_20_Link">perspective-origin</text:a></text:p>
          </table:table-cell>
        </table:table-row>
        <table:table-row>
          <table:table-cell table:style-name="Table29.A1" office:value-type="string">
            <text:p text:style-name="Table_20_Contents"><text:a xlink:type="simple" xlink:href="https://www.w3schools.com/cssref/pr_pos_right.asp" text:style-name="Internet_20_link" text:visited-style-name="Visited_20_Internet_20_Link">right</text:a></text:p>
          </table:table-cell>
        </table:table-row>
        <table:table-row>
          <table:table-cell table:style-name="Table29.A1" office:value-type="string">
            <text:p text:style-name="Table_20_Contents"><text:a xlink:type="simple" xlink:href="https://www.w3schools.com/cssref/css3_pr_text-decoration-color.asp" text:style-name="Internet_20_link" text:visited-style-name="Visited_20_Internet_20_Link">text-decoration-color</text:a></text:p>
          </table:table-cell>
        </table:table-row>
        <table:table-row>
          <table:table-cell table:style-name="Table29.A1" office:value-type="string">
            <text:p text:style-name="Table_20_Contents"><text:a xlink:type="simple" xlink:href="https://www.w3schools.com/cssref/pr_text_text-indent.asp" text:style-name="Internet_20_link" text:visited-style-name="Visited_20_Internet_20_Link">text-indent</text:a></text:p>
          </table:table-cell>
        </table:table-row>
        <table:table-row>
          <table:table-cell table:style-name="Table29.A1" office:value-type="string">
            <text:p text:style-name="Table_20_Contents"><text:a xlink:type="simple" xlink:href="https://www.w3schools.com/cssref/css3_pr_text-shadow.asp" text:style-name="Internet_20_link" text:visited-style-name="Visited_20_Internet_20_Link">text-shadow</text:a></text:p>
          </table:table-cell>
        </table:table-row>
        <table:table-row>
          <table:table-cell table:style-name="Table29.A1" office:value-type="string">
            <text:p text:style-name="Table_20_Contents"><text:a xlink:type="simple" xlink:href="https://www.w3schools.com/cssref/pr_pos_top.asp" text:style-name="Internet_20_link" text:visited-style-name="Visited_20_Internet_20_Link">top</text:a></text:p>
          </table:table-cell>
        </table:table-row>
        <table:table-row>
          <table:table-cell table:style-name="Table29.A1" office:value-type="string">
            <text:p text:style-name="Table_20_Contents"><text:a xlink:type="simple" xlink:href="https://www.w3schools.com/cssref/css3_pr_transform.asp" text:style-name="Internet_20_link" text:visited-style-name="Visited_20_Internet_20_Link">transform</text:a></text:p>
          </table:table-cell>
        </table:table-row>
        <table:table-row>
          <table:table-cell table:style-name="Table29.A1" office:value-type="string">
            <text:p text:style-name="Table_20_Contents"><text:a xlink:type="simple" xlink:href="https://www.w3schools.com/cssref/css3_pr_transform-origin.asp" text:style-name="Internet_20_link" text:visited-style-name="Visited_20_Internet_20_Link">transform-origin</text:a></text:p>
          </table:table-cell>
        </table:table-row>
        <table:table-row>
          <table:table-cell table:style-name="Table29.A1" office:value-type="string">
            <text:p text:style-name="Table_20_Contents"><text:a xlink:type="simple" xlink:href="https://www.w3schools.com/cssref/pr_pos_vertical-align.asp" text:style-name="Internet_20_link" text:visited-style-name="Visited_20_Internet_20_Link">vertical-align</text:a></text:p>
          </table:table-cell>
        </table:table-row>
      </table:table>
      <table:table table:name="Table30" table:style-name="Table30">
        <table:table-column table:style-name="Table30.A"/>
        <table:table-row>
          <table:table-cell table:style-name="Table30.A1" office:value-type="string">
            <text:p text:style-name="Table_20_Contents"><text:a xlink:type="simple" xlink:href="https://www.w3schools.com/cssref/pr_class_visibility.asp" text:style-name="Internet_20_link" text:visited-style-name="Visited_20_Internet_20_Link">visibility</text:a></text:p>
          </table:table-cell>
        </table:table-row>
        <table:table-row>
          <table:table-cell table:style-name="Table30.A1" office:value-type="string">
            <text:p text:style-name="Table_20_Contents"><text:a xlink:type="simple" xlink:href="https://www.w3schools.com/cssref/pr_dim_width.asp" text:style-name="Internet_20_link" text:visited-style-name="Visited_20_Internet_20_Link">width</text:a></text:p>
          </table:table-cell>
        </table:table-row>
      </table:table>
      <table:table table:name="Table31" table:style-name="Table31">
        <table:table-column table:style-name="Table31.A"/>
        <table:table-row>
          <table:table-cell table:style-name="Table31.A1" office:value-type="string">
            <text:p text:style-name="Table_20_Contents"><text:a xlink:type="simple" xlink:href="https://www.w3schools.com/cssref/pr_text_word-spacing.asp" text:style-name="Internet_20_link" text:visited-style-name="Visited_20_Internet_20_Link">word-spacing</text:a></text:p>
          </table:table-cell>
        </table:table-row>
        <table:table-row>
          <table:table-cell table:style-name="Table31.A1" office:value-type="string">
            <text:p text:style-name="Table_20_Contents"><text:a xlink:type="simple" xlink:href="https://www.w3schools.com/cssref/pr_pos_z-index.asp" text:style-name="Internet_20_link" text:visited-style-name="Visited_20_Internet_20_Link">z-index</text:a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Horizontal_20_Line"/>
      <text:h text:style-name="Heading_20_2" text:outline-level="2">Default CSS Values for HTML Elements</text:h>
      <text:p text:style-name="Text_20_body">The table below shows the default CSS browser values for all HTML elements.</text:p>
      <table:table table:name="Table32" table:style-name="Table32">
        <table:table-column table:style-name="Table32.A"/>
        <table:table-column table:style-name="Table32.B"/>
        <table:table-row>
          <table:table-cell table:style-name="Table32.A1" office:value-type="string">
            <text:p text:style-name="Table_20_Heading">Element</text:p>
          </table:table-cell>
          <table:table-cell table:style-name="Table32.A1" office:value-type="string">
            <text:p text:style-name="Table_20_Heading">Default CSS Value</text:p>
          </table:table-cell>
        </table:table-row>
        <table:table-row>
          <table:table-cell table:style-name="Table32.A1" office:value-type="string">
            <text:p text:style-name="Table_20_Contents">a:link</text:p>
          </table:table-cell>
          <table:table-cell table:style-name="Table32.A1" office:value-type="string">
            <text:p text:style-name="Table_20_Contents">color: (internal value);<text:line-break/>text-decoration: underline;<text:line-break/><text:soft-page-break/>cursor: auto;</text:p>
          </table:table-cell>
        </table:table-row>
      </table:table>
      <table:table table:name="Table33" table:style-name="Table33">
        <table:table-column table:style-name="Table33.A"/>
        <table:table-column table:style-name="Table33.B"/>
        <table:table-column table:style-name="Table33.C"/>
        <table:table-row>
          <table:table-cell table:style-name="Table33.A1" office:value-type="string">
            <text:p text:style-name="Table_20_Contents">a:visited</text:p>
          </table:table-cell>
          <table:table-cell table:style-name="Table33.A1" office:value-type="string">
            <text:p text:style-name="Table_20_Contents">color: (internal value);<text:line-break/>text-decoration: underline;<text:line-break/>cursor: auto;</text:p>
          </table:table-cell>
          <table:table-cell table:style-name="Table33.A1" office:value-type="string">
            <text:p text:style-name="P2"/>
          </table:table-cell>
        </table:table-row>
        <table:table-row>
          <table:table-cell table:style-name="Table33.A1" office:value-type="string">
            <text:p text:style-name="Table_20_Contents">a:link:active</text:p>
          </table:table-cell>
          <table:table-cell table:style-name="Table33.A1" office:value-type="string">
            <text:p text:style-name="Table_20_Contents">color: (internal value);</text:p>
          </table:table-cell>
          <table:table-cell table:style-name="Table33.A1" office:value-type="string">
            <text:p text:style-name="P2"/>
          </table:table-cell>
        </table:table-row>
        <table:table-row>
          <table:table-cell table:style-name="Table33.A1" office:value-type="string">
            <text:p text:style-name="Table_20_Contents">a:visited:active</text:p>
          </table:table-cell>
          <table:table-cell table:style-name="Table33.A1" office:value-type="string">
            <text:p text:style-name="Table_20_Contents">color: (internal value);</text:p>
          </table:table-cell>
          <table:table-cell table:style-name="Table33.A1" office:value-type="string">
            <text:p text:style-name="P2"/>
          </table:table-cell>
        </table:table-row>
      </table:table>
      <table:table table:name="Table34" table:style-name="Table34">
        <table:table-column table:style-name="Table34.A"/>
        <table:table-column table:style-name="Table34.B"/>
        <table:table-column table:style-name="Table34.C"/>
        <table:table-row>
          <table:table-cell table:style-name="Table34.A1" office:value-type="string">
            <text:p text:style-name="Table_20_Contents">abbr</text:p>
          </table:table-cell>
          <table:table-cell table:style-name="Table34.A1" office:value-type="string">
            <text:p text:style-name="Table_20_Contents">None.</text:p>
          </table:table-cell>
          <table:table-cell table:style-name="Table34.A1" office:value-type="string">
            <text:p text:style-name="P2"/>
          </table:table-cell>
        </table:table-row>
        <table:table-row>
          <table:table-cell table:style-name="Table34.A1" office:value-type="string">
            <text:p text:style-name="Table_20_Contents">address</text:p>
          </table:table-cell>
          <table:table-cell table:style-name="Table34.A1" office:value-type="string">
            <text:p text:style-name="Table_20_Contents">display: block;<text:line-break/>font-style: italic;</text:p>
          </table:table-cell>
          <table:table-cell table:style-name="Table34.A1" office:value-type="string">
            <text:p text:style-name="P2"/>
          </table:table-cell>
        </table:table-row>
      </table:table>
      <table:table table:name="Table35" table:style-name="Table35">
        <table:table-column table:style-name="Table35.A"/>
        <table:table-column table:style-name="Table35.B"/>
        <table:table-column table:style-name="Table35.C"/>
        <table:table-row>
          <table:table-cell table:style-name="Table35.A1" office:value-type="string">
            <text:p text:style-name="Table_20_Contents">area</text:p>
          </table:table-cell>
          <table:table-cell table:style-name="Table35.A1" office:value-type="string">
            <text:p text:style-name="Table_20_Contents">display: none;</text:p>
          </table:table-cell>
          <table:table-cell table:style-name="Table35.A1" office:value-type="string">
            <text:p text:style-name="P2"/>
          </table:table-cell>
        </table:table-row>
        <table:table-row>
          <table:table-cell table:style-name="Table35.A1" office:value-type="string">
            <text:p text:style-name="Table_20_Contents">article</text:p>
          </table:table-cell>
          <table:table-cell table:style-name="Table35.A1" office:value-type="string">
            <text:p text:style-name="Table_20_Contents">display: block; </text:p>
          </table:table-cell>
          <table:table-cell table:style-name="Table35.A1" office:value-type="string">
            <text:p text:style-name="P2"/>
          </table:table-cell>
        </table:table-row>
        <table:table-row>
          <table:table-cell table:style-name="Table35.A1" office:value-type="string">
            <text:p text:style-name="Table_20_Contents">aside</text:p>
          </table:table-cell>
          <table:table-cell table:style-name="Table35.A1" office:value-type="string">
            <text:p text:style-name="Table_20_Contents">display: block; </text:p>
          </table:table-cell>
          <table:table-cell table:style-name="Table35.A1" office:value-type="string">
            <text:p text:style-name="P2"/>
          </table:table-cell>
        </table:table-row>
        <table:table-row>
          <table:table-cell table:style-name="Table35.A1" office:value-type="string">
            <text:p text:style-name="Table_20_Contents">audio</text:p>
          </table:table-cell>
          <table:table-cell table:style-name="Table35.A1" office:value-type="string">
            <text:p text:style-name="Table_20_Contents">None.</text:p>
          </table:table-cell>
          <table:table-cell table:style-name="Table35.A1" office:value-type="string">
            <text:p text:style-name="P2"/>
          </table:table-cell>
        </table:table-row>
        <table:table-row>
          <table:table-cell table:style-name="Table35.A1" office:value-type="string">
            <text:p text:style-name="Table_20_Contents">b</text:p>
          </table:table-cell>
          <table:table-cell table:style-name="Table35.A1" office:value-type="string">
            <text:p text:style-name="Table_20_Contents">font-weight: bold;</text:p>
          </table:table-cell>
          <table:table-cell table:style-name="Table35.A1" office:value-type="string">
            <text:p text:style-name="P2"/>
          </table:table-cell>
        </table:table-row>
      </table:table>
      <table:table table:name="Table36" table:style-name="Table36">
        <table:table-column table:style-name="Table36.A"/>
        <table:table-column table:style-name="Table36.B"/>
        <table:table-column table:style-name="Table36.C"/>
        <table:table-row>
          <table:table-cell table:style-name="Table36.A1" office:value-type="string">
            <text:p text:style-name="Table_20_Contents">base</text:p>
          </table:table-cell>
          <table:table-cell table:style-name="Table36.A1" office:value-type="string">
            <text:p text:style-name="Table_20_Contents">None.</text:p>
          </table:table-cell>
          <table:table-cell table:style-name="Table36.A1" office:value-type="string">
            <text:p text:style-name="P2"/>
          </table:table-cell>
        </table:table-row>
        <table:table-row>
          <table:table-cell table:style-name="Table36.A1" office:value-type="string">
            <text:p text:style-name="Table_20_Contents">bdi</text:p>
          </table:table-cell>
          <table:table-cell table:style-name="Table36.A1" office:value-type="string">
            <text:p text:style-name="Table_20_Contents">None.</text:p>
          </table:table-cell>
          <table:table-cell table:style-name="Table36.A1" office:value-type="string">
            <text:p text:style-name="P2"/>
          </table:table-cell>
        </table:table-row>
        <table:table-row>
          <table:table-cell table:style-name="Table36.A1" office:value-type="string">
            <text:p text:style-name="Table_20_Contents">bdo</text:p>
          </table:table-cell>
          <table:table-cell table:style-name="Table36.A1" office:value-type="string">
            <text:p text:style-name="Table_20_Contents">unicode-bidi: bidi-override;</text:p>
          </table:table-cell>
          <table:table-cell table:style-name="Table36.A1" office:value-type="string">
            <text:p text:style-name="P2"/>
          </table:table-cell>
        </table:table-row>
        <table:table-row>
          <table:table-cell table:style-name="Table36.A1" office:value-type="string">
            <text:p text:style-name="Table_20_Contents">blockquote</text:p>
          </table:table-cell>
          <table:table-cell table:style-name="Table36.A1" office:value-type="string">
            <text:p text:style-name="Table_20_Contents">display: block;<text:line-break/>margin-top: 1em;<text:line-break/>margin-bottom: 1em;<text:line-break/>margin-left: 40px;<text:line-break/>margin-right: 40px;</text:p>
          </table:table-cell>
          <table:table-cell table:style-name="Table36.A1" office:value-type="string">
            <text:p text:style-name="P2"/>
          </table:table-cell>
        </table:table-row>
      </table:table>
      <table:table table:name="Table37" table:style-name="Table37">
        <table:table-column table:style-name="Table37.A"/>
        <table:table-column table:style-name="Table37.B"/>
        <table:table-column table:style-name="Table37.C"/>
        <table:table-row>
          <table:table-cell table:style-name="Table37.A1" office:value-type="string">
            <text:p text:style-name="Table_20_Contents">body</text:p>
          </table:table-cell>
          <table:table-cell table:style-name="Table37.A1" office:value-type="string">
            <text:p text:style-name="Table_20_Contents">display: block;<text:line-break/>margin: 8px;</text:p>
          </table:table-cell>
          <table:table-cell table:style-name="Table37.A1" office:value-type="string">
            <text:p text:style-name="P2"/>
          </table:table-cell>
        </table:table-row>
        <table:table-row>
          <table:table-cell table:style-name="Table37.A1" office:value-type="string">
            <text:p text:style-name="Table_20_Contents">body:focus</text:p>
          </table:table-cell>
          <table:table-cell table:style-name="Table37.A1" office:value-type="string">
            <text:p text:style-name="Table_20_Contents">outline: none;</text:p>
          </table:table-cell>
          <table:table-cell table:style-name="Table37.A1" office:value-type="string">
            <text:p text:style-name="P2"/>
          </table:table-cell>
        </table:table-row>
      </table:table>
      <table:table table:name="Table38" table:style-name="Table38">
        <table:table-column table:style-name="Table38.A"/>
        <table:table-column table:style-name="Table38.B"/>
        <table:table-column table:style-name="Table38.C"/>
        <table:table-row>
          <table:table-cell table:style-name="Table38.A1" office:value-type="string">
            <text:p text:style-name="Table_20_Contents">br</text:p>
          </table:table-cell>
          <table:table-cell table:style-name="Table38.A1" office:value-type="string">
            <text:p text:style-name="Table_20_Contents">None.</text:p>
          </table:table-cell>
          <table:table-cell table:style-name="Table38.A1" office:value-type="string">
            <text:p text:style-name="P2"/>
          </table:table-cell>
        </table:table-row>
        <table:table-row>
          <table:table-cell table:style-name="Table38.A1" office:value-type="string">
            <text:p text:style-name="Table_20_Contents">button</text:p>
          </table:table-cell>
          <table:table-cell table:style-name="Table38.A1" office:value-type="string">
            <text:p text:style-name="Table_20_Contents">None</text:p>
          </table:table-cell>
          <table:table-cell table:style-name="Table38.A1" office:value-type="string">
            <text:p text:style-name="P2"/>
          </table:table-cell>
        </table:table-row>
        <table:table-row>
          <table:table-cell table:style-name="Table38.A1" office:value-type="string">
            <text:p text:style-name="Table_20_Contents">canvas</text:p>
          </table:table-cell>
          <table:table-cell table:style-name="Table38.A1" office:value-type="string">
            <text:p text:style-name="Table_20_Contents">None.</text:p>
          </table:table-cell>
          <table:table-cell table:style-name="Table38.A1" office:value-type="string">
            <text:p text:style-name="P2"/>
          </table:table-cell>
        </table:table-row>
        <table:table-row>
          <table:table-cell table:style-name="Table38.A1" office:value-type="string">
            <text:p text:style-name="Table_20_Contents">caption</text:p>
          </table:table-cell>
          <table:table-cell table:style-name="Table38.A1" office:value-type="string">
            <text:p text:style-name="Table_20_Contents">display: table-caption;<text:line-break/>text-align: center;</text:p>
          </table:table-cell>
          <table:table-cell table:style-name="Table38.A1" office:value-type="string">
            <text:p text:style-name="P2"/>
          </table:table-cell>
        </table:table-row>
      </table:table>
      <table:table table:name="Table39" table:style-name="Table39">
        <table:table-column table:style-name="Table39.A"/>
        <table:table-column table:style-name="Table39.B"/>
        <table:table-column table:style-name="Table39.C"/>
        <table:table-row>
          <table:table-cell table:style-name="Table39.A1" office:value-type="string">
            <text:p text:style-name="Table_20_Contents">cite</text:p>
          </table:table-cell>
          <table:table-cell table:style-name="Table39.A1" office:value-type="string">
            <text:p text:style-name="Table_20_Contents">font-style: italic;</text:p>
          </table:table-cell>
          <table:table-cell table:style-name="Table39.A1" office:value-type="string">
            <text:p text:style-name="P2"/>
          </table:table-cell>
        </table:table-row>
        <table:table-row>
          <table:table-cell table:style-name="Table39.A1" office:value-type="string">
            <text:p text:style-name="Table_20_Contents">code</text:p>
          </table:table-cell>
          <table:table-cell table:style-name="Table39.A1" office:value-type="string">
            <text:p text:style-name="Table_20_Contents">font-family: monospace;</text:p>
          </table:table-cell>
          <table:table-cell table:style-name="Table39.A1" office:value-type="string">
            <text:p text:style-name="P2"/>
          </table:table-cell>
        </table:table-row>
        <table:table-row>
          <table:table-cell table:style-name="Table39.A1" office:value-type="string">
            <text:p text:style-name="Table_20_Contents">col</text:p>
          </table:table-cell>
          <table:table-cell table:style-name="Table39.A1" office:value-type="string">
            <text:p text:style-name="Table_20_Contents">display: table-column;</text:p>
          </table:table-cell>
          <table:table-cell table:style-name="Table39.A1" office:value-type="string">
            <text:p text:style-name="P2"/>
          </table:table-cell>
        </table:table-row>
        <table:table-row>
          <table:table-cell table:style-name="Table39.A1" office:value-type="string">
            <text:p text:style-name="Table_20_Contents">colgroup</text:p>
          </table:table-cell>
          <table:table-cell table:style-name="Table39.A1" office:value-type="string">
            <text:p text:style-name="Table_20_Contents">display: table-column-group</text:p>
          </table:table-cell>
          <table:table-cell table:style-name="Table39.A1" office:value-type="string">
            <text:p text:style-name="P2"/>
          </table:table-cell>
        </table:table-row>
      </table:table>
      <table:table table:name="Table40" table:style-name="Table40">
        <table:table-column table:style-name="Table40.A"/>
        <table:table-column table:style-name="Table40.B"/>
        <table:table-column table:style-name="Table40.C"/>
        <table:table-row>
          <table:table-cell table:style-name="Table40.A1" office:value-type="string">
            <text:p text:style-name="Table_20_Contents">datalist</text:p>
          </table:table-cell>
          <table:table-cell table:style-name="Table40.A1" office:value-type="string">
            <text:p text:style-name="Table_20_Contents">display: none;</text:p>
          </table:table-cell>
          <table:table-cell table:style-name="Table40.A1" office:value-type="string">
            <text:p text:style-name="P2"/>
          </table:table-cell>
        </table:table-row>
        <table:table-row>
          <table:table-cell table:style-name="Table40.A1" office:value-type="string">
            <text:p text:style-name="Table_20_Contents">dd</text:p>
          </table:table-cell>
          <table:table-cell table:style-name="Table40.A1" office:value-type="string">
            <text:p text:style-name="Table_20_Contents">display: block;<text:line-break/>margin-left: 40px;</text:p>
          </table:table-cell>
          <table:table-cell table:style-name="Table40.A1" office:value-type="string">
            <text:p text:style-name="P2"/>
          </table:table-cell>
        </table:table-row>
      </table:table>
      <table:table table:name="Table41" table:style-name="Table41">
        <table:table-column table:style-name="Table41.A"/>
        <table:table-column table:style-name="Table41.B"/>
        <table:table-column table:style-name="Table41.C"/>
        <table:table-row>
          <table:table-cell table:style-name="Table41.A1" office:value-type="string">
            <text:p text:style-name="Table_20_Contents">del</text:p>
          </table:table-cell>
          <table:table-cell table:style-name="Table41.A1" office:value-type="string">
            <text:p text:style-name="Table_20_Contents">text-decoration: line-through;</text:p>
          </table:table-cell>
          <table:table-cell table:style-name="Table41.A1" office:value-type="string">
            <text:p text:style-name="P2"/>
          </table:table-cell>
        </table:table-row>
      </table:table>
      <table:table table:name="Table42" table:style-name="Table42">
        <table:table-column table:style-name="Table42.A"/>
        <table:table-column table:style-name="Table42.B"/>
        <table:table-column table:style-name="Table42.C"/>
        <table:table-row>
          <table:table-cell table:style-name="Table42.A1" office:value-type="string">
            <text:p text:style-name="Table_20_Contents">details</text:p>
          </table:table-cell>
          <table:table-cell table:style-name="Table42.A1" office:value-type="string">
            <text:p text:style-name="Table_20_Contents">display: block;</text:p>
          </table:table-cell>
          <table:table-cell table:style-name="Table42.A1" office:value-type="string">
            <text:p text:style-name="P2"/>
          </table:table-cell>
        </table:table-row>
        <table:table-row>
          <table:table-cell table:style-name="Table42.A1" office:value-type="string">
            <text:p text:style-name="Table_20_Contents">dfn</text:p>
          </table:table-cell>
          <table:table-cell table:style-name="Table42.A1" office:value-type="string">
            <text:p text:style-name="Table_20_Contents">font-style: italic;</text:p>
          </table:table-cell>
          <table:table-cell table:style-name="Table42.A1" office:value-type="string">
            <text:p text:style-name="P2"/>
          </table:table-cell>
        </table:table-row>
      </table:table>
      <table:table table:name="Table43" table:style-name="Table43">
        <table:table-column table:style-name="Table43.A"/>
        <table:table-column table:style-name="Table43.B"/>
        <table:table-column table:style-name="Table43.C"/>
        <table:table-row>
          <table:table-cell table:style-name="Table43.A1" office:value-type="string">
            <text:p text:style-name="Table_20_Contents">dialog</text:p>
          </table:table-cell>
          <table:table-cell table:style-name="Table43.A1" office:value-type="string">
            <text:p text:style-name="Table_20_Contents">None.</text:p>
          </table:table-cell>
          <table:table-cell table:style-name="Table43.A1" office:value-type="string">
            <text:p text:style-name="P2"/>
          </table:table-cell>
        </table:table-row>
        <table:table-row>
          <table:table-cell table:style-name="Table43.A1" office:value-type="string">
            <text:p text:style-name="Table_20_Contents">div</text:p>
          </table:table-cell>
          <table:table-cell table:style-name="Table43.A1" office:value-type="string">
            <text:p text:style-name="Table_20_Contents">display: block;</text:p>
          </table:table-cell>
          <table:table-cell table:style-name="Table43.A1" office:value-type="string">
            <text:p text:style-name="P2"/>
          </table:table-cell>
        </table:table-row>
      </table:table>
      <table:table table:name="Table44" table:style-name="Table44">
        <table:table-column table:style-name="Table44.A"/>
        <table:table-column table:style-name="Table44.B"/>
        <table:table-column table:style-name="Table44.C"/>
        <table:table-row>
          <table:table-cell table:style-name="Table44.A1" office:value-type="string">
            <text:p text:style-name="Table_20_Contents">dl</text:p>
          </table:table-cell>
          <table:table-cell table:style-name="Table44.A1" office:value-type="string">
            <text:p text:style-name="Table_20_Contents">display: block;<text:line-break/>margin-top: 1em;<text:line-break/>margin-bottom: 1em;<text:line-break/>margin-left: 0;<text:line-break/><text:soft-page-break/>margin-right: 0;</text:p>
          </table:table-cell>
          <table:table-cell table:style-name="Table44.A1" office:value-type="string">
            <text:p text:style-name="P2"/>
          </table:table-cell>
        </table:table-row>
        <table:table-row>
          <table:table-cell table:style-name="Table44.A1" office:value-type="string">
            <text:p text:style-name="Table_20_Contents">dt</text:p>
          </table:table-cell>
          <table:table-cell table:style-name="Table44.A1" office:value-type="string">
            <text:p text:style-name="Table_20_Contents">display: block;</text:p>
          </table:table-cell>
          <table:table-cell table:style-name="Table44.A1" office:value-type="string">
            <text:p text:style-name="P2"/>
          </table:table-cell>
        </table:table-row>
        <table:table-row>
          <table:table-cell table:style-name="Table44.A1" office:value-type="string">
            <text:p text:style-name="Table_20_Contents">em</text:p>
          </table:table-cell>
          <table:table-cell table:style-name="Table44.A1" office:value-type="string">
            <text:p text:style-name="Table_20_Contents">font-style: italic;</text:p>
          </table:table-cell>
          <table:table-cell table:style-name="Table44.A1" office:value-type="string">
            <text:p text:style-name="P2"/>
          </table:table-cell>
        </table:table-row>
      </table:table>
      <table:table table:name="Table45" table:style-name="Table45">
        <table:table-column table:style-name="Table45.A"/>
        <table:table-column table:style-name="Table45.B"/>
        <table:table-column table:style-name="Table45.C"/>
        <table:table-row>
          <table:table-cell table:style-name="Table45.A1" office:value-type="string">
            <text:p text:style-name="Table_20_Contents">embed:focus</text:p>
          </table:table-cell>
          <table:table-cell table:style-name="Table45.A1" office:value-type="string">
            <text:p text:style-name="Table_20_Contents">outline: none;</text:p>
          </table:table-cell>
          <table:table-cell table:style-name="Table45.A1" office:value-type="string">
            <text:p text:style-name="P2"/>
          </table:table-cell>
        </table:table-row>
        <table:table-row>
          <table:table-cell table:style-name="Table45.A1" office:value-type="string">
            <text:p text:style-name="Table_20_Contents">fieldset</text:p>
          </table:table-cell>
          <table:table-cell table:style-name="Table45.A1" office:value-type="string">
            <text:p text:style-name="Table_20_Contents">display: block;<text:line-break/>margin-left: 2px;<text:line-break/>margin-right: 2px;<text:line-break/>padding-top: 0.35em;<text:line-break/>padding-bottom: 0.625em;<text:line-break/>padding-left: 0.75em;<text:line-break/>padding-right: 0.75em;<text:line-break/>border: 2px groove (internal value);</text:p>
          </table:table-cell>
          <table:table-cell table:style-name="Table45.A1" office:value-type="string">
            <text:p text:style-name="P2"/>
          </table:table-cell>
        </table:table-row>
      </table:table>
      <table:table table:name="Table46" table:style-name="Table46">
        <table:table-column table:style-name="Table46.A"/>
        <table:table-column table:style-name="Table46.B"/>
        <table:table-column table:style-name="Table46.C"/>
        <table:table-row>
          <table:table-cell table:style-name="Table46.A1" office:value-type="string">
            <text:p text:style-name="Table_20_Contents">figcaption</text:p>
          </table:table-cell>
          <table:table-cell table:style-name="Table46.A1" office:value-type="string">
            <text:p text:style-name="Table_20_Contents">display: block;</text:p>
          </table:table-cell>
          <table:table-cell table:style-name="Table46.A1" office:value-type="string">
            <text:p text:style-name="P2"/>
          </table:table-cell>
        </table:table-row>
        <table:table-row>
          <table:table-cell table:style-name="Table46.A1" office:value-type="string">
            <text:p text:style-name="Table_20_Contents">figure</text:p>
          </table:table-cell>
          <table:table-cell table:style-name="Table46.A1" office:value-type="string">
            <text:p text:style-name="Table_20_Contents">display: block;<text:line-break/>margin-top: 1em;<text:line-break/>margin-bottom: 1em;<text:line-break/>margin-left: 40px;<text:line-break/>margin-right: 40px;</text:p>
          </table:table-cell>
          <table:table-cell table:style-name="Table46.A1" office:value-type="string">
            <text:p text:style-name="P2"/>
          </table:table-cell>
        </table:table-row>
      </table:table>
      <table:table table:name="Table47" table:style-name="Table47">
        <table:table-column table:style-name="Table47.A"/>
        <table:table-column table:style-name="Table47.B"/>
        <table:table-column table:style-name="Table47.C"/>
        <table:table-row>
          <table:table-cell table:style-name="Table47.A1" office:value-type="string">
            <text:p text:style-name="Table_20_Contents">footer</text:p>
          </table:table-cell>
          <table:table-cell table:style-name="Table47.A1" office:value-type="string">
            <text:p text:style-name="Table_20_Contents">display: block;</text:p>
          </table:table-cell>
          <table:table-cell table:style-name="Table47.A1" office:value-type="string">
            <text:p text:style-name="P2"/>
          </table:table-cell>
        </table:table-row>
        <table:table-row>
          <table:table-cell table:style-name="Table47.A1" office:value-type="string">
            <text:p text:style-name="Table_20_Contents">form</text:p>
          </table:table-cell>
          <table:table-cell table:style-name="Table47.A1" office:value-type="string">
            <text:p text:style-name="Table_20_Contents">display: block;<text:line-break/>margin-top: 0em;</text:p>
          </table:table-cell>
          <table:table-cell table:style-name="Table47.A1" office:value-type="string">
            <text:p text:style-name="P2"/>
          </table:table-cell>
        </table:table-row>
      </table:table>
      <table:table table:name="Table48" table:style-name="Table48">
        <table:table-column table:style-name="Table48.A"/>
        <table:table-column table:style-name="Table48.B"/>
        <table:table-column table:style-name="Table48.C"/>
        <table:table-row>
          <table:table-cell table:style-name="Table48.A1" office:value-type="string">
            <text:p text:style-name="Table_20_Contents">h1</text:p>
          </table:table-cell>
          <table:table-cell table:style-name="Table48.A1" office:value-type="string">
            <text:p text:style-name="Table_20_Contents">display: block;<text:line-break/>font-size: 2em;<text:line-break/>margin-top: 0.67em;<text:line-break/>margin-bottom: 0.67em;<text:line-break/>margin-left: 0;<text:line-break/>margin-right: 0;<text:line-break/>font-weight: bold;</text:p>
          </table:table-cell>
          <table:table-cell table:style-name="Table48.A1" office:value-type="string">
            <text:p text:style-name="P2"/>
          </table:table-cell>
        </table:table-row>
        <table:table-row>
          <table:table-cell table:style-name="Table48.A1" office:value-type="string">
            <text:p text:style-name="Table_20_Contents">h2</text:p>
          </table:table-cell>
          <table:table-cell table:style-name="Table48.A1" office:value-type="string">
            <text:p text:style-name="Table_20_Contents">display: block;<text:line-break/>font-size: 1.5em;<text:line-break/>margin-top: 0.83em;<text:line-break/>margin-bottom: 0.83em;<text:line-break/>margin-left: 0;<text:line-break/>margin-right: 0;<text:line-break/>font-weight: bold;</text:p>
          </table:table-cell>
          <table:table-cell table:style-name="Table48.A1" office:value-type="string">
            <text:p text:style-name="P2"/>
          </table:table-cell>
        </table:table-row>
        <table:table-row>
          <table:table-cell table:style-name="Table48.A1" office:value-type="string">
            <text:p text:style-name="Table_20_Contents">h3</text:p>
          </table:table-cell>
          <table:table-cell table:style-name="Table48.A1" office:value-type="string">
            <text:p text:style-name="Table_20_Contents">display: block;<text:line-break/>font-size: 1.17em;<text:line-break/>margin-top: 1em;<text:line-break/>margin-bottom: 1em;<text:line-break/>margin-left: 0;<text:line-break/>margin-right: 0;<text:line-break/>font-weight: bold;</text:p>
          </table:table-cell>
          <table:table-cell table:style-name="Table48.A1" office:value-type="string">
            <text:p text:style-name="P2"/>
          </table:table-cell>
        </table:table-row>
        <table:table-row>
          <table:table-cell table:style-name="Table48.A1" office:value-type="string">
            <text:p text:style-name="Table_20_Contents">h4</text:p>
          </table:table-cell>
          <table:table-cell table:style-name="Table48.A1" office:value-type="string">
            <text:p text:style-name="Table_20_Contents">display: block;<text:line-break/>margin-top: 1.33em;<text:line-break/>margin-bottom: 1.33em;<text:line-break/>margin-left: 0;<text:line-break/>margin-right: 0;<text:line-break/>font-weight: bold;</text:p>
          </table:table-cell>
          <table:table-cell table:style-name="Table48.A1" office:value-type="string">
            <text:p text:style-name="P2"/>
          </table:table-cell>
        </table:table-row>
        <table:table-row>
          <table:table-cell table:style-name="Table48.A1" office:value-type="string">
            <text:p text:style-name="Table_20_Contents">h5</text:p>
          </table:table-cell>
          <table:table-cell table:style-name="Table48.A1" office:value-type="string">
            <text:p text:style-name="Table_20_Contents">display: block;<text:line-break/><text:soft-page-break/>font-size: .83em;<text:line-break/>margin-top: 1.67em;<text:line-break/>margin-bottom: 1.67em;<text:line-break/>margin-left: 0;<text:line-break/>margin-right: 0;<text:line-break/>font-weight: bold;</text:p>
          </table:table-cell>
          <table:table-cell table:style-name="Table48.A1" office:value-type="string">
            <text:p text:style-name="P2"/>
          </table:table-cell>
        </table:table-row>
        <table:table-row>
          <table:table-cell table:style-name="Table48.A1" office:value-type="string">
            <text:p text:style-name="Table_20_Contents">h6</text:p>
          </table:table-cell>
          <table:table-cell table:style-name="Table48.A1" office:value-type="string">
            <text:p text:style-name="Table_20_Contents">display: block;<text:line-break/>font-size: .67em;<text:line-break/>margin-top: 2.33em;<text:line-break/>margin-bottom: 2.33em;<text:line-break/>margin-left: 0;<text:line-break/>margin-right: 0;<text:line-break/>font-weight: bold;</text:p>
          </table:table-cell>
          <table:table-cell table:style-name="Table48.A1" office:value-type="string">
            <text:p text:style-name="P2"/>
          </table:table-cell>
        </table:table-row>
      </table:table>
      <table:table table:name="Table49" table:style-name="Table49">
        <table:table-column table:style-name="Table49.A"/>
        <table:table-column table:style-name="Table49.B"/>
        <table:table-column table:style-name="Table49.C"/>
        <table:table-row>
          <table:table-cell table:style-name="Table49.A1" office:value-type="string">
            <text:p text:style-name="Table_20_Contents">head</text:p>
          </table:table-cell>
          <table:table-cell table:style-name="Table49.A1" office:value-type="string">
            <text:p text:style-name="Table_20_Contents">display: none;</text:p>
          </table:table-cell>
          <table:table-cell table:style-name="Table49.A1" office:value-type="string">
            <text:p text:style-name="P2"/>
          </table:table-cell>
        </table:table-row>
        <table:table-row>
          <table:table-cell table:style-name="Table49.A1" office:value-type="string">
            <text:p text:style-name="Table_20_Contents">header</text:p>
          </table:table-cell>
          <table:table-cell table:style-name="Table49.A1" office:value-type="string">
            <text:p text:style-name="Table_20_Contents">display: block;</text:p>
          </table:table-cell>
          <table:table-cell table:style-name="Table49.A1" office:value-type="string">
            <text:p text:style-name="P2"/>
          </table:table-cell>
        </table:table-row>
        <table:table-row>
          <table:table-cell table:style-name="Table49.A1" office:value-type="string">
            <text:p text:style-name="Table_20_Contents">hr</text:p>
          </table:table-cell>
          <table:table-cell table:style-name="Table49.A1" office:value-type="string">
            <text:p text:style-name="Table_20_Contents">display: block;<text:line-break/>margin-top: 0.5em;<text:line-break/>margin-bottom: 0.5em;<text:line-break/>margin-left: auto;<text:line-break/>margin-right: auto;<text:line-break/>border-style: inset;<text:line-break/>border-width: 1px;</text:p>
          </table:table-cell>
          <table:table-cell table:style-name="Table49.A1" office:value-type="string">
            <text:p text:style-name="P2"/>
          </table:table-cell>
        </table:table-row>
      </table:table>
      <table:table table:name="Table50" table:style-name="Table50">
        <table:table-column table:style-name="Table50.A"/>
        <table:table-column table:style-name="Table50.B"/>
        <table:table-column table:style-name="Table50.C"/>
        <table:table-row>
          <table:table-cell table:style-name="Table50.A1" office:value-type="string">
            <text:p text:style-name="Table_20_Contents">html</text:p>
          </table:table-cell>
          <table:table-cell table:style-name="Table50.A1" office:value-type="string">
            <text:p text:style-name="Table_20_Contents">display: block;</text:p>
          </table:table-cell>
          <table:table-cell table:style-name="Table50.A1" office:value-type="string">
            <text:p text:style-name="P2"/>
          </table:table-cell>
        </table:table-row>
        <table:table-row>
          <table:table-cell table:style-name="Table50.A1" office:value-type="string">
            <text:p text:style-name="Table_20_Contents">html:focus</text:p>
          </table:table-cell>
          <table:table-cell table:style-name="Table50.A1" office:value-type="string">
            <text:p text:style-name="Table_20_Contents">outline: none;</text:p>
          </table:table-cell>
          <table:table-cell table:style-name="Table50.A1" office:value-type="string">
            <text:p text:style-name="P2"/>
          </table:table-cell>
        </table:table-row>
        <table:table-row>
          <table:table-cell table:style-name="Table50.A1" office:value-type="string">
            <text:p text:style-name="Table_20_Contents">i</text:p>
          </table:table-cell>
          <table:table-cell table:style-name="Table50.A1" office:value-type="string">
            <text:p text:style-name="Table_20_Contents">font-style: italic;</text:p>
          </table:table-cell>
          <table:table-cell table:style-name="Table50.A1" office:value-type="string">
            <text:p text:style-name="P2"/>
          </table:table-cell>
        </table:table-row>
      </table:table>
      <table:table table:name="Table51" table:style-name="Table51">
        <table:table-column table:style-name="Table51.A"/>
        <table:table-column table:style-name="Table51.B"/>
        <table:table-column table:style-name="Table51.C"/>
        <table:table-row>
          <table:table-cell table:style-name="Table51.A1" office:value-type="string">
            <text:p text:style-name="Table_20_Contents">iframe:focus</text:p>
          </table:table-cell>
          <table:table-cell table:style-name="Table51.A1" office:value-type="string">
            <text:p text:style-name="Table_20_Contents">outline: none;</text:p>
          </table:table-cell>
          <table:table-cell table:style-name="Table51.A1" office:value-type="string">
            <text:p text:style-name="P2"/>
          </table:table-cell>
        </table:table-row>
        <table:table-row>
          <table:table-cell table:style-name="Table51.A1" office:value-type="string">
            <text:p text:style-name="Table_20_Contents">iframe[seamless]</text:p>
          </table:table-cell>
          <table:table-cell table:style-name="Table51.A1" office:value-type="string">
            <text:p text:style-name="Table_20_Contents">display: block;</text:p>
          </table:table-cell>
          <table:table-cell table:style-name="Table51.A1" office:value-type="string">
            <text:p text:style-name="P2"/>
          </table:table-cell>
        </table:table-row>
        <table:table-row>
          <table:table-cell table:style-name="Table51.A1" office:value-type="string">
            <text:p text:style-name="Table_20_Contents">img</text:p>
          </table:table-cell>
          <table:table-cell table:style-name="Table51.A1" office:value-type="string">
            <text:p text:style-name="Table_20_Contents">display: inline-block;</text:p>
          </table:table-cell>
          <table:table-cell table:style-name="Table51.A1" office:value-type="string">
            <text:p text:style-name="P2"/>
          </table:table-cell>
        </table:table-row>
      </table:table>
      <table:table table:name="Table52" table:style-name="Table52">
        <table:table-column table:style-name="Table52.A"/>
        <table:table-column table:style-name="Table52.B"/>
        <table:table-column table:style-name="Table52.C"/>
        <table:table-row>
          <table:table-cell table:style-name="Table52.A1" office:value-type="string">
            <text:p text:style-name="Table_20_Contents">input</text:p>
          </table:table-cell>
          <table:table-cell table:style-name="Table52.A1" office:value-type="string">
            <text:p text:style-name="Table_20_Contents">None.</text:p>
          </table:table-cell>
          <table:table-cell table:style-name="Table52.A1" office:value-type="string">
            <text:p text:style-name="P2"/>
          </table:table-cell>
        </table:table-row>
        <table:table-row>
          <table:table-cell table:style-name="Table52.A1" office:value-type="string">
            <text:p text:style-name="Table_20_Contents">ins</text:p>
          </table:table-cell>
          <table:table-cell table:style-name="Table52.A1" office:value-type="string">
            <text:p text:style-name="Table_20_Contents">text-decoration: underline;</text:p>
          </table:table-cell>
          <table:table-cell table:style-name="Table52.A1" office:value-type="string">
            <text:p text:style-name="P2"/>
          </table:table-cell>
        </table:table-row>
      </table:table>
      <table:table table:name="Table53" table:style-name="Table53">
        <table:table-column table:style-name="Table53.A"/>
        <table:table-column table:style-name="Table53.B"/>
        <table:table-column table:style-name="Table53.C"/>
        <table:table-row>
          <table:table-cell table:style-name="Table53.A1" office:value-type="string">
            <text:p text:style-name="Table_20_Contents">kbd</text:p>
          </table:table-cell>
          <table:table-cell table:style-name="Table53.A1" office:value-type="string">
            <text:p text:style-name="Table_20_Contents">font-family: monospace;</text:p>
          </table:table-cell>
          <table:table-cell table:style-name="Table53.A1" office:value-type="string">
            <text:p text:style-name="P2"/>
          </table:table-cell>
        </table:table-row>
        <table:table-row>
          <table:table-cell table:style-name="Table53.A1" office:value-type="string">
            <text:p text:style-name="Table_20_Contents">label</text:p>
          </table:table-cell>
          <table:table-cell table:style-name="Table53.A1" office:value-type="string">
            <text:p text:style-name="Table_20_Contents">cursor: default;</text:p>
          </table:table-cell>
          <table:table-cell table:style-name="Table53.A1" office:value-type="string">
            <text:p text:style-name="P2"/>
          </table:table-cell>
        </table:table-row>
        <table:table-row>
          <table:table-cell table:style-name="Table53.A1" office:value-type="string">
            <text:p text:style-name="Table_20_Contents">legend</text:p>
          </table:table-cell>
          <table:table-cell table:style-name="Table53.A1" office:value-type="string">
            <text:p text:style-name="Table_20_Contents">display: block;<text:line-break/>padding-left: 2px;<text:line-break/>padding-right: 2px;<text:line-break/>border: none;</text:p>
          </table:table-cell>
          <table:table-cell table:style-name="Table53.A1" office:value-type="string">
            <text:p text:style-name="P2"/>
          </table:table-cell>
        </table:table-row>
      </table:table>
      <table:table table:name="Table54" table:style-name="Table54">
        <table:table-column table:style-name="Table54.A"/>
        <table:table-column table:style-name="Table54.B"/>
        <table:table-column table:style-name="Table54.C"/>
        <table:table-row>
          <table:table-cell table:style-name="Table54.A1" office:value-type="string">
            <text:p text:style-name="Table_20_Contents">li</text:p>
          </table:table-cell>
          <table:table-cell table:style-name="Table54.A1" office:value-type="string">
            <text:p text:style-name="Table_20_Contents">display: list-item;</text:p>
          </table:table-cell>
          <table:table-cell table:style-name="Table54.A1" office:value-type="string">
            <text:p text:style-name="P2"/>
          </table:table-cell>
        </table:table-row>
        <table:table-row>
          <table:table-cell table:style-name="Table54.A1" office:value-type="string">
            <text:p text:style-name="Table_20_Contents">link</text:p>
          </table:table-cell>
          <table:table-cell table:style-name="Table54.A1" office:value-type="string">
            <text:p text:style-name="Table_20_Contents">display: none;</text:p>
          </table:table-cell>
          <table:table-cell table:style-name="Table54.A1" office:value-type="string">
            <text:p text:style-name="P2"/>
          </table:table-cell>
        </table:table-row>
        <table:table-row>
          <table:table-cell table:style-name="Table54.A1" office:value-type="string">
            <text:p text:style-name="Table_20_Contents">main</text:p>
          </table:table-cell>
          <table:table-cell table:style-name="Table54.A1" office:value-type="string">
            <text:p text:style-name="Table_20_Contents">None.</text:p>
          </table:table-cell>
          <table:table-cell table:style-name="Table54.A1" office:value-type="string">
            <text:p text:style-name="P2"/>
          </table:table-cell>
        </table:table-row>
        <table:table-row>
          <table:table-cell table:style-name="Table54.A1" office:value-type="string">
            <text:p text:style-name="Table_20_Contents">map</text:p>
          </table:table-cell>
          <table:table-cell table:style-name="Table54.A1" office:value-type="string">
            <text:p text:style-name="Table_20_Contents">display: inline;</text:p>
          </table:table-cell>
          <table:table-cell table:style-name="Table54.A1" office:value-type="string">
            <text:p text:style-name="P2"/>
          </table:table-cell>
        </table:table-row>
        <table:table-row>
          <table:table-cell table:style-name="Table54.A1" office:value-type="string">
            <text:p text:style-name="Table_20_Contents">mark</text:p>
          </table:table-cell>
          <table:table-cell table:style-name="Table54.A1" office:value-type="string">
            <text:p text:style-name="Table_20_Contents">background-color: yellow;<text:line-break/>color: black;</text:p>
          </table:table-cell>
          <table:table-cell table:style-name="Table54.A1" office:value-type="string">
            <text:p text:style-name="P2"/>
          </table:table-cell>
        </table:table-row>
      </table:table>
      <table:table table:name="Table55" table:style-name="Table55">
        <table:table-column table:style-name="Table55.A"/>
        <table:table-column table:style-name="Table55.B"/>
        <table:table-column table:style-name="Table55.C"/>
        <table:table-row>
          <table:table-cell table:style-name="Table55.A1" office:value-type="string">
            <text:p text:style-name="Table_20_Contents">menu</text:p>
          </table:table-cell>
          <table:table-cell table:style-name="Table55.A1" office:value-type="string">
            <text:p text:style-name="Table_20_Contents">display: block;<text:line-break/>list-style-type: disc;<text:line-break/>margin-top: 1em;<text:line-break/>margin-bottom: 1em;<text:line-break/>margin-left: 0;<text:line-break/>margin-right: 0;<text:line-break/><text:soft-page-break/>padding-left: 40px;</text:p>
          </table:table-cell>
          <table:table-cell table:style-name="Table55.A1" office:value-type="string">
            <text:p text:style-name="P2"/>
          </table:table-cell>
        </table:table-row>
        <table:table-row>
          <table:table-cell table:style-name="Table55.A1" office:value-type="string">
            <text:p text:style-name="Table_20_Contents">menuitem</text:p>
          </table:table-cell>
          <table:table-cell table:style-name="Table55.A1" office:value-type="string">
            <text:p text:style-name="Table_20_Contents">None.</text:p>
          </table:table-cell>
          <table:table-cell table:style-name="Table55.A1" office:value-type="string">
            <text:p text:style-name="P2"/>
          </table:table-cell>
        </table:table-row>
        <table:table-row>
          <table:table-cell table:style-name="Table55.A1" office:value-type="string">
            <text:p text:style-name="Table_20_Contents">meta</text:p>
          </table:table-cell>
          <table:table-cell table:style-name="Table55.A1" office:value-type="string">
            <text:p text:style-name="Table_20_Contents">None.</text:p>
          </table:table-cell>
          <table:table-cell table:style-name="Table55.A1" office:value-type="string">
            <text:p text:style-name="P2"/>
          </table:table-cell>
        </table:table-row>
        <table:table-row>
          <table:table-cell table:style-name="Table55.A1" office:value-type="string">
            <text:p text:style-name="Table_20_Contents">meter</text:p>
          </table:table-cell>
          <table:table-cell table:style-name="Table55.A1" office:value-type="string">
            <text:p text:style-name="Table_20_Contents">None.</text:p>
          </table:table-cell>
          <table:table-cell table:style-name="Table55.A1" office:value-type="string">
            <text:p text:style-name="P2"/>
          </table:table-cell>
        </table:table-row>
        <table:table-row>
          <table:table-cell table:style-name="Table55.A1" office:value-type="string">
            <text:p text:style-name="Table_20_Contents">nav</text:p>
          </table:table-cell>
          <table:table-cell table:style-name="Table55.A1" office:value-type="string">
            <text:p text:style-name="Table_20_Contents">display: block;</text:p>
          </table:table-cell>
          <table:table-cell table:style-name="Table55.A1" office:value-type="string">
            <text:p text:style-name="P2"/>
          </table:table-cell>
        </table:table-row>
        <table:table-row>
          <table:table-cell table:style-name="Table55.A1" office:value-type="string">
            <text:p text:style-name="Table_20_Contents">noscript</text:p>
          </table:table-cell>
          <table:table-cell table:style-name="Table55.A1" office:value-type="string">
            <text:p text:style-name="Table_20_Contents">None.</text:p>
          </table:table-cell>
          <table:table-cell table:style-name="Table55.A1" office:value-type="string">
            <text:p text:style-name="P2"/>
          </table:table-cell>
        </table:table-row>
        <table:table-row>
          <table:table-cell table:style-name="Table55.A1" office:value-type="string">
            <text:p text:style-name="Table_20_Contents">object:focus</text:p>
          </table:table-cell>
          <table:table-cell table:style-name="Table55.A1" office:value-type="string">
            <text:p text:style-name="Table_20_Contents">outline: none;</text:p>
          </table:table-cell>
          <table:table-cell table:style-name="Table55.A1" office:value-type="string">
            <text:p text:style-name="P2"/>
          </table:table-cell>
        </table:table-row>
        <table:table-row>
          <table:table-cell table:style-name="Table55.A1" office:value-type="string">
            <text:p text:style-name="Table_20_Contents">ol</text:p>
          </table:table-cell>
          <table:table-cell table:style-name="Table55.A1" office:value-type="string">
            <text:p text:style-name="Table_20_Contents">display: block;<text:line-break/>list-style-type: decimal;<text:line-break/>margin-top: 1em;<text:line-break/>margin-bottom: 1em;<text:line-break/>margin-left: 0;<text:line-break/>margin-right: 0;<text:line-break/>padding-left: 40px;</text:p>
          </table:table-cell>
          <table:table-cell table:style-name="Table55.A1" office:value-type="string">
            <text:p text:style-name="P2"/>
          </table:table-cell>
        </table:table-row>
      </table:table>
      <table:table table:name="Table56" table:style-name="Table56">
        <table:table-column table:style-name="Table56.A"/>
        <table:table-column table:style-name="Table56.B"/>
        <table:table-column table:style-name="Table56.C"/>
        <table:table-row>
          <table:table-cell table:style-name="Table56.A1" office:value-type="string">
            <text:p text:style-name="Table_20_Contents">optgroup</text:p>
          </table:table-cell>
          <table:table-cell table:style-name="Table56.A1" office:value-type="string">
            <text:p text:style-name="Table_20_Contents">None.</text:p>
          </table:table-cell>
          <table:table-cell table:style-name="Table56.A1" office:value-type="string">
            <text:p text:style-name="P2"/>
          </table:table-cell>
        </table:table-row>
        <table:table-row>
          <table:table-cell table:style-name="Table56.A1" office:value-type="string">
            <text:p text:style-name="Table_20_Contents">option</text:p>
          </table:table-cell>
          <table:table-cell table:style-name="Table56.A1" office:value-type="string">
            <text:p text:style-name="Table_20_Contents">None.</text:p>
          </table:table-cell>
          <table:table-cell table:style-name="Table56.A1" office:value-type="string">
            <text:p text:style-name="P2"/>
          </table:table-cell>
        </table:table-row>
        <table:table-row>
          <table:table-cell table:style-name="Table56.A1" office:value-type="string">
            <text:p text:style-name="Table_20_Contents">output</text:p>
          </table:table-cell>
          <table:table-cell table:style-name="Table56.A1" office:value-type="string">
            <text:p text:style-name="Table_20_Contents">display: inline;</text:p>
          </table:table-cell>
          <table:table-cell table:style-name="Table56.A1" office:value-type="string">
            <text:p text:style-name="P2"/>
          </table:table-cell>
        </table:table-row>
        <table:table-row>
          <table:table-cell table:style-name="Table56.A1" office:value-type="string">
            <text:p text:style-name="Table_20_Contents">p</text:p>
          </table:table-cell>
          <table:table-cell table:style-name="Table56.A1" office:value-type="string">
            <text:p text:style-name="Table_20_Contents">display: block;<text:line-break/>margin-top: 1em;<text:line-break/>margin-bottom: 1em;<text:line-break/>margin-left: 0;<text:line-break/>margin-right: 0;</text:p>
          </table:table-cell>
          <table:table-cell table:style-name="Table56.A1" office:value-type="string">
            <text:p text:style-name="P2"/>
          </table:table-cell>
        </table:table-row>
      </table:table>
      <table:table table:name="Table57" table:style-name="Table57">
        <table:table-column table:style-name="Table57.A"/>
        <table:table-column table:style-name="Table57.B"/>
        <table:table-column table:style-name="Table57.C"/>
        <table:table-row>
          <table:table-cell table:style-name="Table57.A1" office:value-type="string">
            <text:p text:style-name="Table_20_Contents">param</text:p>
          </table:table-cell>
          <table:table-cell table:style-name="Table57.A1" office:value-type="string">
            <text:p text:style-name="Table_20_Contents">display: none;</text:p>
          </table:table-cell>
          <table:table-cell table:style-name="Table57.A1" office:value-type="string">
            <text:p text:style-name="P2"/>
          </table:table-cell>
        </table:table-row>
        <table:table-row>
          <table:table-cell table:style-name="Table57.A1" office:value-type="string">
            <text:p text:style-name="Table_20_Contents">picture</text:p>
          </table:table-cell>
          <table:table-cell table:style-name="Table57.A1" office:value-type="string">
            <text:p text:style-name="Table_20_Contents">None.</text:p>
          </table:table-cell>
          <table:table-cell table:style-name="Table57.A1" office:value-type="string">
            <text:p text:style-name="P2"/>
          </table:table-cell>
        </table:table-row>
        <table:table-row>
          <table:table-cell table:style-name="Table57.A1" office:value-type="string">
            <text:p text:style-name="Table_20_Contents">pre</text:p>
          </table:table-cell>
          <table:table-cell table:style-name="Table57.A1" office:value-type="string">
            <text:p text:style-name="Table_20_Contents">display: block;<text:line-break/>font-family: monospace;<text:line-break/>white-space: pre;<text:line-break/>margin: 1em 0;</text:p>
          </table:table-cell>
          <table:table-cell table:style-name="Table57.A1" office:value-type="string">
            <text:p text:style-name="P2"/>
          </table:table-cell>
        </table:table-row>
      </table:table>
      <table:table table:name="Table58" table:style-name="Table58">
        <table:table-column table:style-name="Table58.A"/>
        <table:table-column table:style-name="Table58.B"/>
        <table:table-column table:style-name="Table58.C"/>
        <table:table-row>
          <table:table-cell table:style-name="Table58.A1" office:value-type="string">
            <text:p text:style-name="Table_20_Contents">progress</text:p>
          </table:table-cell>
          <table:table-cell table:style-name="Table58.A1" office:value-type="string">
            <text:p text:style-name="Table_20_Contents">None.</text:p>
          </table:table-cell>
          <table:table-cell table:style-name="Table58.A1" office:value-type="string">
            <text:p text:style-name="P2"/>
          </table:table-cell>
        </table:table-row>
        <table:table-row>
          <table:table-cell table:style-name="Table58.A1" office:value-type="string">
            <text:p text:style-name="Table_20_Contents">q</text:p>
          </table:table-cell>
          <table:table-cell table:style-name="Table58.A1" office:value-type="string">
            <text:p text:style-name="Table_20_Contents">display: inline;</text:p>
          </table:table-cell>
          <table:table-cell table:style-name="Table58.A1" office:value-type="string">
            <text:p text:style-name="P2"/>
          </table:table-cell>
        </table:table-row>
      </table:table>
      <table:table table:name="Table59" table:style-name="Table59">
        <table:table-column table:style-name="Table59.A"/>
        <table:table-column table:style-name="Table59.B"/>
        <table:table-column table:style-name="Table59.C"/>
        <table:table-row>
          <table:table-cell table:style-name="Table59.A1" office:value-type="string">
            <text:p text:style-name="Table_20_Contents">q::before</text:p>
          </table:table-cell>
          <table:table-cell table:style-name="Table59.A1" office:value-type="string">
            <text:p text:style-name="Table_20_Contents">content: open-quote;</text:p>
          </table:table-cell>
          <table:table-cell table:style-name="Table59.A1" office:value-type="string">
            <text:p text:style-name="P2"/>
          </table:table-cell>
        </table:table-row>
        <table:table-row>
          <table:table-cell table:style-name="Table59.A1" office:value-type="string">
            <text:p text:style-name="Table_20_Contents">q::after</text:p>
          </table:table-cell>
          <table:table-cell table:style-name="Table59.A1" office:value-type="string">
            <text:p text:style-name="Table_20_Contents">content: close-quote;</text:p>
          </table:table-cell>
          <table:table-cell table:style-name="Table59.A1" office:value-type="string">
            <text:p text:style-name="P2"/>
          </table:table-cell>
        </table:table-row>
      </table:table>
      <table:table table:name="Table60" table:style-name="Table60">
        <table:table-column table:style-name="Table60.A"/>
        <table:table-column table:style-name="Table60.B"/>
        <table:table-column table:style-name="Table60.C"/>
        <table:table-row>
          <table:table-cell table:style-name="Table60.A1" office:value-type="string">
            <text:p text:style-name="Table_20_Contents">rp</text:p>
          </table:table-cell>
          <table:table-cell table:style-name="Table60.A1" office:value-type="string">
            <text:p text:style-name="Table_20_Contents">None.</text:p>
          </table:table-cell>
          <table:table-cell table:style-name="Table60.A1" office:value-type="string">
            <text:p text:style-name="P2"/>
          </table:table-cell>
        </table:table-row>
        <table:table-row>
          <table:table-cell table:style-name="Table60.A1" office:value-type="string">
            <text:p text:style-name="Table_20_Contents">rt</text:p>
          </table:table-cell>
          <table:table-cell table:style-name="Table60.A1" office:value-type="string">
            <text:p text:style-name="Table_20_Contents">line-height: normal;</text:p>
          </table:table-cell>
          <table:table-cell table:style-name="Table60.A1" office:value-type="string">
            <text:p text:style-name="P2"/>
          </table:table-cell>
        </table:table-row>
        <table:table-row>
          <table:table-cell table:style-name="Table60.A1" office:value-type="string">
            <text:p text:style-name="Table_20_Contents">ruby</text:p>
          </table:table-cell>
          <table:table-cell table:style-name="Table60.A1" office:value-type="string">
            <text:p text:style-name="Table_20_Contents">None.</text:p>
          </table:table-cell>
          <table:table-cell table:style-name="Table60.A1" office:value-type="string">
            <text:p text:style-name="P2"/>
          </table:table-cell>
        </table:table-row>
        <table:table-row>
          <table:table-cell table:style-name="Table60.A1" office:value-type="string">
            <text:p text:style-name="Table_20_Contents">s</text:p>
          </table:table-cell>
          <table:table-cell table:style-name="Table60.A1" office:value-type="string">
            <text:p text:style-name="Table_20_Contents">text-decoration: line-through;</text:p>
          </table:table-cell>
          <table:table-cell table:style-name="Table60.A1" office:value-type="string">
            <text:p text:style-name="P2"/>
          </table:table-cell>
        </table:table-row>
      </table:table>
      <table:table table:name="Table61" table:style-name="Table61">
        <table:table-column table:style-name="Table61.A"/>
        <table:table-column table:style-name="Table61.B"/>
        <table:table-column table:style-name="Table61.C"/>
        <table:table-row>
          <table:table-cell table:style-name="Table61.A1" office:value-type="string">
            <text:p text:style-name="Table_20_Contents">samp</text:p>
          </table:table-cell>
          <table:table-cell table:style-name="Table61.A1" office:value-type="string">
            <text:p text:style-name="Table_20_Contents">font-family: monospace;</text:p>
          </table:table-cell>
          <table:table-cell table:style-name="Table61.A1" office:value-type="string">
            <text:p text:style-name="P2"/>
          </table:table-cell>
        </table:table-row>
      </table:table>
      <table:table table:name="Table62" table:style-name="Table62">
        <table:table-column table:style-name="Table62.A"/>
        <table:table-column table:style-name="Table62.B"/>
        <table:table-column table:style-name="Table62.C"/>
        <table:table-row>
          <table:table-cell table:style-name="Table62.A1" office:value-type="string">
            <text:p text:style-name="Table_20_Contents">script</text:p>
          </table:table-cell>
          <table:table-cell table:style-name="Table62.A1" office:value-type="string">
            <text:p text:style-name="Table_20_Contents">display: none;</text:p>
          </table:table-cell>
          <table:table-cell table:style-name="Table62.A1" office:value-type="string">
            <text:p text:style-name="P2"/>
          </table:table-cell>
        </table:table-row>
        <table:table-row>
          <table:table-cell table:style-name="Table62.A1" office:value-type="string">
            <text:p text:style-name="Table_20_Contents">section</text:p>
          </table:table-cell>
          <table:table-cell table:style-name="Table62.A1" office:value-type="string">
            <text:p text:style-name="Table_20_Contents">display: block;</text:p>
          </table:table-cell>
          <table:table-cell table:style-name="Table62.A1" office:value-type="string">
            <text:p text:style-name="P2"/>
          </table:table-cell>
        </table:table-row>
      </table:table>
      <table:table table:name="Table63" table:style-name="Table63">
        <table:table-column table:style-name="Table63.A"/>
        <table:table-column table:style-name="Table63.B"/>
        <table:table-column table:style-name="Table63.C"/>
        <table:table-row>
          <table:table-cell table:style-name="Table63.A1" office:value-type="string">
            <text:p text:style-name="Table_20_Contents">select</text:p>
          </table:table-cell>
          <table:table-cell table:style-name="Table63.A1" office:value-type="string">
            <text:p text:style-name="Table_20_Contents">None.</text:p>
          </table:table-cell>
          <table:table-cell table:style-name="Table63.A1" office:value-type="string">
            <text:p text:style-name="P2"/>
          </table:table-cell>
        </table:table-row>
        <table:table-row>
          <table:table-cell table:style-name="Table63.A1" office:value-type="string">
            <text:p text:style-name="Table_20_Contents">small</text:p>
          </table:table-cell>
          <table:table-cell table:style-name="Table63.A1" office:value-type="string">
            <text:p text:style-name="Table_20_Contents">font-size: smaller;</text:p>
          </table:table-cell>
          <table:table-cell table:style-name="Table63.A1" office:value-type="string">
            <text:p text:style-name="P2"/>
          </table:table-cell>
        </table:table-row>
      </table:table>
      <table:table table:name="Table64" table:style-name="Table64">
        <table:table-column table:style-name="Table64.A"/>
        <table:table-column table:style-name="Table64.B"/>
        <table:table-column table:style-name="Table64.C"/>
        <table:table-row>
          <table:table-cell table:style-name="Table64.A1" office:value-type="string">
            <text:p text:style-name="Table_20_Contents">source</text:p>
          </table:table-cell>
          <table:table-cell table:style-name="Table64.A1" office:value-type="string">
            <text:p text:style-name="Table_20_Contents">None.</text:p>
          </table:table-cell>
          <table:table-cell table:style-name="Table64.A1" office:value-type="string">
            <text:p text:style-name="P2"/>
          </table:table-cell>
        </table:table-row>
        <table:table-row>
          <table:table-cell table:style-name="Table64.A1" office:value-type="string">
            <text:p text:style-name="Table_20_Contents">span</text:p>
          </table:table-cell>
          <table:table-cell table:style-name="Table64.A1" office:value-type="string">
            <text:p text:style-name="Table_20_Contents">None.</text:p>
          </table:table-cell>
          <table:table-cell table:style-name="Table64.A1" office:value-type="string">
            <text:p text:style-name="P2"/>
          </table:table-cell>
        </table:table-row>
        <table:table-row>
          <table:table-cell table:style-name="Table64.A1" office:value-type="string">
            <text:p text:style-name="Table_20_Contents">strike</text:p>
          </table:table-cell>
          <table:table-cell table:style-name="Table64.A1" office:value-type="string">
            <text:p text:style-name="Table_20_Contents">text-decoration: line-through;</text:p>
          </table:table-cell>
          <table:table-cell table:style-name="Table64.A1" office:value-type="string">
            <text:p text:style-name="P2"/>
          </table:table-cell>
        </table:table-row>
      </table:table>
      <table:table table:name="Table65" table:style-name="Table65">
        <table:table-column table:style-name="Table65.A"/>
        <table:table-column table:style-name="Table65.B"/>
        <table:table-column table:style-name="Table65.C"/>
        <table:table-row>
          <table:table-cell table:style-name="Table65.A1" office:value-type="string">
            <text:p text:style-name="Table_20_Contents">strong</text:p>
          </table:table-cell>
          <table:table-cell table:style-name="Table65.A1" office:value-type="string">
            <text:p text:style-name="Table_20_Contents">font-weight: bold;</text:p>
          </table:table-cell>
          <table:table-cell table:style-name="Table65.A1" office:value-type="string">
            <text:p text:style-name="P2"/>
          </table:table-cell>
        </table:table-row>
      </table:table>
      <table:table table:name="Table66" table:style-name="Table66">
        <table:table-column table:style-name="Table66.A"/>
        <table:table-column table:style-name="Table66.B"/>
        <table:table-column table:style-name="Table66.C"/>
        <table:table-row>
          <table:table-cell table:style-name="Table66.A1" office:value-type="string">
            <text:p text:style-name="Table_20_Contents">style</text:p>
          </table:table-cell>
          <table:table-cell table:style-name="Table66.A1" office:value-type="string">
            <text:p text:style-name="Table_20_Contents">display: none;</text:p>
          </table:table-cell>
          <table:table-cell table:style-name="Table66.A1" office:value-type="string">
            <text:p text:style-name="P2"/>
          </table:table-cell>
        </table:table-row>
        <text:soft-page-break/>
        <table:table-row>
          <table:table-cell table:style-name="Table66.A1" office:value-type="string">
            <text:p text:style-name="Table_20_Contents">sub</text:p>
          </table:table-cell>
          <table:table-cell table:style-name="Table66.A1" office:value-type="string">
            <text:p text:style-name="Table_20_Contents">vertical-align: sub;<text:line-break/>font-size: smaller;</text:p>
          </table:table-cell>
          <table:table-cell table:style-name="Table66.A1" office:value-type="string">
            <text:p text:style-name="P2"/>
          </table:table-cell>
        </table:table-row>
      </table:table>
      <table:table table:name="Table67" table:style-name="Table67">
        <table:table-column table:style-name="Table67.A"/>
        <table:table-column table:style-name="Table67.B"/>
        <table:table-column table:style-name="Table67.C"/>
        <table:table-row>
          <table:table-cell table:style-name="Table67.A1" office:value-type="string">
            <text:p text:style-name="Table_20_Contents">summary</text:p>
          </table:table-cell>
          <table:table-cell table:style-name="Table67.A1" office:value-type="string">
            <text:p text:style-name="Table_20_Contents">display: block;</text:p>
          </table:table-cell>
          <table:table-cell table:style-name="Table67.A1" office:value-type="string">
            <text:p text:style-name="P2"/>
          </table:table-cell>
        </table:table-row>
        <table:table-row>
          <table:table-cell table:style-name="Table67.A1" office:value-type="string">
            <text:p text:style-name="Table_20_Contents">sup</text:p>
          </table:table-cell>
          <table:table-cell table:style-name="Table67.A1" office:value-type="string">
            <text:p text:style-name="Table_20_Contents">vertical-align: super;<text:line-break/>font-size: smaller;</text:p>
          </table:table-cell>
          <table:table-cell table:style-name="Table67.A1" office:value-type="string">
            <text:p text:style-name="P2"/>
          </table:table-cell>
        </table:table-row>
      </table:table>
      <table:table table:name="Table68" table:style-name="Table68">
        <table:table-column table:style-name="Table68.A"/>
        <table:table-column table:style-name="Table68.B"/>
        <table:table-column table:style-name="Table68.C"/>
        <table:table-row>
          <table:table-cell table:style-name="Table68.A1" office:value-type="string">
            <text:p text:style-name="Table_20_Contents">table</text:p>
          </table:table-cell>
          <table:table-cell table:style-name="Table68.A1" office:value-type="string">
            <text:p text:style-name="Table_20_Contents">display: table;<text:line-break/>border-collapse: separate;<text:line-break/>border-spacing: 2px;<text:line-break/>border-color: gray;</text:p>
          </table:table-cell>
          <table:table-cell table:style-name="Table68.A1" office:value-type="string">
            <text:p text:style-name="P2"/>
          </table:table-cell>
        </table:table-row>
      </table:table>
      <table:table table:name="Table69" table:style-name="Table69">
        <table:table-column table:style-name="Table69.A"/>
        <table:table-column table:style-name="Table69.B"/>
        <table:table-column table:style-name="Table69.C"/>
        <table:table-row>
          <table:table-cell table:style-name="Table69.A1" office:value-type="string">
            <text:p text:style-name="Table_20_Contents">tbody</text:p>
          </table:table-cell>
          <table:table-cell table:style-name="Table69.A1" office:value-type="string">
            <text:p text:style-name="Table_20_Contents">display: table-row-group;<text:line-break/>vertical-align: middle;<text:line-break/>border-color: inherit;</text:p>
          </table:table-cell>
          <table:table-cell table:style-name="Table69.A1" office:value-type="string">
            <text:p text:style-name="P2"/>
          </table:table-cell>
        </table:table-row>
        <table:table-row>
          <table:table-cell table:style-name="Table69.A1" office:value-type="string">
            <text:p text:style-name="Table_20_Contents">td</text:p>
          </table:table-cell>
          <table:table-cell table:style-name="Table69.A1" office:value-type="string">
            <text:p text:style-name="Table_20_Contents">display: table-cell;<text:line-break/>vertical-align: inherit;</text:p>
          </table:table-cell>
          <table:table-cell table:style-name="Table69.A1" office:value-type="string">
            <text:p text:style-name="P2"/>
          </table:table-cell>
        </table:table-row>
        <table:table-row>
          <table:table-cell table:style-name="Table69.A1" office:value-type="string">
            <text:p text:style-name="Table_20_Contents">template</text:p>
          </table:table-cell>
          <table:table-cell table:style-name="Table69.A1" office:value-type="string">
            <text:p text:style-name="Table_20_Contents">None.</text:p>
          </table:table-cell>
          <table:table-cell table:style-name="Table69.A1" office:value-type="string">
            <text:p text:style-name="P2"/>
          </table:table-cell>
        </table:table-row>
        <table:table-row>
          <table:table-cell table:style-name="Table69.A1" office:value-type="string">
            <text:p text:style-name="Table_20_Contents">textarea</text:p>
          </table:table-cell>
          <table:table-cell table:style-name="Table69.A1" office:value-type="string">
            <text:p text:style-name="Table_20_Contents">None.</text:p>
          </table:table-cell>
          <table:table-cell table:style-name="Table69.A1" office:value-type="string">
            <text:p text:style-name="P2"/>
          </table:table-cell>
        </table:table-row>
        <table:table-row>
          <table:table-cell table:style-name="Table69.A1" office:value-type="string">
            <text:p text:style-name="Table_20_Contents">tfoot</text:p>
          </table:table-cell>
          <table:table-cell table:style-name="Table69.A1" office:value-type="string">
            <text:p text:style-name="Table_20_Contents">display: table-footer-group;<text:line-break/>vertical-align: middle;<text:line-break/>border-color: inherit;</text:p>
          </table:table-cell>
          <table:table-cell table:style-name="Table69.A1" office:value-type="string">
            <text:p text:style-name="P2"/>
          </table:table-cell>
        </table:table-row>
        <table:table-row>
          <table:table-cell table:style-name="Table69.A1" office:value-type="string">
            <text:p text:style-name="Table_20_Contents">th</text:p>
          </table:table-cell>
          <table:table-cell table:style-name="Table69.A1" office:value-type="string">
            <text:p text:style-name="Table_20_Contents">display: table-cell;<text:line-break/>vertical-align: inherit;<text:line-break/>font-weight: bold;<text:line-break/>text-align: center;</text:p>
          </table:table-cell>
          <table:table-cell table:style-name="Table69.A1" office:value-type="string">
            <text:p text:style-name="P2"/>
          </table:table-cell>
        </table:table-row>
        <table:table-row>
          <table:table-cell table:style-name="Table69.A1" office:value-type="string">
            <text:p text:style-name="Table_20_Contents">thead</text:p>
          </table:table-cell>
          <table:table-cell table:style-name="Table69.A1" office:value-type="string">
            <text:p text:style-name="Table_20_Contents">display: table-header-group;<text:line-break/>vertical-align: middle;<text:line-break/>border-color: inherit;</text:p>
          </table:table-cell>
          <table:table-cell table:style-name="Table69.A1" office:value-type="string">
            <text:p text:style-name="P2"/>
          </table:table-cell>
        </table:table-row>
        <table:table-row>
          <table:table-cell table:style-name="Table69.A1" office:value-type="string">
            <text:p text:style-name="Table_20_Contents">time</text:p>
          </table:table-cell>
          <table:table-cell table:style-name="Table69.A1" office:value-type="string">
            <text:p text:style-name="Table_20_Contents">None.</text:p>
          </table:table-cell>
          <table:table-cell table:style-name="Table69.A1" office:value-type="string">
            <text:p text:style-name="P2"/>
          </table:table-cell>
        </table:table-row>
        <table:table-row>
          <table:table-cell table:style-name="Table69.A1" office:value-type="string">
            <text:p text:style-name="Table_20_Contents">title</text:p>
          </table:table-cell>
          <table:table-cell table:style-name="Table69.A1" office:value-type="string">
            <text:p text:style-name="Table_20_Contents">display: none;</text:p>
          </table:table-cell>
          <table:table-cell table:style-name="Table69.A1" office:value-type="string">
            <text:p text:style-name="P2"/>
          </table:table-cell>
        </table:table-row>
        <table:table-row>
          <table:table-cell table:style-name="Table69.A1" office:value-type="string">
            <text:p text:style-name="Table_20_Contents">tr</text:p>
          </table:table-cell>
          <table:table-cell table:style-name="Table69.A1" office:value-type="string">
            <text:p text:style-name="Table_20_Contents">display: table-row;<text:line-break/>vertical-align: inherit;<text:line-break/>border-color: inherit;</text:p>
          </table:table-cell>
          <table:table-cell table:style-name="Table69.A1" office:value-type="string">
            <text:p text:style-name="P2"/>
          </table:table-cell>
        </table:table-row>
        <table:table-row>
          <table:table-cell table:style-name="Table69.A1" office:value-type="string">
            <text:p text:style-name="Table_20_Contents">track</text:p>
          </table:table-cell>
          <table:table-cell table:style-name="Table69.A1" office:value-type="string">
            <text:p text:style-name="Table_20_Contents">None.</text:p>
          </table:table-cell>
          <table:table-cell table:style-name="Table69.A1" office:value-type="string">
            <text:p text:style-name="P2"/>
          </table:table-cell>
        </table:table-row>
        <table:table-row>
          <table:table-cell table:style-name="Table69.A1" office:value-type="string">
            <text:p text:style-name="Table_20_Contents">u</text:p>
          </table:table-cell>
          <table:table-cell table:style-name="Table69.A1" office:value-type="string">
            <text:p text:style-name="Table_20_Contents">text-decoration: underline;</text:p>
          </table:table-cell>
          <table:table-cell table:style-name="Table69.A1" office:value-type="string">
            <text:p text:style-name="P2"/>
          </table:table-cell>
        </table:table-row>
      </table:table>
      <table:table table:name="Table70" table:style-name="Table70">
        <table:table-column table:style-name="Table70.A"/>
        <table:table-column table:style-name="Table70.B"/>
        <table:table-column table:style-name="Table70.C"/>
        <table:table-row>
          <table:table-cell table:style-name="Table70.A1" office:value-type="string">
            <text:p text:style-name="Table_20_Contents">ul</text:p>
          </table:table-cell>
          <table:table-cell table:style-name="Table70.A1" office:value-type="string">
            <text:p text:style-name="Table_20_Contents">display: block;<text:line-break/>list-style-type: disc;<text:line-break/>margin-top: 1em;<text:line-break/>margin-bottom: 1 em;<text:line-break/>margin-left: 0;<text:line-break/>margin-right: 0;<text:line-break/>padding-left: 40px;</text:p>
          </table:table-cell>
          <table:table-cell table:style-name="Table70.A1" office:value-type="string">
            <text:p text:style-name="P2"/>
          </table:table-cell>
        </table:table-row>
        <table:table-row>
          <table:table-cell table:style-name="Table70.A1" office:value-type="string">
            <text:p text:style-name="Table_20_Contents">var</text:p>
          </table:table-cell>
          <table:table-cell table:style-name="Table70.A1" office:value-type="string">
            <text:p text:style-name="Table_20_Contents">font-style: italic;</text:p>
          </table:table-cell>
          <table:table-cell table:style-name="Table70.A1" office:value-type="string">
            <text:p text:style-name="P2"/>
          </table:table-cell>
        </table:table-row>
      </table:table>
      <table:table table:name="Table71" table:style-name="Table71">
        <table:table-column table:style-name="Table71.A"/>
        <table:table-column table:style-name="Table71.B"/>
        <table:table-column table:style-name="Table71.C"/>
        <table:table-row>
          <table:table-cell table:style-name="Table71.A1" office:value-type="string">
            <text:p text:style-name="Table_20_Contents">video</text:p>
          </table:table-cell>
          <table:table-cell table:style-name="Table71.A1" office:value-type="string">
            <text:p text:style-name="Table_20_Contents">None.</text:p>
          </table:table-cell>
          <table:table-cell table:style-name="Table71.A1" office:value-type="string">
            <text:p text:style-name="P2"/>
          </table:table-cell>
        </table:table-row>
        <table:table-row>
          <table:table-cell table:style-name="Table71.A1" office:value-type="string">
            <text:p text:style-name="Table_20_Contents">wbr</text:p>
          </table:table-cell>
          <table:table-cell table:style-name="Table71.A1" office:value-type="string">
            <text:p text:style-name="Table_20_Contents">None.</text:p>
          </table:table-cell>
          <table:table-cell table:style-name="Table71.A1" office:value-type="string"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5T15:08:29.292081646</meta:creation-date>
    <dc:date>2018-06-15T15:26:43.880194595</dc:date>
    <meta:editing-duration>PT7M14S</meta:editing-duration>
    <meta:editing-cycles>1</meta:editing-cycles>
    <meta:document-statistic meta:table-count="71" meta:image-count="0" meta:object-count="1" meta:page-count="22" meta:paragraph-count="1142" meta:word-count="4438" meta:character-count="30533" meta:non-whitespace-character-count="27168"/>
    <meta:generator>LibreOffice/5.1.6.2$Linux_X86_64 LibreOffice_project/10m0$Build-2</meta:generator>
  </office:meta>
</office:document-meta>
</file>